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  <style:style style:name="ce6" style:family="table-cell" style:parent-style-name="Default" style:data-style-name="N122">
      <style:text-properties fo:font-weight="bold" style:font-weight-asian="bold" style:font-weight-complex="bold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-0.6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8"/>
          <table:table-cell table:style-name="ce1" office:value-type="string" calcext:value-type="string">
            <text:p>Thrust azimuth angle is constant = </text:p>
          </table:table-cell>
          <table:table-cell table:number-columns-repeated="2"/>
          <table:table-cell table:style-name="ce6" office:value-type="float" office:value="-0.1" calcext:value-type="float">
            <text:p>-0.1</text:p>
          </table:table-cell>
        </table:table-row>
        <table:table-row table:style-name="ro1">
          <table:table-cell table:style-name="ce1" office:value-type="string" calcext:value-type="string">
            <text:p>Gravity</text:p>
          </table:table-cell>
          <table:table-cell/>
          <table:table-cell table:style-name="ce1" office:value-type="string" calcext:value-type="string">
            <text:p>Latitude = 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Longitude = </text:p>
          </table:table-cell>
          <table:table-cell table:style-name="ce1" office:value-type="float" office:value="74.5" calcext:value-type="float">
            <text:p>74.5</text:p>
          </table:table-cell>
          <table:table-cell table:style-name="ce1" office:value-type="string" calcext:value-type="string">
            <text:p>FPA = 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Azimuth = 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Starting Velocity = </text:p>
          </table:table-cell>
          <table:table-cell/>
          <table:table-cell table:style-name="ce1" office:value-type="float" office:value="0.00001" calcext:value-type="float">
            <text:p>0.00001</text:p>
          </table:table-cell>
          <table:table-cell/>
          <table:table-cell table:style-name="ce1" office:value-type="string" calcext:value-type="string">
            <text:p>Thrust elevation angle is constant = </text:p>
          </table:table-cell>
          <table:table-cell table:number-columns-repeated="2"/>
          <table:table-cell table:style-name="ce6" office:value-type="float" office:value="-0.1" calcext:value-type="float">
            <text:p>-0.1</text:p>
          </table:table-cell>
        </table:table-row>
        <table:table-row table:style-name="ro1">
          <table:table-cell table:style-name="ce1" office:value-type="strin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/>
          <table:table-cell table:style-name="ce1" office:value-type="string" calcext:value-type="string">
            <text:p>Ascent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120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-0.6 km MOLA" calcext:value-type="string">
            <text:p>-0.6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8"/>
          <table:table-cell table:style-name="ce1" table:formula="of:=['After 0.2 sec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After 0.2 sec'.R4]" office:value-type="float" office:value="-0.1" calcext:value-type="float">
            <text:p>-0.1</text:p>
          </table:table-cell>
          <table:table-cell table:number-columns-repeated="2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0.2 sec'.C5]" office:value-type="string" office:string-value="Latitude = " calcext:value-type="string">
            <text:p>Latitude = </text:p>
          </table:table-cell>
          <table:table-cell table:style-name="ce1" table:formula="of:=['After 0.2 sec'.D5]" office:value-type="float" office:value="21" calcext:value-type="float">
            <text:p>21</text:p>
          </table:table-cell>
          <table:table-cell table:style-name="ce1" table:formula="of:=['After 0.2 sec'.E5]" office:value-type="string" office:string-value="Longitude = " calcext:value-type="string">
            <text:p>Longitude = </text:p>
          </table:table-cell>
          <table:table-cell table:style-name="ce1" table:formula="of:=['After 0.2 sec'.F5]" office:value-type="float" office:value="74.5" calcext:value-type="float">
            <text:p>74.5</text:p>
          </table:table-cell>
          <table:table-cell table:style-name="ce1" table:formula="of:=['After 0.2 sec'.G5]" office:value-type="string" office:string-value="FPA = " calcext:value-type="string">
            <text:p>FPA = </text:p>
          </table:table-cell>
          <table:table-cell table:style-name="ce1" table:formula="of:=['After 0.2 sec'.H5]" office:value-type="float" office:value="89" calcext:value-type="float">
            <text:p>89</text:p>
          </table:table-cell>
          <table:table-cell table:style-name="ce1" table:formula="of:=['After 0.2 sec'.I5]" office:value-type="string" office:string-value="Azimuth = " calcext:value-type="string">
            <text:p>Azimuth = </text:p>
          </table:table-cell>
          <table:table-cell table:style-name="ce1" table:formula="of:=['After 0.2 sec'.J5]" office:value-type="float" office:value="90" calcext:value-type="float">
            <text:p>90</text:p>
          </table:table-cell>
          <table:table-cell table:style-name="ce1" table:formula="of:=['After 0.2 sec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0.2 sec'.M5]" office:value-type="float" office:value="0.00001" calcext:value-type="float">
            <text:p>0.00001</text:p>
          </table:table-cell>
          <table:table-cell/>
          <table:table-cell table:style-name="ce1" table:formula="of:=['After 0.2 sec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After 0.2 sec'.R5]" office:value-type="float" office:value="-0.1" calcext:value-type="float">
            <text:p>-0.1</text:p>
          </table:table-cell>
          <table:table-cell table:number-columns-repeated="2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sec</text:p>
          </table:table-cell>
          <table:table-cell/>
          <table:table-cell table:style-name="ce1" table:formula="of:=['After 0.2 sec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901.519202876368" calcext:value-type="float">
            <text:p>901.5192028764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901.519202876368" calcext:value-type="float">
            <text:p>901.519202876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901.51921725907" calcext:value-type="float">
            <text:p>901.5192172591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901.51921725907" calcext:value-type="float">
            <text:p>-9.02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11.50781305555" calcext:value-type="float">
            <text:p>3111.5078130556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11.50781305555" calcext:value-type="float">
            <text:p>3111.507813055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11.50779919363" calcext:value-type="float">
            <text:p>3111.5077991936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11.50779919363" calcext:value-type="float">
            <text:p>-3.11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447.81639043897" calcext:value-type="float">
            <text:p>1447.816390439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447.81639043897" calcext:value-type="float">
            <text:p>1447.81639043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447.81638555523" calcext:value-type="float">
            <text:p>1447.8163855552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447.81638555523" calcext:value-type="float">
            <text:p>-1.45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86775444779161" calcext:value-type="float">
            <text:p>1.8677544478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86775444779161" calcext:value-type="float">
            <text:p>1.867754447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86775491024817" calcext:value-type="float">
            <text:p>1.8677549102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86775491024817" calcext:value-type="float">
            <text:p>-1.87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0064981910204" calcext:value-type="float">
            <text:p>1.006498191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0064981910204" calcext:value-type="float">
            <text:p>1.00649819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00649786947524" calcext:value-type="float">
            <text:p>1.0064978695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00649786947524" calcext:value-type="float">
            <text:p>-1.0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5.84030667223027" calcext:value-type="float">
            <text:p>5.8403066722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5.84030667223027" calcext:value-type="float">
            <text:p>5.840306672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5.84030678261079" calcext:value-type="float">
            <text:p>5.8403067826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5.84030678261079" calcext:value-type="float">
            <text:p>-5.84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9.6355716816914" calcext:value-type="float">
            <text:p>29.6355716817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9.6355716816914" calcext:value-type="float">
            <text:p>29.635571681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9.6355716816916" calcext:value-type="float">
            <text:p>29.635571681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9.6355716816916" calcext:value-type="float">
            <text:p>-2.96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2" calcext:value-type="float">
            <text:p>0.02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1.519202876368" calcext:value-type="float">
            <text:p>901.5192028764</text:p>
          </table:table-cell>
          <table:table-cell/>
          <table:table-cell table:style-name="ce3" office:value-type="float" office:value="901.51921725907" calcext:value-type="float">
            <text:p>901.5192172591</text:p>
          </table:table-cell>
          <table:table-cell/>
          <table:table-cell table:style-name="ce3" office:value-type="float" office:value="0.99999998404615" calcext:value-type="float">
            <text:p>0.999999984</text:p>
          </table:table-cell>
          <table:table-cell table:style-name="ce3" office:value-type="float" office:value="-0.0000143827023748599" calcext:value-type="float">
            <text:p>-1.43827023748599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96.740379006469" calcext:value-type="float">
            <text:p>896.7403790065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96.740379006469" calcext:value-type="float">
            <text:p>-8.9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11.50781305555" calcext:value-type="float">
            <text:p>3111.5078130556</text:p>
          </table:table-cell>
          <table:table-cell/>
          <table:table-cell table:style-name="ce3" office:value-type="float" office:value="3111.50779919363" calcext:value-type="float">
            <text:p>3111.5077991936</text:p>
          </table:table-cell>
          <table:table-cell/>
          <table:table-cell table:style-name="ce3" office:value-type="float" office:value="1.00000000445505" calcext:value-type="float">
            <text:p>1.0000000045</text:p>
          </table:table-cell>
          <table:table-cell table:style-name="ce3" office:value-type="float" office:value="0.0000138619225253933" calcext:value-type="float">
            <text:p>1.38619225253933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09.69734012414" calcext:value-type="float">
            <text:p>3109.6973401241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09.69734012414" calcext:value-type="float">
            <text:p>-3.11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447.81639043897" calcext:value-type="float">
            <text:p>1447.816390439</text:p>
          </table:table-cell>
          <table:table-cell/>
          <table:table-cell table:style-name="ce3" office:value-type="float" office:value="1447.81638555523" calcext:value-type="float">
            <text:p>1447.8163855552</text:p>
          </table:table-cell>
          <table:table-cell/>
          <table:table-cell table:style-name="ce3" office:value-type="float" office:value="1.00000000337318" calcext:value-type="float">
            <text:p>1.0000000034</text:p>
          </table:table-cell>
          <table:table-cell table:style-name="ce3" office:value-type="float" office:value="0.00000488373962070909" calcext:value-type="float">
            <text:p>4.88373962070909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449.99197310094" calcext:value-type="float">
            <text:p>1449.9919731009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449.99197310094" calcext:value-type="float">
            <text:p>-1.45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6775444779161" calcext:value-type="float">
            <text:p>1.8677544478</text:p>
          </table:table-cell>
          <table:table-cell/>
          <table:table-cell table:style-name="ce3" office:value-type="float" office:value="1.86775491024817" calcext:value-type="float">
            <text:p>1.8677549102</text:p>
          </table:table-cell>
          <table:table-cell/>
          <table:table-cell table:style-name="ce3" office:value-type="float" office:value="0.999999752399761" calcext:value-type="float">
            <text:p>0.9999997524</text:p>
          </table:table-cell>
          <table:table-cell table:style-name="ce3" office:value-type="float" office:value="-0.000000462456562821956" calcext:value-type="float">
            <text:p>-4.62456562821956E-00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74270174261969" calcext:value-type="float">
            <text:p>1.7427017426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74270174261969" calcext:value-type="float">
            <text:p>-1.74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0064981910204" calcext:value-type="float">
            <text:p>1.006498191</text:p>
          </table:table-cell>
          <table:table-cell/>
          <table:table-cell table:style-name="ce3" office:value-type="float" office:value="1.00649786947524" calcext:value-type="float">
            <text:p>1.0064978695</text:p>
          </table:table-cell>
          <table:table-cell/>
          <table:table-cell table:style-name="ce3" office:value-type="float" office:value="1.00000031946929" calcext:value-type="float">
            <text:p>1.0000003195</text:p>
          </table:table-cell>
          <table:table-cell table:style-name="ce3" office:value-type="float" office:value="0.000000321545161607872" calcext:value-type="float">
            <text:p>3.21545161607872E-0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.958500152133435" calcext:value-type="float">
            <text:p>0.9585001521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0.958500152133435" calcext:value-type="float">
            <text:p>-9.59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5.84030667223027" calcext:value-type="float">
            <text:p>5.8403066722</text:p>
          </table:table-cell>
          <table:table-cell/>
          <table:table-cell table:style-name="ce3" office:value-type="float" office:value="5.84030678261079" calcext:value-type="float">
            <text:p>5.8403067826</text:p>
          </table:table-cell>
          <table:table-cell/>
          <table:table-cell table:style-name="ce3" office:value-type="float" office:value="0.99999998110022" calcext:value-type="float">
            <text:p>0.9999999811</text:p>
          </table:table-cell>
          <table:table-cell table:style-name="ce3" office:value-type="float" office:value="-0.000000110380513618225" calcext:value-type="float">
            <text:p>-1.10380513618225E-00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5.8943351122805" calcext:value-type="float">
            <text:p>5.8943351123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5.8943351122805" calcext:value-type="float">
            <text:p>-5.89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4" calcext:value-type="float">
            <text:p>29.6355716817</text:p>
          </table:table-cell>
          <table:table-cell/>
          <table:table-cell table:style-name="ce3" office:value-type="float" office:value="29.6355716816916" calcext:value-type="float">
            <text:p>29.6355716817</text:p>
          </table:table-cell>
          <table:table-cell/>
          <table:table-cell table:style-name="ce3" office:value-type="float" office:value="0.999999999999994" calcext:value-type="float">
            <text:p>1</text:p>
          </table:table-cell>
          <table:table-cell table:style-name="ce3" office:value-type="float" office:value="-0.000000000000166977542903624" calcext:value-type="float">
            <text:p>-1.66977542903624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9.6355716816913" calcext:value-type="float">
            <text:p>29.6355716817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9.6355716816913" calcext:value-type="float">
            <text:p>-2.96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1.519202876368" calcext:value-type="float">
            <text:p>901.5192028764</text:p>
          </table:table-cell>
          <table:table-cell/>
          <table:table-cell table:style-name="ce3" office:value-type="float" office:value="896.740379006469" calcext:value-type="float">
            <text:p>896.7403790065</text:p>
          </table:table-cell>
          <table:table-cell/>
          <table:table-cell table:style-name="ce3" office:value-type="float" office:value="1.0053291052592" calcext:value-type="float">
            <text:p>1.0053291053</text:p>
          </table:table-cell>
          <table:table-cell table:style-name="ce3" office:value-type="float" office:value="4.77882386989882" calcext:value-type="float">
            <text:p>4.778823869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96.740379006469" calcext:value-type="float">
            <text:p>896.7403790065</text:p>
          </table:table-cell>
          <table:table-cell/>
          <table:table-cell table:style-name="ce4" table:formula="of:=[.F21]" office:value-type="float" office:value="901.51921725907" calcext:value-type="float">
            <text:p>901.5192172591</text:p>
          </table:table-cell>
          <table:table-cell/>
          <table:table-cell table:formula="of:=[.M33]/[.O33]" office:value-type="float" office:value="0.994699127693439" calcext:value-type="float">
            <text:p>0.9946991277</text:p>
          </table:table-cell>
          <table:table-cell table:formula="of:=[.M33]-[.O33]" office:value-type="float" office:value="-4.77883825260108" calcext:value-type="float">
            <text:p>-4.78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11.50781305555" calcext:value-type="float">
            <text:p>3111.5078130556</text:p>
          </table:table-cell>
          <table:table-cell/>
          <table:table-cell table:style-name="ce3" office:value-type="float" office:value="3109.69734012414" calcext:value-type="float">
            <text:p>3109.6973401241</text:p>
          </table:table-cell>
          <table:table-cell/>
          <table:table-cell table:style-name="ce3" office:value-type="float" office:value="1.00058220229604" calcext:value-type="float">
            <text:p>1.0005822023</text:p>
          </table:table-cell>
          <table:table-cell table:style-name="ce3" office:value-type="float" office:value="1.81047293140909" calcext:value-type="float">
            <text:p>1.8104729314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09.69734012414" calcext:value-type="float">
            <text:p>3109.6973401241</text:p>
          </table:table-cell>
          <table:table-cell/>
          <table:table-cell table:style-name="ce4" table:formula="of:=[.F22]" office:value-type="float" office:value="3111.50779919363" calcext:value-type="float">
            <text:p>3111.5077991936</text:p>
          </table:table-cell>
          <table:table-cell/>
          <table:table-cell table:formula="of:=[.M34]/[.O34]" office:value-type="float" office:value="0.999418140918702" calcext:value-type="float">
            <text:p>0.9994181409</text:p>
          </table:table-cell>
          <table:table-cell table:formula="of:=[.M34]-[.O34]" office:value-type="float" office:value="-1.81045906949021" calcext:value-type="float">
            <text:p>-1.8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447.81639043897" calcext:value-type="float">
            <text:p>1447.816390439</text:p>
          </table:table-cell>
          <table:table-cell/>
          <table:table-cell table:style-name="ce3" office:value-type="float" office:value="1449.99197310094" calcext:value-type="float">
            <text:p>1449.9919731009</text:p>
          </table:table-cell>
          <table:table-cell/>
          <table:table-cell table:style-name="ce3" office:value-type="float" office:value="0.998499589858205" calcext:value-type="float">
            <text:p>0.9984995899</text:p>
          </table:table-cell>
          <table:table-cell table:style-name="ce3" office:value-type="float" office:value="-2.17558266196193" calcext:value-type="float">
            <text:p>-2.17558266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449.99197310094" calcext:value-type="float">
            <text:p>1449.9919731009</text:p>
          </table:table-cell>
          <table:table-cell/>
          <table:table-cell table:style-name="ce4" table:formula="of:=[.F23]" office:value-type="float" office:value="1447.81638555523" calcext:value-type="float">
            <text:p>1447.8163855552</text:p>
          </table:table-cell>
          <table:table-cell/>
          <table:table-cell table:formula="of:=[.M35]/[.O35]" office:value-type="float" office:value="1.00150266813348" calcext:value-type="float">
            <text:p>1.0015026681</text:p>
          </table:table-cell>
          <table:table-cell table:formula="of:=[.M35]-[.O35]" office:value-type="float" office:value="2.17558754570996" calcext:value-type="float">
            <text:p>2.18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6775444779161" calcext:value-type="float">
            <text:p>1.8677544478</text:p>
          </table:table-cell>
          <table:table-cell/>
          <table:table-cell table:style-name="ce3" office:value-type="float" office:value="1.74270174261969" calcext:value-type="float">
            <text:p>1.7427017426</text:p>
          </table:table-cell>
          <table:table-cell/>
          <table:table-cell table:style-name="ce3" office:value-type="float" office:value="1.07175795037878" calcext:value-type="float">
            <text:p>1.0717579504</text:p>
          </table:table-cell>
          <table:table-cell table:style-name="ce3" office:value-type="float" office:value="0.125052705171922" calcext:value-type="float">
            <text:p>0.125052705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74270174261969" calcext:value-type="float">
            <text:p>1.7427017426</text:p>
          </table:table-cell>
          <table:table-cell/>
          <table:table-cell table:style-name="ce4" table:formula="of:=[.F24]" office:value-type="float" office:value="1.86775491024817" calcext:value-type="float">
            <text:p>1.8677549102</text:p>
          </table:table-cell>
          <table:table-cell/>
          <table:table-cell table:formula="of:=[.M36]/[.O36]" office:value-type="float" office:value="0.933046264827186" calcext:value-type="float">
            <text:p>0.9330462648</text:p>
          </table:table-cell>
          <table:table-cell table:formula="of:=[.M36]-[.O36]" office:value-type="float" office:value="-0.12505316762848" calcext:value-type="float">
            <text:p>-1.25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0064981910204" calcext:value-type="float">
            <text:p>1.006498191</text:p>
          </table:table-cell>
          <table:table-cell/>
          <table:table-cell table:style-name="ce3" office:value-type="float" office:value="0.958500152133435" calcext:value-type="float">
            <text:p>0.9585001521</text:p>
          </table:table-cell>
          <table:table-cell/>
          <table:table-cell table:style-name="ce3" office:value-type="float" office:value="1.05007619329025" calcext:value-type="float">
            <text:p>1.0500761933</text:p>
          </table:table-cell>
          <table:table-cell table:style-name="ce3" office:value-type="float" office:value="0.0479980388869637" calcext:value-type="float">
            <text:p>0.047998038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958500152133435" calcext:value-type="float">
            <text:p>0.9585001521</text:p>
          </table:table-cell>
          <table:table-cell/>
          <table:table-cell table:style-name="ce4" table:formula="of:=[.F25]" office:value-type="float" office:value="1.00649786947524" calcext:value-type="float">
            <text:p>1.0064978695</text:p>
          </table:table-cell>
          <table:table-cell/>
          <table:table-cell table:formula="of:=[.M37]/[.O37]" office:value-type="float" office:value="0.952312152069602" calcext:value-type="float">
            <text:p>0.9523121521</text:p>
          </table:table-cell>
          <table:table-cell table:formula="of:=[.M37]-[.O37]" office:value-type="float" office:value="-0.0479977173418049" calcext:value-type="float">
            <text:p>-4.80E-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5.84030667223027" calcext:value-type="float">
            <text:p>5.8403066722</text:p>
          </table:table-cell>
          <table:table-cell/>
          <table:table-cell table:style-name="ce3" office:value-type="float" office:value="5.8943351122805" calcext:value-type="float">
            <text:p>5.8943351123</text:p>
          </table:table-cell>
          <table:table-cell/>
          <table:table-cell table:style-name="ce3" office:value-type="float" office:value="0.990833836383401" calcext:value-type="float">
            <text:p>0.9908338364</text:p>
          </table:table-cell>
          <table:table-cell table:style-name="ce3" office:value-type="float" office:value="-0.0540284400502271" calcext:value-type="float">
            <text:p>-0.054028440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5.8943351122805" calcext:value-type="float">
            <text:p>5.8943351123</text:p>
          </table:table-cell>
          <table:table-cell/>
          <table:table-cell table:style-name="ce4" table:formula="of:=[.F26]" office:value-type="float" office:value="5.84030678261079" calcext:value-type="float">
            <text:p>5.8403067826</text:p>
          </table:table-cell>
          <table:table-cell/>
          <table:table-cell table:formula="of:=[.M38]/[.O38]" office:value-type="float" office:value="1.00925094034967" calcext:value-type="float">
            <text:p>1.0092509403</text:p>
          </table:table-cell>
          <table:table-cell table:formula="of:=[.M38]-[.O38]" office:value-type="float" office:value="0.0540283296697099" calcext:value-type="float">
            <text:p>5.40E-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4" calcext:value-type="float">
            <text:p>29.6355716817</text:p>
          </table:table-cell>
          <table:table-cell/>
          <table:table-cell table:style-name="ce3" office:value-type="float" office:value="29.6355716816913" calcext:value-type="float">
            <text:p>29.635571681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110134124042816" calcext:value-type="float">
            <text:p>1.10134124042816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9.6355716816913" calcext:value-type="float">
            <text:p>29.6355716817</text:p>
          </table:table-cell>
          <table:table-cell/>
          <table:table-cell table:style-name="ce4" table:formula="of:=[.F27]" office:value-type="float" office:value="29.6355716816916" calcext:value-type="float">
            <text:p>29.6355716817</text:p>
          </table:table-cell>
          <table:table-cell/>
          <table:table-cell table:formula="of:=[.M39]/[.O39]" office:value-type="float" office:value="0.99999999999999" calcext:value-type="float">
            <text:p>1</text:p>
          </table:table-cell>
          <table:table-cell table:formula="of:=[.M39]-[.O39]" office:value-type="float" office:value="-0.000000000000301980662698043" calcext:value-type="float">
            <text:p>-3.02E-013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0" calcext:value-type="float">
            <text:p>60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1.519202876368" calcext:value-type="float">
            <text:p>901.5192028764</text:p>
          </table:table-cell>
          <table:table-cell/>
          <table:table-cell table:style-name="ce3" office:value-type="float" office:value="898.066172852223" calcext:value-type="float">
            <text:p>898.0661728522</text:p>
          </table:table-cell>
          <table:table-cell/>
          <table:table-cell table:style-name="ce3" office:value-type="float" office:value="1.00384496168381" calcext:value-type="float">
            <text:p>1.0038449617</text:p>
          </table:table-cell>
          <table:table-cell table:style-name="ce3" office:value-type="float" office:value="3.45303002414471" calcext:value-type="float">
            <text:p>3.453030024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898.066172852223" calcext:value-type="float">
            <text:p>898.0661728522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898.066172852223" calcext:value-type="float">
            <text:p>-8.98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11.50781305555" calcext:value-type="float">
            <text:p>3111.5078130556</text:p>
          </table:table-cell>
          <table:table-cell/>
          <table:table-cell table:style-name="ce3" office:value-type="float" office:value="3109.79260939833" calcext:value-type="float">
            <text:p>3109.7926093983</text:p>
          </table:table-cell>
          <table:table-cell/>
          <table:table-cell table:style-name="ce3" office:value-type="float" office:value="1.00055154921008" calcext:value-type="float">
            <text:p>1.0005515492</text:p>
          </table:table-cell>
          <table:table-cell table:style-name="ce3" office:value-type="float" office:value="1.71520365722245" calcext:value-type="float">
            <text:p>1.715203657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109.79260939833" calcext:value-type="float">
            <text:p>3109.7926093983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09.79260939833" calcext:value-type="float">
            <text:p>-3.11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447.81639043897" calcext:value-type="float">
            <text:p>1447.816390439</text:p>
          </table:table-cell>
          <table:table-cell/>
          <table:table-cell table:style-name="ce3" office:value-type="float" office:value="1449.51553626806" calcext:value-type="float">
            <text:p>1449.5155362681</text:p>
          </table:table-cell>
          <table:table-cell/>
          <table:table-cell table:style-name="ce3" office:value-type="float" office:value="0.998827783637655" calcext:value-type="float">
            <text:p>0.9988277836</text:p>
          </table:table-cell>
          <table:table-cell table:style-name="ce3" office:value-type="float" office:value="-1.699145829087" calcext:value-type="float">
            <text:p>-1.699145829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449.51553626806" calcext:value-type="float">
            <text:p>1449.5155362681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449.51553626806" calcext:value-type="float">
            <text:p>-1.45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6775444779161" calcext:value-type="float">
            <text:p>1.8677544478</text:p>
          </table:table-cell>
          <table:table-cell/>
          <table:table-cell table:style-name="ce3" office:value-type="float" office:value="1.77714472964258" calcext:value-type="float">
            <text:p>1.7771447296</text:p>
          </table:table-cell>
          <table:table-cell/>
          <table:table-cell table:style-name="ce3" office:value-type="float" office:value="1.05098612208543" calcext:value-type="float">
            <text:p>1.0509861221</text:p>
          </table:table-cell>
          <table:table-cell table:style-name="ce3" office:value-type="float" office:value="0.0906097181490308" calcext:value-type="float">
            <text:p>0.090609718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1.77714472964258" calcext:value-type="float">
            <text:p>1.7771447296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1.77714472964258" calcext:value-type="float">
            <text:p>-1.78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0064981910204" calcext:value-type="float">
            <text:p>1.006498191</text:p>
          </table:table-cell>
          <table:table-cell/>
          <table:table-cell table:style-name="ce3" office:value-type="float" office:value="0.961194854546556" calcext:value-type="float">
            <text:p>0.9611948545</text:p>
          </table:table-cell>
          <table:table-cell/>
          <table:table-cell table:style-name="ce3" office:value-type="float" office:value="1.04713231272468" calcext:value-type="float">
            <text:p>1.0471323127</text:p>
          </table:table-cell>
          <table:table-cell table:style-name="ce3" office:value-type="float" office:value="0.0453033364738429" calcext:value-type="float">
            <text:p>0.045303336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.961194854546556" calcext:value-type="float">
            <text:p>0.9611948545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0.961194854546556" calcext:value-type="float">
            <text:p>-9.61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5.84030667223027" calcext:value-type="float">
            <text:p>5.8403066722</text:p>
          </table:table-cell>
          <table:table-cell/>
          <table:table-cell table:style-name="ce3" office:value-type="float" office:value="5.88195807246907" calcext:value-type="float">
            <text:p>5.8819580725</text:p>
          </table:table-cell>
          <table:table-cell/>
          <table:table-cell table:style-name="ce3" office:value-type="float" office:value="0.992918786613977" calcext:value-type="float">
            <text:p>0.9929187866</text:p>
          </table:table-cell>
          <table:table-cell table:style-name="ce3" office:value-type="float" office:value="-0.0416514002387931" calcext:value-type="float">
            <text:p>-0.041651400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5.88195807246907" calcext:value-type="float">
            <text:p>5.8819580725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5.88195807246907" calcext:value-type="float">
            <text:p>-5.88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4" calcext:value-type="float">
            <text:p>29.6355716817</text:p>
          </table:table-cell>
          <table:table-cell/>
          <table:table-cell table:style-name="ce3" office:value-type="float" office:value="29.6355716816916" calcext:value-type="float">
            <text:p>29.6355716817</text:p>
          </table:table-cell>
          <table:table-cell/>
          <table:table-cell table:style-name="ce3" office:value-type="float" office:value="0.999999999999995" calcext:value-type="float">
            <text:p>1</text:p>
          </table:table-cell>
          <table:table-cell table:style-name="ce3" office:value-type="float" office:value="-0.000000000000145661260830821" calcext:value-type="float">
            <text:p>-1.45661260830821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29.6355716816916" calcext:value-type="float">
            <text:p>29.6355716817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9.6355716816916" calcext:value-type="float">
            <text:p>-2.96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98.066172852223" calcext:value-type="float">
            <text:p>898.0661728522</text:p>
          </table:table-cell>
          <table:table-cell/>
          <table:table-cell table:style-name="ce4" table:formula="of:=[.F33]" office:value-type="float" office:value="896.740379006469" calcext:value-type="float">
            <text:p>896.7403790065</text:p>
          </table:table-cell>
          <table:table-cell/>
          <table:table-cell table:formula="of:=[.M57]/[.O57]" office:value-type="float" office:value="1.00147845895734" calcext:value-type="float">
            <text:p>1.001478459</text:p>
          </table:table-cell>
          <table:table-cell table:formula="of:=[.M57]-[.O57]" office:value-type="float" office:value="1.32579384575399" calcext:value-type="float">
            <text:p>1.33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09.79260939833" calcext:value-type="float">
            <text:p>3109.7926093983</text:p>
          </table:table-cell>
          <table:table-cell/>
          <table:table-cell table:style-name="ce4" table:formula="of:=[.F34]" office:value-type="float" office:value="3109.69734012414" calcext:value-type="float">
            <text:p>3109.6973401241</text:p>
          </table:table-cell>
          <table:table-cell/>
          <table:table-cell table:formula="of:=[.M58]/[.O58]" office:value-type="float" office:value="1.0000306361886" calcext:value-type="float">
            <text:p>1.0000306362</text:p>
          </table:table-cell>
          <table:table-cell table:formula="of:=[.M58]-[.O58]" office:value-type="float" office:value="0.0952692741902865" calcext:value-type="float">
            <text:p>9.53E-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449.51553626806" calcext:value-type="float">
            <text:p>1449.5155362681</text:p>
          </table:table-cell>
          <table:table-cell/>
          <table:table-cell table:style-name="ce4" table:formula="of:=[.F35]" office:value-type="float" office:value="1449.99197310094" calcext:value-type="float">
            <text:p>1449.9919731009</text:p>
          </table:table-cell>
          <table:table-cell/>
          <table:table-cell table:formula="of:=[.M59]/[.O59]" office:value-type="float" office:value="0.999671421054931" calcext:value-type="float">
            <text:p>0.9996714211</text:p>
          </table:table-cell>
          <table:table-cell table:formula="of:=[.M59]-[.O59]" office:value-type="float" office:value="-0.476436832879926" calcext:value-type="float">
            <text:p>-4.76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77714472964258" calcext:value-type="float">
            <text:p>1.7771447296</text:p>
          </table:table-cell>
          <table:table-cell/>
          <table:table-cell table:style-name="ce4" table:formula="of:=[.F36]" office:value-type="float" office:value="1.74270174261969" calcext:value-type="float">
            <text:p>1.7427017426</text:p>
          </table:table-cell>
          <table:table-cell/>
          <table:table-cell table:formula="of:=[.M60]/[.O60]" office:value-type="float" office:value="1.01976413185375" calcext:value-type="float">
            <text:p>1.0197641319</text:p>
          </table:table-cell>
          <table:table-cell table:formula="of:=[.M60]-[.O60]" office:value-type="float" office:value="0.0344429870228899" calcext:value-type="float">
            <text:p>3.44E-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961194854546556" calcext:value-type="float">
            <text:p>0.9611948545</text:p>
          </table:table-cell>
          <table:table-cell/>
          <table:table-cell table:style-name="ce4" table:formula="of:=[.F37]" office:value-type="float" office:value="0.958500152133435" calcext:value-type="float">
            <text:p>0.9585001521</text:p>
          </table:table-cell>
          <table:table-cell/>
          <table:table-cell table:formula="of:=[.M61]/[.O61]" office:value-type="float" office:value="1.00281137400669" calcext:value-type="float">
            <text:p>1.002811374</text:p>
          </table:table-cell>
          <table:table-cell table:formula="of:=[.M61]-[.O61]" office:value-type="float" office:value="0.00269470241312098" calcext:value-type="float">
            <text:p>2.69E-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5.88195807246907" calcext:value-type="float">
            <text:p>5.8819580725</text:p>
          </table:table-cell>
          <table:table-cell/>
          <table:table-cell table:style-name="ce4" table:formula="of:=[.F38]" office:value-type="float" office:value="5.8943351122805" calcext:value-type="float">
            <text:p>5.8943351123</text:p>
          </table:table-cell>
          <table:table-cell/>
          <table:table-cell table:formula="of:=[.M62]/[.O62]" office:value-type="float" office:value="0.997900180499469" calcext:value-type="float">
            <text:p>0.9979001805</text:p>
          </table:table-cell>
          <table:table-cell table:formula="of:=[.M62]-[.O62]" office:value-type="float" office:value="-0.0123770398114305" calcext:value-type="float">
            <text:p>-1.24E-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9.6355716816916" calcext:value-type="float">
            <text:p>29.6355716817</text:p>
          </table:table-cell>
          <table:table-cell/>
          <table:table-cell table:style-name="ce4" table:formula="of:=[.F39]" office:value-type="float" office:value="29.6355716816913" calcext:value-type="float">
            <text:p>29.6355716817</text:p>
          </table:table-cell>
          <table:table-cell/>
          <table:table-cell table:formula="of:=[.M63]/[.O63]" office:value-type="float" office:value="1.00000000000001" calcext:value-type="float">
            <text:p>1</text:p>
          </table:table-cell>
          <table:table-cell table:formula="of:=[.M63]-[.O63]" office:value-type="float" office:value="0.000000000000301980662698043" calcext:value-type="float">
            <text:p>3.02E-013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98.066172852223" calcext:value-type="float">
            <text:p>898.0661728522</text:p>
          </table:table-cell>
          <table:table-cell/>
          <table:table-cell table:style-name="ce4" table:formula="of:=[.F21]" office:value-type="float" office:value="901.51921725907" calcext:value-type="float">
            <text:p>901.5192172591</text:p>
          </table:table-cell>
          <table:table-cell/>
          <table:table-cell table:formula="of:=[.M69]/[.O69]" office:value-type="float" office:value="0.99616974952864" calcext:value-type="float">
            <text:p>0.9961697495</text:p>
          </table:table-cell>
          <table:table-cell table:formula="of:=[.M69]-[.O69]" office:value-type="float" office:value="-3.45304440684708" calcext:value-type="float">
            <text:p>-3.45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09.79260939833" calcext:value-type="float">
            <text:p>3109.7926093983</text:p>
          </table:table-cell>
          <table:table-cell/>
          <table:table-cell table:style-name="ce4" table:formula="of:=[.F22]" office:value-type="float" office:value="3111.50779919363" calcext:value-type="float">
            <text:p>3111.5077991936</text:p>
          </table:table-cell>
          <table:table-cell/>
          <table:table-cell table:formula="of:=[.M70]/[.O70]" office:value-type="float" office:value="0.999448759281354" calcext:value-type="float">
            <text:p>0.9994487593</text:p>
          </table:table-cell>
          <table:table-cell table:formula="of:=[.M70]-[.O70]" office:value-type="float" office:value="-1.71518979529992" calcext:value-type="float">
            <text:p>-1.72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449.51553626806" calcext:value-type="float">
            <text:p>1449.5155362681</text:p>
          </table:table-cell>
          <table:table-cell/>
          <table:table-cell table:style-name="ce4" table:formula="of:=[.F23]" office:value-type="float" office:value="1447.81638555523" calcext:value-type="float">
            <text:p>1447.8163855552</text:p>
          </table:table-cell>
          <table:table-cell/>
          <table:table-cell table:formula="of:=[.M71]/[.O71]" office:value-type="float" office:value="1.00117359544331" calcext:value-type="float">
            <text:p>1.0011735954</text:p>
          </table:table-cell>
          <table:table-cell table:formula="of:=[.M71]-[.O71]" office:value-type="float" office:value="1.69915071283003" calcext:value-type="float">
            <text:p>1.7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77714472964258" calcext:value-type="float">
            <text:p>1.7771447296</text:p>
          </table:table-cell>
          <table:table-cell/>
          <table:table-cell table:style-name="ce4" table:formula="of:=[.F24]" office:value-type="float" office:value="1.86775491024817" calcext:value-type="float">
            <text:p>1.8677549102</text:p>
          </table:table-cell>
          <table:table-cell/>
          <table:table-cell table:formula="of:=[.M72]/[.O72]" office:value-type="float" office:value="0.951487114230876" calcext:value-type="float">
            <text:p>0.9514871142</text:p>
          </table:table-cell>
          <table:table-cell table:formula="of:=[.M72]-[.O72]" office:value-type="float" office:value="-0.0906101806055899" calcext:value-type="float">
            <text:p>-9.06E-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961194854546556" calcext:value-type="float">
            <text:p>0.9611948545</text:p>
          </table:table-cell>
          <table:table-cell/>
          <table:table-cell table:style-name="ce4" table:formula="of:=[.F25]" office:value-type="float" office:value="1.00649786947524" calcext:value-type="float">
            <text:p>1.0064978695</text:p>
          </table:table-cell>
          <table:table-cell/>
          <table:table-cell table:formula="of:=[.M73]/[.O73]" office:value-type="float" office:value="0.95498945770019" calcext:value-type="float">
            <text:p>0.9549894577</text:p>
          </table:table-cell>
          <table:table-cell table:formula="of:=[.M73]-[.O73]" office:value-type="float" office:value="-0.0453030149286839" calcext:value-type="float">
            <text:p>-4.53E-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5.88195807246907" calcext:value-type="float">
            <text:p>5.8819580725</text:p>
          </table:table-cell>
          <table:table-cell/>
          <table:table-cell table:style-name="ce4" table:formula="of:=[.F26]" office:value-type="float" office:value="5.84030678261079" calcext:value-type="float">
            <text:p>5.8403067826</text:p>
          </table:table-cell>
          <table:table-cell/>
          <table:table-cell table:formula="of:=[.M74]/[.O74]" office:value-type="float" office:value="1.0071316955442" calcext:value-type="float">
            <text:p>1.0071316955</text:p>
          </table:table-cell>
          <table:table-cell table:formula="of:=[.M74]-[.O74]" office:value-type="float" office:value="0.0416512898582795" calcext:value-type="float">
            <text:p>4.17E-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9.6355716816916" calcext:value-type="float">
            <text:p>29.6355716817</text:p>
          </table:table-cell>
          <table:table-cell/>
          <table:table-cell table:style-name="ce4" table:formula="of:=[.F27]" office:value-type="float" office:value="29.6355716816916" calcext:value-type="float">
            <text:p>29.6355716817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120 sec tol. 1e-10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1" calcext:value-type="float">
            <text:p>1.00E-010</text:p>
          </table:table-cell>
          <table:table-cell table:style-name="ce2" table:formula="of:=[.B2]" office:value-type="float" office:value="0.0000000001" calcext:value-type="float">
            <text:p>1.00E-010</text:p>
          </table:table-cell>
          <table:table-cell table:style-name="ce2" table:formula="of:=[.C2]" office:value-type="float" office:value="0.0000000001" calcext:value-type="float">
            <text:p>1.00E-010</text:p>
          </table:table-cell>
          <table:table-cell table:style-name="ce2" table:formula="of:=[.D2]" office:value-type="float" office:value="0.0000000001" calcext:value-type="float">
            <text:p>1.00E-01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120 sec tol. 1e-8'.D4]" office:value-type="string" office:string-value="-0.6 km MOLA" calcext:value-type="string">
            <text:p>-0.6 km MOLA</text:p>
          </table:table-cell>
          <table:table-cell table:style-name="ce1" table:formula="of:=['After 120 sec tol. 1e-8'.E4]" office:value-type="string" office:string-value="TSI Order = " calcext:value-type="string">
            <text:p>TSI Order = </text:p>
          </table:table-cell>
          <table:table-cell table:style-name="ce1" table:formula="of:=['After 120 sec tol. 1e-8'.F4]" office:value-type="float" office:value="20" calcext:value-type="float">
            <text:p>20</text:p>
          </table:table-cell>
          <table:table-cell table:number-columns-repeated="8"/>
          <table:table-cell table:style-name="ce1" table:formula="of:=['After 120 sec tol. 1e-8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After 120 sec tol. 1e-8'.R4]" office:value-type="float" office:value="-0.1" calcext:value-type="float">
            <text:p>-0.1</text:p>
          </table:table-cell>
          <table:table-cell table:number-columns-repeated="2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120 sec tol. 1e-8'.C5]" office:value-type="string" office:string-value="Latitude = " calcext:value-type="string">
            <text:p>Latitude = </text:p>
          </table:table-cell>
          <table:table-cell table:style-name="ce1" table:formula="of:=['After 120 sec tol. 1e-8'.D5]" office:value-type="float" office:value="21" calcext:value-type="float">
            <text:p>21</text:p>
          </table:table-cell>
          <table:table-cell table:style-name="ce1" table:formula="of:=['After 120 sec tol. 1e-8'.E5]" office:value-type="string" office:string-value="Longitude = " calcext:value-type="string">
            <text:p>Longitude = </text:p>
          </table:table-cell>
          <table:table-cell table:style-name="ce1" table:formula="of:=['After 120 sec tol. 1e-8'.F5]" office:value-type="float" office:value="74.5" calcext:value-type="float">
            <text:p>74.5</text:p>
          </table:table-cell>
          <table:table-cell table:style-name="ce1" table:formula="of:=['After 120 sec tol. 1e-8'.G5]" office:value-type="string" office:string-value="FPA = " calcext:value-type="string">
            <text:p>FPA = </text:p>
          </table:table-cell>
          <table:table-cell table:style-name="ce1" table:formula="of:=['After 120 sec tol. 1e-8'.H5]" office:value-type="float" office:value="89" calcext:value-type="float">
            <text:p>89</text:p>
          </table:table-cell>
          <table:table-cell table:style-name="ce1" table:formula="of:=['After 120 sec tol. 1e-8'.I5]" office:value-type="string" office:string-value="Azimuth = " calcext:value-type="string">
            <text:p>Azimuth = </text:p>
          </table:table-cell>
          <table:table-cell table:style-name="ce1" table:formula="of:=['After 120 sec tol. 1e-8'.J5]" office:value-type="float" office:value="90" calcext:value-type="float">
            <text:p>90</text:p>
          </table:table-cell>
          <table:table-cell table:style-name="ce1" table:formula="of:=['After 120 sec tol. 1e-8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120 sec tol. 1e-8'.M5]" office:value-type="float" office:value="0.00001" calcext:value-type="float">
            <text:p>0.00001</text:p>
          </table:table-cell>
          <table:table-cell/>
          <table:table-cell table:style-name="ce1" table:formula="of:=['After 120 sec tol. 1e-8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After 120 sec tol. 1e-8'.R5]" office:value-type="float" office:value="-0.1" calcext:value-type="float">
            <text:p>-0.1</text:p>
          </table:table-cell>
          <table:table-cell table:number-columns-repeated="2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120 sec tol. 1e-8'.D6]" office:value-type="float" office:value="120" calcext:value-type="float">
            <text:p>12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906.403478408304" calcext:value-type="float">
            <text:p>906.4034784083</text:p>
          </table:table-cell>
          <table:table-cell/>
          <table:table-cell table:style-name="ce4" table:formula="of:=['After 120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906.403478408304" calcext:value-type="float">
            <text:p>906.403478408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906.403478329113" calcext:value-type="float">
            <text:p>906.4034783291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906.403478329113" calcext:value-type="float">
            <text:p>-9.06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08.68169459184" calcext:value-type="float">
            <text:p>3108.6816945918</text:p>
          </table:table-cell>
          <table:table-cell/>
          <table:table-cell table:style-name="ce4" table:formula="of:=['After 120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08.68169459184" calcext:value-type="float">
            <text:p>3108.681694591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08.68169478476" calcext:value-type="float">
            <text:p>3108.6816947848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08.68169478476" calcext:value-type="float">
            <text:p>-3.11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446.80985890554" calcext:value-type="float">
            <text:p>1446.8098589055</text:p>
          </table:table-cell>
          <table:table-cell/>
          <table:table-cell table:style-name="ce4" table:formula="of:=['After 120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446.80985890554" calcext:value-type="float">
            <text:p>1446.809858905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446.80985872469" calcext:value-type="float">
            <text:p>1446.8098587247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446.80985872469" calcext:value-type="float">
            <text:p>-1.45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99261188738177" calcext:value-type="float">
            <text:p>1.9926118874</text:p>
          </table:table-cell>
          <table:table-cell/>
          <table:table-cell table:style-name="ce4" table:formula="of:=['After 120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99261188738177" calcext:value-type="float">
            <text:p>1.992611887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99261188980803" calcext:value-type="float">
            <text:p>1.9926118898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99261188980803" calcext:value-type="float">
            <text:p>-1.99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933560974908311" calcext:value-type="float">
            <text:p>0.9335609749</text:p>
          </table:table-cell>
          <table:table-cell/>
          <table:table-cell table:style-name="ce4" table:formula="of:=['After 120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.933560974908311" calcext:value-type="float">
            <text:p>0.933560974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933560981182401" calcext:value-type="float">
            <text:p>0.9335609812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0.933560981182401" calcext:value-type="float">
            <text:p>-9.34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5.8085352601684" calcext:value-type="float">
            <text:p>5.8085352602</text:p>
          </table:table-cell>
          <table:table-cell/>
          <table:table-cell table:style-name="ce4" table:formula="of:=['After 120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5.8085352601684" calcext:value-type="float">
            <text:p>5.808535260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5.80853526664562" calcext:value-type="float">
            <text:p>5.8085352666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5.80853526664562" calcext:value-type="float">
            <text:p>-5.8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9.6355716816912" calcext:value-type="float">
            <text:p>29.6355716817</text:p>
          </table:table-cell>
          <table:table-cell/>
          <table:table-cell table:style-name="ce4" table:formula="of:=['After 120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9.6355716816912" calcext:value-type="float">
            <text:p>29.635571681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9.6355716816912" calcext:value-type="float">
            <text:p>29.635571681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9.6355716816912" calcext:value-type="float">
            <text:p>-2.96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120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2" calcext:value-type="float">
            <text:p>0.02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6.403478408304" calcext:value-type="float">
            <text:p>906.4034784083</text:p>
          </table:table-cell>
          <table:table-cell/>
          <table:table-cell table:style-name="ce3" office:value-type="float" office:value="906.403478329113" calcext:value-type="float">
            <text:p>906.4034783291</text:p>
          </table:table-cell>
          <table:table-cell/>
          <table:table-cell table:style-name="ce3" office:value-type="float" office:value="1.00000000008737" calcext:value-type="float">
            <text:p>1.0000000001</text:p>
          </table:table-cell>
          <table:table-cell table:style-name="ce3" office:value-type="float" office:value="0.0000000791903858043952" calcext:value-type="float">
            <text:p>7.91903858043952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906.526507996598" calcext:value-type="float">
            <text:p>906.5265079966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906.526507996598" calcext:value-type="float">
            <text:p>-9.0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08.68169459184" calcext:value-type="float">
            <text:p>3108.6816945918</text:p>
          </table:table-cell>
          <table:table-cell/>
          <table:table-cell table:style-name="ce3" office:value-type="float" office:value="3108.68169478476" calcext:value-type="float">
            <text:p>3108.6816947848</text:p>
          </table:table-cell>
          <table:table-cell/>
          <table:table-cell table:style-name="ce3" office:value-type="float" office:value="0.99999999993794" calcext:value-type="float">
            <text:p>0.9999999999</text:p>
          </table:table-cell>
          <table:table-cell table:style-name="ce3" office:value-type="float" office:value="-0.000000192923380382126" calcext:value-type="float">
            <text:p>-1.92923380382126E-0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08.58553401419" calcext:value-type="float">
            <text:p>3108.5855340142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08.58553401419" calcext:value-type="float">
            <text:p>-3.11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446.80985890554" calcext:value-type="float">
            <text:p>1446.8098589055</text:p>
          </table:table-cell>
          <table:table-cell/>
          <table:table-cell table:style-name="ce3" office:value-type="float" office:value="1446.80985872469" calcext:value-type="float">
            <text:p>1446.8098587247</text:p>
          </table:table-cell>
          <table:table-cell/>
          <table:table-cell table:style-name="ce3" office:value-type="float" office:value="1.000000000125" calcext:value-type="float">
            <text:p>1.0000000001</text:p>
          </table:table-cell>
          <table:table-cell table:style-name="ce3" office:value-type="float" office:value="0.000000180848019226687" calcext:value-type="float">
            <text:p>1.80848019226687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446.7896717751" calcext:value-type="float">
            <text:p>1446.7896717751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446.7896717751" calcext:value-type="float">
            <text:p>-1.45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99261188738177" calcext:value-type="float">
            <text:p>1.9926118874</text:p>
          </table:table-cell>
          <table:table-cell/>
          <table:table-cell table:style-name="ce3" office:value-type="float" office:value="1.99261188980803" calcext:value-type="float">
            <text:p>1.9926118898</text:p>
          </table:table-cell>
          <table:table-cell/>
          <table:table-cell table:style-name="ce3" office:value-type="float" office:value="0.999999998782375" calcext:value-type="float">
            <text:p>0.9999999988</text:p>
          </table:table-cell>
          <table:table-cell table:style-name="ce3" office:value-type="float" office:value="-0.00000000242625319835099" calcext:value-type="float">
            <text:p>-2.42625319835099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99573732530553" calcext:value-type="float">
            <text:p>1.9957373253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99573732530553" calcext:value-type="float">
            <text:p>-2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933560974908311" calcext:value-type="float">
            <text:p>0.9335609749</text:p>
          </table:table-cell>
          <table:table-cell/>
          <table:table-cell table:style-name="ce3" office:value-type="float" office:value="0.933560981182401" calcext:value-type="float">
            <text:p>0.9335609812</text:p>
          </table:table-cell>
          <table:table-cell/>
          <table:table-cell table:style-name="ce3" office:value-type="float" office:value="0.999999993279399" calcext:value-type="float">
            <text:p>0.9999999933</text:p>
          </table:table-cell>
          <table:table-cell table:style-name="ce3" office:value-type="float" office:value="-0.00000000627409080244945" calcext:value-type="float">
            <text:p>-6.27409080244945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.931073559712937" calcext:value-type="float">
            <text:p>0.9310735597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0.931073559712937" calcext:value-type="float">
            <text:p>-9.31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5.8085352601684" calcext:value-type="float">
            <text:p>5.8085352602</text:p>
          </table:table-cell>
          <table:table-cell/>
          <table:table-cell table:style-name="ce3" office:value-type="float" office:value="5.80853526664562" calcext:value-type="float">
            <text:p>5.8085352666</text:p>
          </table:table-cell>
          <table:table-cell/>
          <table:table-cell table:style-name="ce3" office:value-type="float" office:value="0.99999999888488" calcext:value-type="float">
            <text:p>0.9999999989</text:p>
          </table:table-cell>
          <table:table-cell table:style-name="ce3" office:value-type="float" office:value="-0.00000000647721520863342" calcext:value-type="float">
            <text:p>-6.47721520863342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5.80782608986883" calcext:value-type="float">
            <text:p>5.8078260899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5.80782608986883" calcext:value-type="float">
            <text:p>-5.8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2" calcext:value-type="float">
            <text:p>29.6355716817</text:p>
          </table:table-cell>
          <table:table-cell/>
          <table:table-cell table:style-name="ce3" office:value-type="float" office:value="29.6355716816912" calcext:value-type="float">
            <text:p>29.635571681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7.105427357601E-015" calcext:value-type="float">
            <text:p>-7.105427357601E-015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9.6355716816913" calcext:value-type="float">
            <text:p>29.6355716817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9.6355716816913" calcext:value-type="float">
            <text:p>-2.96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8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6.403478408304" calcext:value-type="float">
            <text:p>906.4034784083</text:p>
          </table:table-cell>
          <table:table-cell/>
          <table:table-cell table:style-name="ce3" office:value-type="float" office:value="906.526507996598" calcext:value-type="float">
            <text:p>906.5265079966</text:p>
          </table:table-cell>
          <table:table-cell/>
          <table:table-cell table:style-name="ce3" office:value-type="float" office:value="0.999864284621344" calcext:value-type="float">
            <text:p>0.9998642846</text:p>
          </table:table-cell>
          <table:table-cell table:style-name="ce3" office:value-type="float" office:value="-0.123029588294344" calcext:value-type="float">
            <text:p>-0.123029588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906.526507996598" calcext:value-type="float">
            <text:p>906.5265079966</text:p>
          </table:table-cell>
          <table:table-cell/>
          <table:table-cell table:style-name="ce4" table:formula="of:=[.F21]" office:value-type="float" office:value="906.403478329113" calcext:value-type="float">
            <text:p>906.4034783291</text:p>
          </table:table-cell>
          <table:table-cell/>
          <table:table-cell table:formula="of:=[.M33]/[.O33]" office:value-type="float" office:value="1.0001357338872" calcext:value-type="float">
            <text:p>1.0001357339</text:p>
          </table:table-cell>
          <table:table-cell table:formula="of:=[.M33]-[.O33]" office:value-type="float" office:value="0.123029667484957" calcext:value-type="float">
            <text:p>1.23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08.68169459184" calcext:value-type="float">
            <text:p>3108.6816945918</text:p>
          </table:table-cell>
          <table:table-cell/>
          <table:table-cell table:style-name="ce3" office:value-type="float" office:value="3108.58553401419" calcext:value-type="float">
            <text:p>3108.5855340142</text:p>
          </table:table-cell>
          <table:table-cell/>
          <table:table-cell table:style-name="ce3" office:value-type="float" office:value="1.00003093386899" calcext:value-type="float">
            <text:p>1.0000309339</text:p>
          </table:table-cell>
          <table:table-cell table:style-name="ce3" office:value-type="float" office:value="0.0961605776537908" calcext:value-type="float">
            <text:p>0.096160577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08.58553401419" calcext:value-type="float">
            <text:p>3108.5855340142</text:p>
          </table:table-cell>
          <table:table-cell/>
          <table:table-cell table:style-name="ce4" table:formula="of:=[.F22]" office:value-type="float" office:value="3108.68169478476" calcext:value-type="float">
            <text:p>3108.6816947848</text:p>
          </table:table-cell>
          <table:table-cell/>
          <table:table-cell table:formula="of:=[.M34]/[.O34]" office:value-type="float" office:value="0.999969067025829" calcext:value-type="float">
            <text:p>0.999969067</text:p>
          </table:table-cell>
          <table:table-cell table:formula="of:=[.M34]-[.O34]" office:value-type="float" office:value="-0.0961607705698953" calcext:value-type="float">
            <text:p>-9.62E-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446.80985890554" calcext:value-type="float">
            <text:p>1446.8098589055</text:p>
          </table:table-cell>
          <table:table-cell/>
          <table:table-cell table:style-name="ce3" office:value-type="float" office:value="1446.7896717751" calcext:value-type="float">
            <text:p>1446.7896717751</text:p>
          </table:table-cell>
          <table:table-cell/>
          <table:table-cell table:style-name="ce3" office:value-type="float" office:value="1.00001395305125" calcext:value-type="float">
            <text:p>1.0000139531</text:p>
          </table:table-cell>
          <table:table-cell table:style-name="ce3" office:value-type="float" office:value="0.0201871304434462" calcext:value-type="float">
            <text:p>0.020187130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446.7896717751" calcext:value-type="float">
            <text:p>1446.7896717751</text:p>
          </table:table-cell>
          <table:table-cell/>
          <table:table-cell table:style-name="ce4" table:formula="of:=[.F23]" office:value-type="float" office:value="1446.80985872469" calcext:value-type="float">
            <text:p>1446.8098587247</text:p>
          </table:table-cell>
          <table:table-cell/>
          <table:table-cell table:formula="of:=[.M35]/[.O35]" office:value-type="float" office:value="0.999986047268431" calcext:value-type="float">
            <text:p>0.9999860473</text:p>
          </table:table-cell>
          <table:table-cell table:formula="of:=[.M35]-[.O35]" office:value-type="float" office:value="-0.02018694958997" calcext:value-type="float">
            <text:p>-2.02E-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99261188738177" calcext:value-type="float">
            <text:p>1.9926118874</text:p>
          </table:table-cell>
          <table:table-cell/>
          <table:table-cell table:style-name="ce3" office:value-type="float" office:value="1.99573732530553" calcext:value-type="float">
            <text:p>1.9957373253</text:p>
          </table:table-cell>
          <table:table-cell/>
          <table:table-cell table:style-name="ce3" office:value-type="float" office:value="0.99843394324287" calcext:value-type="float">
            <text:p>0.9984339432</text:p>
          </table:table-cell>
          <table:table-cell table:style-name="ce3" office:value-type="float" office:value="-0.00312543792375131" calcext:value-type="float">
            <text:p>-0.003125437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99573732530553" calcext:value-type="float">
            <text:p>1.9957373253</text:p>
          </table:table-cell>
          <table:table-cell/>
          <table:table-cell table:style-name="ce4" table:formula="of:=[.F24]" office:value-type="float" office:value="1.99261188980803" calcext:value-type="float">
            <text:p>1.9926118898</text:p>
          </table:table-cell>
          <table:table-cell/>
          <table:table-cell table:formula="of:=[.M36]/[.O36]" office:value-type="float" office:value="1.00156851191819" calcext:value-type="float">
            <text:p>1.0015685119</text:p>
          </table:table-cell>
          <table:table-cell table:formula="of:=[.M36]-[.O36]" office:value-type="float" office:value="0.00312543549750011" calcext:value-type="float">
            <text:p>3.13E-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933560974908311" calcext:value-type="float">
            <text:p>0.9335609749</text:p>
          </table:table-cell>
          <table:table-cell/>
          <table:table-cell table:style-name="ce3" office:value-type="float" office:value="0.931073559712937" calcext:value-type="float">
            <text:p>0.9310735597</text:p>
          </table:table-cell>
          <table:table-cell/>
          <table:table-cell table:style-name="ce3" office:value-type="float" office:value="1.00267155604348" calcext:value-type="float">
            <text:p>1.002671556</text:p>
          </table:table-cell>
          <table:table-cell table:style-name="ce3" office:value-type="float" office:value="0.00248741519537388" calcext:value-type="float">
            <text:p>0.002487415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931073559712937" calcext:value-type="float">
            <text:p>0.9310735597</text:p>
          </table:table-cell>
          <table:table-cell/>
          <table:table-cell table:style-name="ce4" table:formula="of:=[.F25]" office:value-type="float" office:value="0.933560981182401" calcext:value-type="float">
            <text:p>0.9335609812</text:p>
          </table:table-cell>
          <table:table-cell/>
          <table:table-cell table:formula="of:=[.M37]/[.O37]" office:value-type="float" office:value="0.997335555448865" calcext:value-type="float">
            <text:p>0.9973355554</text:p>
          </table:table-cell>
          <table:table-cell table:formula="of:=[.M37]-[.O37]" office:value-type="float" office:value="-0.00248742146946401" calcext:value-type="float">
            <text:p>-2.49E-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5.8085352601684" calcext:value-type="float">
            <text:p>5.8085352602</text:p>
          </table:table-cell>
          <table:table-cell/>
          <table:table-cell table:style-name="ce3" office:value-type="float" office:value="5.80782608986883" calcext:value-type="float">
            <text:p>5.8078260899</text:p>
          </table:table-cell>
          <table:table-cell/>
          <table:table-cell table:style-name="ce3" office:value-type="float" office:value="1.00012210598055" calcext:value-type="float">
            <text:p>1.000122106</text:p>
          </table:table-cell>
          <table:table-cell table:style-name="ce3" office:value-type="float" office:value="0.000709170299572293" calcext:value-type="float">
            <text:p>0.000709170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5.80782608986883" calcext:value-type="float">
            <text:p>5.8078260899</text:p>
          </table:table-cell>
          <table:table-cell/>
          <table:table-cell table:style-name="ce4" table:formula="of:=[.F26]" office:value-type="float" office:value="5.80853526664562" calcext:value-type="float">
            <text:p>5.8085352666</text:p>
          </table:table-cell>
          <table:table-cell/>
          <table:table-cell table:formula="of:=[.M38]/[.O38]" office:value-type="float" office:value="0.999877907812515" calcext:value-type="float">
            <text:p>0.9998779078</text:p>
          </table:table-cell>
          <table:table-cell table:formula="of:=[.M38]-[.O38]" office:value-type="float" office:value="-0.000709176776790166" calcext:value-type="float">
            <text:p>-7.09E-0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2" calcext:value-type="float">
            <text:p>29.6355716817</text:p>
          </table:table-cell>
          <table:table-cell/>
          <table:table-cell table:style-name="ce3" office:value-type="float" office:value="29.6355716816913" calcext:value-type="float">
            <text:p>29.6355716817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-0.0000000000000675015598972095" calcext:value-type="float">
            <text:p>-6.75015598972095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9.6355716816913" calcext:value-type="float">
            <text:p>29.6355716817</text:p>
          </table:table-cell>
          <table:table-cell/>
          <table:table-cell table:style-name="ce4" table:formula="of:=[.F27]" office:value-type="float" office:value="29.6355716816912" calcext:value-type="float">
            <text:p>29.6355716817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8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52" calcext:value-type="float">
            <text:p>1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6.403478408304" calcext:value-type="float">
            <text:p>906.4034784083</text:p>
          </table:table-cell>
          <table:table-cell/>
          <table:table-cell table:style-name="ce3" office:value-type="float" office:value="906.537804033267" calcext:value-type="float">
            <text:p>906.5378040333</text:p>
          </table:table-cell>
          <table:table-cell/>
          <table:table-cell table:style-name="ce3" office:value-type="float" office:value="0.999851825677467" calcext:value-type="float">
            <text:p>0.9998518257</text:p>
          </table:table-cell>
          <table:table-cell table:style-name="ce3" office:value-type="float" office:value="-0.134325624963367" calcext:value-type="float">
            <text:p>-0.13432562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906.537804033267" calcext:value-type="float">
            <text:p>906.5378040333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906.537804033267" calcext:value-type="float">
            <text:p>-9.0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08.68169459184" calcext:value-type="float">
            <text:p>3108.6816945918</text:p>
          </table:table-cell>
          <table:table-cell/>
          <table:table-cell table:style-name="ce3" office:value-type="float" office:value="3108.58720180838" calcext:value-type="float">
            <text:p>3108.5872018084</text:p>
          </table:table-cell>
          <table:table-cell/>
          <table:table-cell table:style-name="ce3" office:value-type="float" office:value="1.00003039734044" calcext:value-type="float">
            <text:p>1.0000303973</text:p>
          </table:table-cell>
          <table:table-cell table:style-name="ce3" office:value-type="float" office:value="0.0944927834580085" calcext:value-type="float">
            <text:p>0.094492783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108.58720180838" calcext:value-type="float">
            <text:p>3108.5872018084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08.58720180838" calcext:value-type="float">
            <text:p>-3.11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446.80985890554" calcext:value-type="float">
            <text:p>1446.8098589055</text:p>
          </table:table-cell>
          <table:table-cell/>
          <table:table-cell table:style-name="ce3" office:value-type="float" office:value="1446.78489376085" calcext:value-type="float">
            <text:p>1446.7848937609</text:p>
          </table:table-cell>
          <table:table-cell/>
          <table:table-cell table:style-name="ce3" office:value-type="float" office:value="1.00001725560227" calcext:value-type="float">
            <text:p>1.0000172556</text:p>
          </table:table-cell>
          <table:table-cell table:style-name="ce3" office:value-type="float" office:value="0.024965144694761" calcext:value-type="float">
            <text:p>0.024965144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446.78489376085" calcext:value-type="float">
            <text:p>1446.7848937609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446.78489376085" calcext:value-type="float">
            <text:p>-1.45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99261188738177" calcext:value-type="float">
            <text:p>1.9926118874</text:p>
          </table:table-cell>
          <table:table-cell/>
          <table:table-cell table:style-name="ce3" office:value-type="float" office:value="1.99603116259055" calcext:value-type="float">
            <text:p>1.9960311626</text:p>
          </table:table-cell>
          <table:table-cell/>
          <table:table-cell table:style-name="ce3" office:value-type="float" office:value="0.998286963012974" calcext:value-type="float">
            <text:p>0.998286963</text:p>
          </table:table-cell>
          <table:table-cell table:style-name="ce3" office:value-type="float" office:value="-0.0034192752087745" calcext:value-type="float">
            <text:p>-0.003419275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1.99603116259055" calcext:value-type="float">
            <text:p>1.9960311626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1.99603116259055" calcext:value-type="float">
            <text:p>-2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933560974908311" calcext:value-type="float">
            <text:p>0.9335609749</text:p>
          </table:table-cell>
          <table:table-cell/>
          <table:table-cell table:style-name="ce3" office:value-type="float" office:value="0.931118860830726" calcext:value-type="float">
            <text:p>0.9311188608</text:p>
          </table:table-cell>
          <table:table-cell/>
          <table:table-cell table:style-name="ce3" office:value-type="float" office:value="1.00262277371914" calcext:value-type="float">
            <text:p>1.0026227737</text:p>
          </table:table-cell>
          <table:table-cell table:style-name="ce3" office:value-type="float" office:value="0.00244211407758455" calcext:value-type="float">
            <text:p>0.002442114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.931118860830726" calcext:value-type="float">
            <text:p>0.9311188608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0.931118860830726" calcext:value-type="float">
            <text:p>-9.31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5.8085352601684" calcext:value-type="float">
            <text:p>5.8085352602</text:p>
          </table:table-cell>
          <table:table-cell/>
          <table:table-cell table:style-name="ce3" office:value-type="float" office:value="5.80770301069495" calcext:value-type="float">
            <text:p>5.8077030107</text:p>
          </table:table-cell>
          <table:table-cell/>
          <table:table-cell table:style-name="ce3" office:value-type="float" office:value="1.00014330096975" calcext:value-type="float">
            <text:p>1.000143301</text:p>
          </table:table-cell>
          <table:table-cell table:style-name="ce3" office:value-type="float" office:value="0.000832249473456059" calcext:value-type="float">
            <text:p>0.000832249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5.80770301069495" calcext:value-type="float">
            <text:p>5.8077030107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5.80770301069495" calcext:value-type="float">
            <text:p>-5.8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2" calcext:value-type="float">
            <text:p>29.6355716817</text:p>
          </table:table-cell>
          <table:table-cell/>
          <table:table-cell table:style-name="ce3" office:value-type="float" office:value="29.6355716816911" calcext:value-type="float">
            <text:p>29.635571681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959232693276135" calcext:value-type="float">
            <text:p>9.59232693276135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29.6355716816911" calcext:value-type="float">
            <text:p>29.6355716817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9.6355716816911" calcext:value-type="float">
            <text:p>-2.96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8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06.537804033267" calcext:value-type="float">
            <text:p>906.5378040333</text:p>
          </table:table-cell>
          <table:table-cell/>
          <table:table-cell table:style-name="ce4" table:formula="of:=[.F33]" office:value-type="float" office:value="906.526507996598" calcext:value-type="float">
            <text:p>906.5265079966</text:p>
          </table:table-cell>
          <table:table-cell/>
          <table:table-cell table:formula="of:=[.M57]/[.O57]" office:value-type="float" office:value="1.00001246079025" calcext:value-type="float">
            <text:p>1.0000124608</text:p>
          </table:table-cell>
          <table:table-cell table:formula="of:=[.M57]-[.O57]" office:value-type="float" office:value="0.0112960366690231" calcext:value-type="float">
            <text:p>1.13E-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08.58720180838" calcext:value-type="float">
            <text:p>3108.5872018084</text:p>
          </table:table-cell>
          <table:table-cell/>
          <table:table-cell table:style-name="ce4" table:formula="of:=[.F34]" office:value-type="float" office:value="3108.58553401419" calcext:value-type="float">
            <text:p>3108.5855340142</text:p>
          </table:table-cell>
          <table:table-cell/>
          <table:table-cell table:formula="of:=[.M58]/[.O58]" office:value-type="float" office:value="1.00000053651224" calcext:value-type="float">
            <text:p>1.0000005365</text:p>
          </table:table-cell>
          <table:table-cell table:formula="of:=[.M58]-[.O58]" office:value-type="float" office:value="0.00166779418987062" calcext:value-type="float">
            <text:p>1.67E-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446.78489376085" calcext:value-type="float">
            <text:p>1446.7848937609</text:p>
          </table:table-cell>
          <table:table-cell/>
          <table:table-cell table:style-name="ce4" table:formula="of:=[.F35]" office:value-type="float" office:value="1446.7896717751" calcext:value-type="float">
            <text:p>1446.7896717751</text:p>
          </table:table-cell>
          <table:table-cell/>
          <table:table-cell table:formula="of:=[.M59]/[.O59]" office:value-type="float" office:value="0.999996697505973" calcext:value-type="float">
            <text:p>0.9999966975</text:p>
          </table:table-cell>
          <table:table-cell table:formula="of:=[.M59]-[.O59]" office:value-type="float" office:value="-0.0047780142499505" calcext:value-type="float">
            <text:p>-4.78E-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99603116259055" calcext:value-type="float">
            <text:p>1.9960311626</text:p>
          </table:table-cell>
          <table:table-cell/>
          <table:table-cell table:style-name="ce4" table:formula="of:=[.F36]" office:value-type="float" office:value="1.99573732530553" calcext:value-type="float">
            <text:p>1.9957373253</text:p>
          </table:table-cell>
          <table:table-cell/>
          <table:table-cell table:formula="of:=[.M60]/[.O60]" office:value-type="float" office:value="1.00014723244452" calcext:value-type="float">
            <text:p>1.0001472324</text:p>
          </table:table-cell>
          <table:table-cell table:formula="of:=[.M60]-[.O60]" office:value-type="float" office:value="0.00029383728501986" calcext:value-type="float">
            <text:p>2.94E-00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931118860830726" calcext:value-type="float">
            <text:p>0.9311188608</text:p>
          </table:table-cell>
          <table:table-cell/>
          <table:table-cell table:style-name="ce4" table:formula="of:=[.F37]" office:value-type="float" office:value="0.931073559712937" calcext:value-type="float">
            <text:p>0.9310735597</text:p>
          </table:table-cell>
          <table:table-cell/>
          <table:table-cell table:formula="of:=[.M61]/[.O61]" office:value-type="float" office:value="1.00004865471403" calcext:value-type="float">
            <text:p>1.0000486547</text:p>
          </table:table-cell>
          <table:table-cell table:formula="of:=[.M61]-[.O61]" office:value-type="float" office:value="0.0000453011177889984" calcext:value-type="float">
            <text:p>4.53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5.80770301069495" calcext:value-type="float">
            <text:p>5.8077030107</text:p>
          </table:table-cell>
          <table:table-cell/>
          <table:table-cell table:style-name="ce4" table:formula="of:=[.F38]" office:value-type="float" office:value="5.80782608986883" calcext:value-type="float">
            <text:p>5.8078260899</text:p>
          </table:table-cell>
          <table:table-cell/>
          <table:table-cell table:formula="of:=[.M62]/[.O62]" office:value-type="float" office:value="0.999978808047628" calcext:value-type="float">
            <text:p>0.999978808</text:p>
          </table:table-cell>
          <table:table-cell table:formula="of:=[.M62]-[.O62]" office:value-type="float" office:value="-0.000123079173880214" calcext:value-type="float">
            <text:p>-1.23E-00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9.6355716816911" calcext:value-type="float">
            <text:p>29.6355716817</text:p>
          </table:table-cell>
          <table:table-cell/>
          <table:table-cell table:style-name="ce4" table:formula="of:=[.F39]" office:value-type="float" office:value="29.6355716816913" calcext:value-type="float">
            <text:p>29.6355716817</text:p>
          </table:table-cell>
          <table:table-cell/>
          <table:table-cell table:formula="of:=[.M63]/[.O63]" office:value-type="float" office:value="0.999999999999993" calcext:value-type="float">
            <text:p>1</text:p>
          </table:table-cell>
          <table:table-cell table:formula="of:=[.M63]-[.O63]" office:value-type="float" office:value="-0.000000000000198951966012828" calcext:value-type="float">
            <text:p>-1.99E-013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06.537804033267" calcext:value-type="float">
            <text:p>906.5378040333</text:p>
          </table:table-cell>
          <table:table-cell/>
          <table:table-cell table:style-name="ce4" table:formula="of:=[.F21]" office:value-type="float" office:value="906.403478329113" calcext:value-type="float">
            <text:p>906.4034783291</text:p>
          </table:table-cell>
          <table:table-cell/>
          <table:table-cell table:formula="of:=[.M69]/[.O69]" office:value-type="float" office:value="1.0001481963688" calcext:value-type="float">
            <text:p>1.0001481964</text:p>
          </table:table-cell>
          <table:table-cell table:formula="of:=[.M69]-[.O69]" office:value-type="float" office:value="0.13432570415398" calcext:value-type="float">
            <text:p>1.34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08.58720180838" calcext:value-type="float">
            <text:p>3108.5872018084</text:p>
          </table:table-cell>
          <table:table-cell/>
          <table:table-cell table:style-name="ce4" table:formula="of:=[.F22]" office:value-type="float" office:value="3108.68169478476" calcext:value-type="float">
            <text:p>3108.6816947848</text:p>
          </table:table-cell>
          <table:table-cell/>
          <table:table-cell table:formula="of:=[.M70]/[.O70]" office:value-type="float" office:value="0.999969603521474" calcext:value-type="float">
            <text:p>0.9999696035</text:p>
          </table:table-cell>
          <table:table-cell table:formula="of:=[.M70]-[.O70]" office:value-type="float" office:value="-0.0944929763800246" calcext:value-type="float">
            <text:p>-9.45E-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446.78489376085" calcext:value-type="float">
            <text:p>1446.7848937609</text:p>
          </table:table-cell>
          <table:table-cell/>
          <table:table-cell table:style-name="ce4" table:formula="of:=[.F23]" office:value-type="float" office:value="1446.80985872469" calcext:value-type="float">
            <text:p>1446.8098587247</text:p>
          </table:table-cell>
          <table:table-cell/>
          <table:table-cell table:formula="of:=[.M71]/[.O71]" office:value-type="float" office:value="0.999982744820482" calcext:value-type="float">
            <text:p>0.9999827448</text:p>
          </table:table-cell>
          <table:table-cell table:formula="of:=[.M71]-[.O71]" office:value-type="float" office:value="-0.0249649638399205" calcext:value-type="float">
            <text:p>-2.50E-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99603116259055" calcext:value-type="float">
            <text:p>1.9960311626</text:p>
          </table:table-cell>
          <table:table-cell/>
          <table:table-cell table:style-name="ce4" table:formula="of:=[.F24]" office:value-type="float" office:value="1.99261188980803" calcext:value-type="float">
            <text:p>1.9926118898</text:p>
          </table:table-cell>
          <table:table-cell/>
          <table:table-cell table:formula="of:=[.M72]/[.O72]" office:value-type="float" office:value="1.00171597529856" calcext:value-type="float">
            <text:p>1.0017159753</text:p>
          </table:table-cell>
          <table:table-cell table:formula="of:=[.M72]-[.O72]" office:value-type="float" office:value="0.00341927278251997" calcext:value-type="float">
            <text:p>3.42E-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931118860830726" calcext:value-type="float">
            <text:p>0.9311188608</text:p>
          </table:table-cell>
          <table:table-cell/>
          <table:table-cell table:style-name="ce4" table:formula="of:=[.F25]" office:value-type="float" office:value="0.933560981182401" calcext:value-type="float">
            <text:p>0.9335609812</text:p>
          </table:table-cell>
          <table:table-cell/>
          <table:table-cell table:formula="of:=[.M73]/[.O73]" office:value-type="float" office:value="0.997384080525107" calcext:value-type="float">
            <text:p>0.9973840805</text:p>
          </table:table-cell>
          <table:table-cell table:formula="of:=[.M73]-[.O73]" office:value-type="float" office:value="-0.00244212035167501" calcext:value-type="float">
            <text:p>-2.44E-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5.80770301069495" calcext:value-type="float">
            <text:p>5.8077030107</text:p>
          </table:table-cell>
          <table:table-cell/>
          <table:table-cell table:style-name="ce4" table:formula="of:=[.F26]" office:value-type="float" office:value="5.80853526664562" calcext:value-type="float">
            <text:p>5.8085352666</text:p>
          </table:table-cell>
          <table:table-cell/>
          <table:table-cell table:formula="of:=[.M74]/[.O74]" office:value-type="float" office:value="0.999856718447515" calcext:value-type="float">
            <text:p>0.9998567184</text:p>
          </table:table-cell>
          <table:table-cell table:formula="of:=[.M74]-[.O74]" office:value-type="float" office:value="-0.00083225595067038" calcext:value-type="float">
            <text:p>-8.32E-00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9.6355716816911" calcext:value-type="float">
            <text:p>29.6355716817</text:p>
          </table:table-cell>
          <table:table-cell/>
          <table:table-cell table:style-name="ce4" table:formula="of:=[.F27]" office:value-type="float" office:value="29.6355716816912" calcext:value-type="float">
            <text:p>29.6355716817</text:p>
          </table:table-cell>
          <table:table-cell/>
          <table:table-cell table:formula="of:=[.M75]/[.O75]" office:value-type="float" office:value="0.999999999999997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120 sec tol. 1e-11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1" calcext:value-type="float">
            <text:p>1.00E-011</text:p>
          </table:table-cell>
          <table:table-cell table:style-name="ce2" table:formula="of:=[.B2]" office:value-type="float" office:value="0.00000000001" calcext:value-type="float">
            <text:p>1.00E-011</text:p>
          </table:table-cell>
          <table:table-cell table:style-name="ce2" table:formula="of:=[.C2]" office:value-type="float" office:value="0.00000000001" calcext:value-type="float">
            <text:p>1.00E-011</text:p>
          </table:table-cell>
          <table:table-cell table:style-name="ce2" table:formula="of:=[.D2]" office:value-type="float" office:value="0.00000000001" calcext:value-type="float">
            <text:p>1.00E-01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120 sec tol. 1e-10'.D4]" office:value-type="string" office:string-value="-0.6 km MOLA" calcext:value-type="string">
            <text:p>-0.6 km MOLA</text:p>
          </table:table-cell>
          <table:table-cell table:style-name="ce1" table:formula="of:=['After 120 sec tol. 1e-10'.E4]" office:value-type="string" office:string-value="TSI Order = " calcext:value-type="string">
            <text:p>TSI Order = </text:p>
          </table:table-cell>
          <table:table-cell table:style-name="ce1" table:formula="of:=['After 120 sec tol. 1e-10'.F4]" office:value-type="float" office:value="20" calcext:value-type="float">
            <text:p>20</text:p>
          </table:table-cell>
          <table:table-cell table:number-columns-repeated="8"/>
          <table:table-cell table:style-name="ce1" table:formula="of:=['After 120 sec tol. 1e-10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After 120 sec tol. 1e-10'.R4]" office:value-type="float" office:value="-0.1" calcext:value-type="float">
            <text:p>-0.1</text:p>
          </table:table-cell>
          <table:table-cell table:number-columns-repeated="2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120 sec tol. 1e-10'.C5]" office:value-type="string" office:string-value="Latitude = " calcext:value-type="string">
            <text:p>Latitude = </text:p>
          </table:table-cell>
          <table:table-cell table:style-name="ce1" table:formula="of:=['After 120 sec tol. 1e-10'.D5]" office:value-type="float" office:value="21" calcext:value-type="float">
            <text:p>21</text:p>
          </table:table-cell>
          <table:table-cell table:style-name="ce1" table:formula="of:=['After 120 sec tol. 1e-10'.E5]" office:value-type="string" office:string-value="Longitude = " calcext:value-type="string">
            <text:p>Longitude = </text:p>
          </table:table-cell>
          <table:table-cell table:style-name="ce1" table:formula="of:=['After 120 sec tol. 1e-10'.F5]" office:value-type="float" office:value="74.5" calcext:value-type="float">
            <text:p>74.5</text:p>
          </table:table-cell>
          <table:table-cell table:style-name="ce1" table:formula="of:=['After 120 sec tol. 1e-10'.G5]" office:value-type="string" office:string-value="FPA = " calcext:value-type="string">
            <text:p>FPA = </text:p>
          </table:table-cell>
          <table:table-cell table:style-name="ce1" table:formula="of:=['After 120 sec tol. 1e-10'.H5]" office:value-type="float" office:value="89" calcext:value-type="float">
            <text:p>89</text:p>
          </table:table-cell>
          <table:table-cell table:style-name="ce1" table:formula="of:=['After 120 sec tol. 1e-10'.I5]" office:value-type="string" office:string-value="Azimuth = " calcext:value-type="string">
            <text:p>Azimuth = </text:p>
          </table:table-cell>
          <table:table-cell table:style-name="ce1" table:formula="of:=['After 120 sec tol. 1e-10'.J5]" office:value-type="float" office:value="90" calcext:value-type="float">
            <text:p>90</text:p>
          </table:table-cell>
          <table:table-cell table:style-name="ce1" table:formula="of:=['After 120 sec tol. 1e-10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120 sec tol. 1e-10'.M5]" office:value-type="float" office:value="0.00001" calcext:value-type="float">
            <text:p>0.00001</text:p>
          </table:table-cell>
          <table:table-cell/>
          <table:table-cell table:style-name="ce1" table:formula="of:=['After 120 sec tol. 1e-10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After 120 sec tol. 1e-10'.R5]" office:value-type="float" office:value="-0.1" calcext:value-type="float">
            <text:p>-0.1</text:p>
          </table:table-cell>
          <table:table-cell table:number-columns-repeated="2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120 sec tol. 1e-10'.D6]" office:value-type="float" office:value="120" calcext:value-type="float">
            <text:p>12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906.510347071419" calcext:value-type="float">
            <text:p>906.5103470714</text:p>
          </table:table-cell>
          <table:table-cell/>
          <table:table-cell table:style-name="ce4" table:formula="of:=['After 120 sec tol. 1e-10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906.510347071419" calcext:value-type="float">
            <text:p>906.51034707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906.510347057067" calcext:value-type="float">
            <text:p>906.5103470571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906.510347057067" calcext:value-type="float">
            <text:p>-9.07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08.59034855303" calcext:value-type="float">
            <text:p>3108.590348553</text:p>
          </table:table-cell>
          <table:table-cell/>
          <table:table-cell table:style-name="ce4" table:formula="of:=['After 120 sec tol. 1e-10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08.59034855303" calcext:value-type="float">
            <text:p>3108.59034855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08.59034860933" calcext:value-type="float">
            <text:p>3108.5903486093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08.59034860933" calcext:value-type="float">
            <text:p>-3.11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446.79450356965" calcext:value-type="float">
            <text:p>1446.7945035697</text:p>
          </table:table-cell>
          <table:table-cell/>
          <table:table-cell table:style-name="ce4" table:formula="of:=['After 120 sec tol. 1e-10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446.79450356965" calcext:value-type="float">
            <text:p>1446.794503569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446.79450354414" calcext:value-type="float">
            <text:p>1446.7945035441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446.79450354414" calcext:value-type="float">
            <text:p>-1.45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99532166780723" calcext:value-type="float">
            <text:p>1.9953216678</text:p>
          </table:table-cell>
          <table:table-cell/>
          <table:table-cell table:style-name="ce4" table:formula="of:=['After 120 sec tol. 1e-10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99532166780723" calcext:value-type="float">
            <text:p>1.995321667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99532166790065" calcext:value-type="float">
            <text:p>1.9953216679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99532166790065" calcext:value-type="float">
            <text:p>-2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931196489455434" calcext:value-type="float">
            <text:p>0.9311964895</text:p>
          </table:table-cell>
          <table:table-cell/>
          <table:table-cell table:style-name="ce4" table:formula="of:=['After 120 sec tol. 1e-10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.931196489455434" calcext:value-type="float">
            <text:p>0.931196489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931196491032999" calcext:value-type="float">
            <text:p>0.931196491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0.931196491032999" calcext:value-type="float">
            <text:p>-9.31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5.80796248465758" calcext:value-type="float">
            <text:p>5.8079624847</text:p>
          </table:table-cell>
          <table:table-cell/>
          <table:table-cell table:style-name="ce4" table:formula="of:=['After 120 sec tol. 1e-10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5.80796248465758" calcext:value-type="float">
            <text:p>5.807962484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5.80796248514975" calcext:value-type="float">
            <text:p>5.8079624851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5.80796248514975" calcext:value-type="float">
            <text:p>-5.8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9.6355716816915" calcext:value-type="float">
            <text:p>29.6355716817</text:p>
          </table:table-cell>
          <table:table-cell/>
          <table:table-cell table:style-name="ce4" table:formula="of:=['After 120 sec tol. 1e-10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9.6355716816915" calcext:value-type="float">
            <text:p>29.635571681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9.6355716816917" calcext:value-type="float">
            <text:p>29.635571681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9.6355716816917" calcext:value-type="float">
            <text:p>-2.96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120 sec tol. 1e-10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2" calcext:value-type="float">
            <text:p>0.02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6.510347071419" calcext:value-type="float">
            <text:p>906.5103470714</text:p>
          </table:table-cell>
          <table:table-cell/>
          <table:table-cell table:style-name="ce3" office:value-type="float" office:value="906.510347057067" calcext:value-type="float">
            <text:p>906.5103470571</text:p>
          </table:table-cell>
          <table:table-cell/>
          <table:table-cell table:style-name="ce3" office:value-type="float" office:value="1.00000000001583" calcext:value-type="float">
            <text:p>1</text:p>
          </table:table-cell>
          <table:table-cell table:style-name="ce3" office:value-type="float" office:value="0.0000000143518263939768" calcext:value-type="float">
            <text:p>1.43518263939768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906.572728494137" calcext:value-type="float">
            <text:p>906.5727284941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906.572728494137" calcext:value-type="float">
            <text:p>-9.0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08.59034855303" calcext:value-type="float">
            <text:p>3108.590348553</text:p>
          </table:table-cell>
          <table:table-cell/>
          <table:table-cell table:style-name="ce3" office:value-type="float" office:value="3108.59034860933" calcext:value-type="float">
            <text:p>3108.5903486093</text:p>
          </table:table-cell>
          <table:table-cell/>
          <table:table-cell table:style-name="ce3" office:value-type="float" office:value="0.999999999981889" calcext:value-type="float">
            <text:p>1</text:p>
          </table:table-cell>
          <table:table-cell table:style-name="ce3" office:value-type="float" office:value="-0.0000000562995410291478" calcext:value-type="float">
            <text:p>-5.62995410291478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08.58213807033" calcext:value-type="float">
            <text:p>3108.5821380703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08.58213807033" calcext:value-type="float">
            <text:p>-3.11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446.79450356965" calcext:value-type="float">
            <text:p>1446.7945035697</text:p>
          </table:table-cell>
          <table:table-cell/>
          <table:table-cell table:style-name="ce3" office:value-type="float" office:value="1446.79450354414" calcext:value-type="float">
            <text:p>1446.7945035441</text:p>
          </table:table-cell>
          <table:table-cell/>
          <table:table-cell table:style-name="ce3" office:value-type="float" office:value="1.00000000001763" calcext:value-type="float">
            <text:p>1</text:p>
          </table:table-cell>
          <table:table-cell table:style-name="ce3" office:value-type="float" office:value="0.0000000255101895163534" calcext:value-type="float">
            <text:p>2.55101895163534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446.77296030395" calcext:value-type="float">
            <text:p>1446.772960304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446.77296030395" calcext:value-type="float">
            <text:p>-1.45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99532166780723" calcext:value-type="float">
            <text:p>1.9953216678</text:p>
          </table:table-cell>
          <table:table-cell/>
          <table:table-cell table:style-name="ce3" office:value-type="float" office:value="1.99532166790065" calcext:value-type="float">
            <text:p>1.9953216679</text:p>
          </table:table-cell>
          <table:table-cell/>
          <table:table-cell table:style-name="ce3" office:value-type="float" office:value="0.999999999953178" calcext:value-type="float">
            <text:p>1</text:p>
          </table:table-cell>
          <table:table-cell table:style-name="ce3" office:value-type="float" office:value="-0.0000000000934248234329971" calcext:value-type="float">
            <text:p>-9.34248234329971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99693291941116" calcext:value-type="float">
            <text:p>1.9969329194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99693291941116" calcext:value-type="float">
            <text:p>-2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931196489455434" calcext:value-type="float">
            <text:p>0.9311964895</text:p>
          </table:table-cell>
          <table:table-cell/>
          <table:table-cell table:style-name="ce3" office:value-type="float" office:value="0.931196491032999" calcext:value-type="float">
            <text:p>0.931196491</text:p>
          </table:table-cell>
          <table:table-cell/>
          <table:table-cell table:style-name="ce3" office:value-type="float" office:value="0.999999998305873" calcext:value-type="float">
            <text:p>0.9999999983</text:p>
          </table:table-cell>
          <table:table-cell table:style-name="ce3" office:value-type="float" office:value="-0.00000000157756485652527" calcext:value-type="float">
            <text:p>-1.57756485652527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.930992452196438" calcext:value-type="float">
            <text:p>0.9309924522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0.930992452196438" calcext:value-type="float">
            <text:p>-9.31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5.80796248465758" calcext:value-type="float">
            <text:p>5.8079624847</text:p>
          </table:table-cell>
          <table:table-cell/>
          <table:table-cell table:style-name="ce3" office:value-type="float" office:value="5.80796248514975" calcext:value-type="float">
            <text:p>5.8079624851</text:p>
          </table:table-cell>
          <table:table-cell/>
          <table:table-cell table:style-name="ce3" office:value-type="float" office:value="0.99999999991526" calcext:value-type="float">
            <text:p>0.9999999999</text:p>
          </table:table-cell>
          <table:table-cell table:style-name="ce3" office:value-type="float" office:value="-0.000000000492165419530011" calcext:value-type="float">
            <text:p>-4.92165419530011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5.80737867518295" calcext:value-type="float">
            <text:p>5.8073786752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5.80737867518295" calcext:value-type="float">
            <text:p>-5.8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5" calcext:value-type="float">
            <text:p>29.6355716817</text:p>
          </table:table-cell>
          <table:table-cell/>
          <table:table-cell table:style-name="ce3" office:value-type="float" office:value="29.6355716816917" calcext:value-type="float">
            <text:p>29.6355716817</text:p>
          </table:table-cell>
          <table:table-cell/>
          <table:table-cell table:style-name="ce3" office:value-type="float" office:value="0.999999999999996" calcext:value-type="float">
            <text:p>1</text:p>
          </table:table-cell>
          <table:table-cell table:style-name="ce3" office:value-type="float" office:value="-0.000000000000120792265079217" calcext:value-type="float">
            <text:p>-1.20792265079217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9.6355716816912" calcext:value-type="float">
            <text:p>29.6355716817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9.6355716816912" calcext:value-type="float">
            <text:p>-2.96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0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6.510347071419" calcext:value-type="float">
            <text:p>906.5103470714</text:p>
          </table:table-cell>
          <table:table-cell/>
          <table:table-cell table:style-name="ce3" office:value-type="float" office:value="906.572728494137" calcext:value-type="float">
            <text:p>906.5727284941</text:p>
          </table:table-cell>
          <table:table-cell/>
          <table:table-cell table:style-name="ce3" office:value-type="float" office:value="0.999931189830935" calcext:value-type="float">
            <text:p>0.9999311898</text:p>
          </table:table-cell>
          <table:table-cell table:style-name="ce3" office:value-type="float" office:value="-0.062381422717749" calcext:value-type="float">
            <text:p>-0.062381422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906.572728494137" calcext:value-type="float">
            <text:p>906.5727284941</text:p>
          </table:table-cell>
          <table:table-cell/>
          <table:table-cell table:style-name="ce4" table:formula="of:=[.F21]" office:value-type="float" office:value="906.510347057067" calcext:value-type="float">
            <text:p>906.5103470571</text:p>
          </table:table-cell>
          <table:table-cell/>
          <table:table-cell table:formula="of:=[.M33]/[.O33]" office:value-type="float" office:value="1.00006881492006" calcext:value-type="float">
            <text:p>1.0000688149</text:p>
          </table:table-cell>
          <table:table-cell table:formula="of:=[.M33]-[.O33]" office:value-type="float" office:value="0.0623814370700302" calcext:value-type="float">
            <text:p>6.24E-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08.59034855303" calcext:value-type="float">
            <text:p>3108.590348553</text:p>
          </table:table-cell>
          <table:table-cell/>
          <table:table-cell table:style-name="ce3" office:value-type="float" office:value="3108.58213807033" calcext:value-type="float">
            <text:p>3108.5821380703</text:p>
          </table:table-cell>
          <table:table-cell/>
          <table:table-cell table:style-name="ce3" office:value-type="float" office:value="1.00000264123074" calcext:value-type="float">
            <text:p>1.0000026412</text:p>
          </table:table-cell>
          <table:table-cell table:style-name="ce3" office:value-type="float" office:value="0.00821048270336178" calcext:value-type="float">
            <text:p>0.008210482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08.58213807033" calcext:value-type="float">
            <text:p>3108.5821380703</text:p>
          </table:table-cell>
          <table:table-cell/>
          <table:table-cell table:style-name="ce4" table:formula="of:=[.F22]" office:value-type="float" office:value="3108.59034860933" calcext:value-type="float">
            <text:p>3108.5903486093</text:p>
          </table:table-cell>
          <table:table-cell/>
          <table:table-cell table:formula="of:=[.M34]/[.O34]" office:value-type="float" office:value="0.999997358758125" calcext:value-type="float">
            <text:p>0.9999973588</text:p>
          </table:table-cell>
          <table:table-cell table:formula="of:=[.M34]-[.O34]" office:value-type="float" office:value="-0.00821053899971957" calcext:value-type="float">
            <text:p>-8.21E-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446.79450356965" calcext:value-type="float">
            <text:p>1446.7945035697</text:p>
          </table:table-cell>
          <table:table-cell/>
          <table:table-cell table:style-name="ce3" office:value-type="float" office:value="1446.77296030395" calcext:value-type="float">
            <text:p>1446.772960304</text:p>
          </table:table-cell>
          <table:table-cell/>
          <table:table-cell table:style-name="ce3" office:value-type="float" office:value="1.00001489056423" calcext:value-type="float">
            <text:p>1.0000148906</text:p>
          </table:table-cell>
          <table:table-cell table:style-name="ce3" office:value-type="float" office:value="0.021543265695982" calcext:value-type="float">
            <text:p>0.021543265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446.77296030395" calcext:value-type="float">
            <text:p>1446.772960304</text:p>
          </table:table-cell>
          <table:table-cell/>
          <table:table-cell table:style-name="ce4" table:formula="of:=[.F23]" office:value-type="float" office:value="1446.79450354414" calcext:value-type="float">
            <text:p>1446.7945035441</text:p>
          </table:table-cell>
          <table:table-cell/>
          <table:table-cell table:formula="of:=[.M35]/[.O35]" office:value-type="float" office:value="0.999985109675121" calcext:value-type="float">
            <text:p>0.9999851097</text:p>
          </table:table-cell>
          <table:table-cell table:formula="of:=[.M35]-[.O35]" office:value-type="float" office:value="-0.0215432401901126" calcext:value-type="float">
            <text:p>-2.15E-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99532166780723" calcext:value-type="float">
            <text:p>1.9953216678</text:p>
          </table:table-cell>
          <table:table-cell/>
          <table:table-cell table:style-name="ce3" office:value-type="float" office:value="1.99693291941116" calcext:value-type="float">
            <text:p>1.9969329194</text:p>
          </table:table-cell>
          <table:table-cell/>
          <table:table-cell table:style-name="ce3" office:value-type="float" office:value="0.999193136840865" calcext:value-type="float">
            <text:p>0.9991931368</text:p>
          </table:table-cell>
          <table:table-cell table:style-name="ce3" office:value-type="float" office:value="-0.00161125160393705" calcext:value-type="float">
            <text:p>-0.00161125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99693291941116" calcext:value-type="float">
            <text:p>1.9969329194</text:p>
          </table:table-cell>
          <table:table-cell/>
          <table:table-cell table:style-name="ce4" table:formula="of:=[.F24]" office:value-type="float" office:value="1.99532166790065" calcext:value-type="float">
            <text:p>1.9953216679</text:p>
          </table:table-cell>
          <table:table-cell/>
          <table:table-cell table:formula="of:=[.M36]/[.O36]" office:value-type="float" office:value="1.00080751466615" calcext:value-type="float">
            <text:p>1.0008075147</text:p>
          </table:table-cell>
          <table:table-cell table:formula="of:=[.M36]-[.O36]" office:value-type="float" office:value="0.00161125151051" calcext:value-type="float">
            <text:p>1.61E-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931196489455434" calcext:value-type="float">
            <text:p>0.9311964895</text:p>
          </table:table-cell>
          <table:table-cell/>
          <table:table-cell table:style-name="ce3" office:value-type="float" office:value="0.930992452196438" calcext:value-type="float">
            <text:p>0.9309924522</text:p>
          </table:table-cell>
          <table:table-cell/>
          <table:table-cell table:style-name="ce3" office:value-type="float" office:value="1.00021916102382" calcext:value-type="float">
            <text:p>1.000219161</text:p>
          </table:table-cell>
          <table:table-cell table:style-name="ce3" office:value-type="float" office:value="0.000204037258995426" calcext:value-type="float">
            <text:p>0.000204037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930992452196438" calcext:value-type="float">
            <text:p>0.9309924522</text:p>
          </table:table-cell>
          <table:table-cell/>
          <table:table-cell table:style-name="ce4" table:formula="of:=[.F25]" office:value-type="float" office:value="0.931196491032999" calcext:value-type="float">
            <text:p>0.931196491</text:p>
          </table:table-cell>
          <table:table-cell/>
          <table:table-cell table:formula="of:=[.M37]/[.O37]" office:value-type="float" office:value="0.99978088530345" calcext:value-type="float">
            <text:p>0.9997808853</text:p>
          </table:table-cell>
          <table:table-cell table:formula="of:=[.M37]-[.O37]" office:value-type="float" office:value="-0.000204038836560949" calcext:value-type="float">
            <text:p>-2.04E-0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5.80796248465758" calcext:value-type="float">
            <text:p>5.8079624847</text:p>
          </table:table-cell>
          <table:table-cell/>
          <table:table-cell table:style-name="ce3" office:value-type="float" office:value="5.80737867518295" calcext:value-type="float">
            <text:p>5.8073786752</text:p>
          </table:table-cell>
          <table:table-cell/>
          <table:table-cell table:style-name="ce3" office:value-type="float" office:value="1.00010052891456" calcext:value-type="float">
            <text:p>1.0001005289</text:p>
          </table:table-cell>
          <table:table-cell table:style-name="ce3" office:value-type="float" office:value="0.000583809474628438" calcext:value-type="float">
            <text:p>0.000583809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5.80737867518295" calcext:value-type="float">
            <text:p>5.8073786752</text:p>
          </table:table-cell>
          <table:table-cell/>
          <table:table-cell table:style-name="ce4" table:formula="of:=[.F26]" office:value-type="float" office:value="5.80796248514975" calcext:value-type="float">
            <text:p>5.8079624851</text:p>
          </table:table-cell>
          <table:table-cell/>
          <table:table-cell table:formula="of:=[.M38]/[.O38]" office:value-type="float" office:value="0.999899481105759" calcext:value-type="float">
            <text:p>0.9998994811</text:p>
          </table:table-cell>
          <table:table-cell table:formula="of:=[.M38]-[.O38]" office:value-type="float" office:value="-0.000583809966799187" calcext:value-type="float">
            <text:p>-5.84E-0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5" calcext:value-type="float">
            <text:p>29.6355716817</text:p>
          </table:table-cell>
          <table:table-cell/>
          <table:table-cell table:style-name="ce3" office:value-type="float" office:value="29.6355716816912" calcext:value-type="float">
            <text:p>29.6355716817</text:p>
          </table:table-cell>
          <table:table-cell/>
          <table:table-cell table:style-name="ce3" office:value-type="float" office:value="1.00000000000001" calcext:value-type="float">
            <text:p>1</text:p>
          </table:table-cell>
          <table:table-cell table:style-name="ce3" office:value-type="float" office:value="0.000000000000298427949019242" calcext:value-type="float">
            <text:p>2.9842794901924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9.6355716816912" calcext:value-type="float">
            <text:p>29.6355716817</text:p>
          </table:table-cell>
          <table:table-cell/>
          <table:table-cell table:style-name="ce4" table:formula="of:=[.F27]" office:value-type="float" office:value="29.6355716816917" calcext:value-type="float">
            <text:p>29.6355716817</text:p>
          </table:table-cell>
          <table:table-cell/>
          <table:table-cell table:formula="of:=[.M39]/[.O39]" office:value-type="float" office:value="0.999999999999983" calcext:value-type="float">
            <text:p>1</text:p>
          </table:table-cell>
          <table:table-cell table:formula="of:=[.M39]-[.O39]" office:value-type="float" office:value="-0.000000000000500932628710871" calcext:value-type="float">
            <text:p>-5.01E-013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0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42" calcext:value-type="float">
            <text:p>24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2" calcext:value-type="float">
            <text:p>0.02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6.510347071419" calcext:value-type="float">
            <text:p>906.5103470714</text:p>
          </table:table-cell>
          <table:table-cell/>
          <table:table-cell table:style-name="ce3" office:value-type="float" office:value="906.573651198993" calcext:value-type="float">
            <text:p>906.573651199</text:p>
          </table:table-cell>
          <table:table-cell/>
          <table:table-cell table:style-name="ce3" office:value-type="float" office:value="0.999930172107373" calcext:value-type="float">
            <text:p>0.9999301721</text:p>
          </table:table-cell>
          <table:table-cell table:style-name="ce3" office:value-type="float" office:value="-0.0633041275743835" calcext:value-type="float">
            <text:p>-0.063304127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906.573651198993" calcext:value-type="float">
            <text:p>906.573651199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906.573651198993" calcext:value-type="float">
            <text:p>-9.0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08.59034855303" calcext:value-type="float">
            <text:p>3108.590348553</text:p>
          </table:table-cell>
          <table:table-cell/>
          <table:table-cell table:style-name="ce3" office:value-type="float" office:value="3108.58235530393" calcext:value-type="float">
            <text:p>3108.5823553039</text:p>
          </table:table-cell>
          <table:table-cell/>
          <table:table-cell table:style-name="ce3" office:value-type="float" office:value="1.00000257134867" calcext:value-type="float">
            <text:p>1.0000025713</text:p>
          </table:table-cell>
          <table:table-cell table:style-name="ce3" office:value-type="float" office:value="0.00799324909985444" calcext:value-type="float">
            <text:p>0.007993249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108.58235530393" calcext:value-type="float">
            <text:p>3108.5823553039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08.58235530393" calcext:value-type="float">
            <text:p>-3.11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446.79450356965" calcext:value-type="float">
            <text:p>1446.7945035697</text:p>
          </table:table-cell>
          <table:table-cell/>
          <table:table-cell table:style-name="ce3" office:value-type="float" office:value="1446.77254730185" calcext:value-type="float">
            <text:p>1446.7725473019</text:p>
          </table:table-cell>
          <table:table-cell/>
          <table:table-cell table:style-name="ce3" office:value-type="float" office:value="1.00001517603292" calcext:value-type="float">
            <text:p>1.000015176</text:p>
          </table:table-cell>
          <table:table-cell table:style-name="ce3" office:value-type="float" office:value="0.0219562677996237" calcext:value-type="float">
            <text:p>0.021956267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446.77254730185" calcext:value-type="float">
            <text:p>1446.7725473019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446.77254730185" calcext:value-type="float">
            <text:p>-1.45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99532166780723" calcext:value-type="float">
            <text:p>1.9953216678</text:p>
          </table:table-cell>
          <table:table-cell/>
          <table:table-cell table:style-name="ce3" office:value-type="float" office:value="1.99695697448663" calcext:value-type="float">
            <text:p>1.9969569745</text:p>
          </table:table-cell>
          <table:table-cell/>
          <table:table-cell table:style-name="ce3" office:value-type="float" office:value="0.99918110069456" calcext:value-type="float">
            <text:p>0.9991811007</text:p>
          </table:table-cell>
          <table:table-cell table:style-name="ce3" office:value-type="float" office:value="-0.00163530667940059" calcext:value-type="float">
            <text:p>-0.001635306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1.99695697448663" calcext:value-type="float">
            <text:p>1.9969569745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1.99695697448663" calcext:value-type="float">
            <text:p>-2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931196489455434" calcext:value-type="float">
            <text:p>0.9311964895</text:p>
          </table:table-cell>
          <table:table-cell/>
          <table:table-cell table:style-name="ce3" office:value-type="float" office:value="0.930998264553187" calcext:value-type="float">
            <text:p>0.9309982646</text:p>
          </table:table-cell>
          <table:table-cell/>
          <table:table-cell table:style-name="ce3" office:value-type="float" office:value="1.00021291651101" calcext:value-type="float">
            <text:p>1.0002129165</text:p>
          </table:table-cell>
          <table:table-cell table:style-name="ce3" office:value-type="float" office:value="0.000198224902247079" calcext:value-type="float">
            <text:p>0.000198224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.930998264553187" calcext:value-type="float">
            <text:p>0.9309982646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0.930998264553187" calcext:value-type="float">
            <text:p>-9.31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5.80796248465758" calcext:value-type="float">
            <text:p>5.8079624847</text:p>
          </table:table-cell>
          <table:table-cell/>
          <table:table-cell table:style-name="ce3" office:value-type="float" office:value="5.8073681707452" calcext:value-type="float">
            <text:p>5.8073681707</text:p>
          </table:table-cell>
          <table:table-cell/>
          <table:table-cell table:style-name="ce3" office:value-type="float" office:value="1.00010233790848" calcext:value-type="float">
            <text:p>1.0001023379</text:p>
          </table:table-cell>
          <table:table-cell table:style-name="ce3" office:value-type="float" office:value="0.000594313912379185" calcext:value-type="float">
            <text:p>0.000594313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5.8073681707452" calcext:value-type="float">
            <text:p>5.8073681707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5.8073681707452" calcext:value-type="float">
            <text:p>-5.8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5" calcext:value-type="float">
            <text:p>29.6355716817</text:p>
          </table:table-cell>
          <table:table-cell/>
          <table:table-cell table:style-name="ce3" office:value-type="float" office:value="29.6355716816913" calcext:value-type="float">
            <text:p>29.6355716817</text:p>
          </table:table-cell>
          <table:table-cell/>
          <table:table-cell table:style-name="ce3" office:value-type="float" office:value="1.00000000000001" calcext:value-type="float">
            <text:p>1</text:p>
          </table:table-cell>
          <table:table-cell table:style-name="ce3" office:value-type="float" office:value="0.000000000000248689957516035" calcext:value-type="float">
            <text:p>2.48689957516035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29.6355716816913" calcext:value-type="float">
            <text:p>29.6355716817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9.6355716816913" calcext:value-type="float">
            <text:p>-2.96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0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06.573651198993" calcext:value-type="float">
            <text:p>906.573651199</text:p>
          </table:table-cell>
          <table:table-cell/>
          <table:table-cell table:style-name="ce4" table:formula="of:=[.F33]" office:value-type="float" office:value="906.572728494137" calcext:value-type="float">
            <text:p>906.5727284941</text:p>
          </table:table-cell>
          <table:table-cell/>
          <table:table-cell table:formula="of:=[.M57]/[.O57]" office:value-type="float" office:value="1.00000101779463" calcext:value-type="float">
            <text:p>1.0000010178</text:p>
          </table:table-cell>
          <table:table-cell table:formula="of:=[.M57]-[.O57]" office:value-type="float" office:value="0.000922704856066048" calcext:value-type="float">
            <text:p>9.23E-00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08.58235530393" calcext:value-type="float">
            <text:p>3108.5823553039</text:p>
          </table:table-cell>
          <table:table-cell/>
          <table:table-cell table:style-name="ce4" table:formula="of:=[.F34]" office:value-type="float" office:value="3108.58213807033" calcext:value-type="float">
            <text:p>3108.5821380703</text:p>
          </table:table-cell>
          <table:table-cell/>
          <table:table-cell table:formula="of:=[.M58]/[.O58]" office:value-type="float" office:value="1.00000006988189" calcext:value-type="float">
            <text:p>1.0000000699</text:p>
          </table:table-cell>
          <table:table-cell table:formula="of:=[.M58]-[.O58]" office:value-type="float" office:value="0.00021723359986936" calcext:value-type="float">
            <text:p>2.17E-00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446.77254730185" calcext:value-type="float">
            <text:p>1446.7725473019</text:p>
          </table:table-cell>
          <table:table-cell/>
          <table:table-cell table:style-name="ce4" table:formula="of:=[.F35]" office:value-type="float" office:value="1446.77296030395" calcext:value-type="float">
            <text:p>1446.772960304</text:p>
          </table:table-cell>
          <table:table-cell/>
          <table:table-cell table:formula="of:=[.M59]/[.O59]" office:value-type="float" office:value="0.999999714535652" calcext:value-type="float">
            <text:p>0.9999997145</text:p>
          </table:table-cell>
          <table:table-cell table:formula="of:=[.M59]-[.O59]" office:value-type="float" office:value="-0.000413002100003723" calcext:value-type="float">
            <text:p>-4.13E-00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99695697448663" calcext:value-type="float">
            <text:p>1.9969569745</text:p>
          </table:table-cell>
          <table:table-cell/>
          <table:table-cell table:style-name="ce4" table:formula="of:=[.F36]" office:value-type="float" office:value="1.99693291941116" calcext:value-type="float">
            <text:p>1.9969329194</text:p>
          </table:table-cell>
          <table:table-cell/>
          <table:table-cell table:formula="of:=[.M60]/[.O60]" office:value-type="float" office:value="1.00001204601078" calcext:value-type="float">
            <text:p>1.000012046</text:p>
          </table:table-cell>
          <table:table-cell table:formula="of:=[.M60]-[.O60]" office:value-type="float" office:value="0.0000240550754699864" calcext:value-type="float">
            <text:p>2.41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930998264553187" calcext:value-type="float">
            <text:p>0.9309982646</text:p>
          </table:table-cell>
          <table:table-cell/>
          <table:table-cell table:style-name="ce4" table:formula="of:=[.F37]" office:value-type="float" office:value="0.930992452196438" calcext:value-type="float">
            <text:p>0.9309924522</text:p>
          </table:table-cell>
          <table:table-cell/>
          <table:table-cell table:formula="of:=[.M61]/[.O61]" office:value-type="float" office:value="1.00000624318354" calcext:value-type="float">
            <text:p>1.0000062432</text:p>
          </table:table-cell>
          <table:table-cell table:formula="of:=[.M61]-[.O61]" office:value-type="float" office:value="0.00000581235674901315" calcext:value-type="float">
            <text:p>5.81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5.8073681707452" calcext:value-type="float">
            <text:p>5.8073681707</text:p>
          </table:table-cell>
          <table:table-cell/>
          <table:table-cell table:style-name="ce4" table:formula="of:=[.F38]" office:value-type="float" office:value="5.80737867518295" calcext:value-type="float">
            <text:p>5.8073786752</text:p>
          </table:table-cell>
          <table:table-cell/>
          <table:table-cell table:formula="of:=[.M62]/[.O62]" office:value-type="float" office:value="0.999998191191183" calcext:value-type="float">
            <text:p>0.9999981912</text:p>
          </table:table-cell>
          <table:table-cell table:formula="of:=[.M62]-[.O62]" office:value-type="float" office:value="-0.0000105044377507468" calcext:value-type="float">
            <text:p>-1.05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9.6355716816913" calcext:value-type="float">
            <text:p>29.6355716817</text:p>
          </table:table-cell>
          <table:table-cell/>
          <table:table-cell table:style-name="ce4" table:formula="of:=[.F39]" office:value-type="float" office:value="29.6355716816912" calcext:value-type="float">
            <text:p>29.6355716817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06.573651198993" calcext:value-type="float">
            <text:p>906.573651199</text:p>
          </table:table-cell>
          <table:table-cell/>
          <table:table-cell table:style-name="ce4" table:formula="of:=[.F21]" office:value-type="float" office:value="906.510347057067" calcext:value-type="float">
            <text:p>906.5103470571</text:p>
          </table:table-cell>
          <table:table-cell/>
          <table:table-cell table:formula="of:=[.M69]/[.O69]" office:value-type="float" office:value="1.00006983278474" calcext:value-type="float">
            <text:p>1.0000698328</text:p>
          </table:table-cell>
          <table:table-cell table:formula="of:=[.M69]-[.O69]" office:value-type="float" office:value="0.0633041419260962" calcext:value-type="float">
            <text:p>6.33E-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08.58235530393" calcext:value-type="float">
            <text:p>3108.5823553039</text:p>
          </table:table-cell>
          <table:table-cell/>
          <table:table-cell table:style-name="ce4" table:formula="of:=[.F22]" office:value-type="float" office:value="3108.59034860933" calcext:value-type="float">
            <text:p>3108.5903486093</text:p>
          </table:table-cell>
          <table:table-cell/>
          <table:table-cell table:formula="of:=[.M70]/[.O70]" office:value-type="float" office:value="0.999997428639832" calcext:value-type="float">
            <text:p>0.9999974286</text:p>
          </table:table-cell>
          <table:table-cell table:formula="of:=[.M70]-[.O70]" office:value-type="float" office:value="-0.00799330539985021" calcext:value-type="float">
            <text:p>-7.99E-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446.77254730185" calcext:value-type="float">
            <text:p>1446.7725473019</text:p>
          </table:table-cell>
          <table:table-cell/>
          <table:table-cell table:style-name="ce4" table:formula="of:=[.F23]" office:value-type="float" office:value="1446.79450354414" calcext:value-type="float">
            <text:p>1446.7945035441</text:p>
          </table:table-cell>
          <table:table-cell/>
          <table:table-cell table:formula="of:=[.M71]/[.O71]" office:value-type="float" office:value="0.999984824215024" calcext:value-type="float">
            <text:p>0.9999848242</text:p>
          </table:table-cell>
          <table:table-cell table:formula="of:=[.M71]-[.O71]" office:value-type="float" office:value="-0.0219562422901163" calcext:value-type="float">
            <text:p>-2.20E-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99695697448663" calcext:value-type="float">
            <text:p>1.9969569745</text:p>
          </table:table-cell>
          <table:table-cell/>
          <table:table-cell table:style-name="ce4" table:formula="of:=[.F24]" office:value-type="float" office:value="1.99532166790065" calcext:value-type="float">
            <text:p>1.9953216679</text:p>
          </table:table-cell>
          <table:table-cell/>
          <table:table-cell table:formula="of:=[.M72]/[.O72]" office:value-type="float" office:value="1.00081957040425" calcext:value-type="float">
            <text:p>1.0008195704</text:p>
          </table:table-cell>
          <table:table-cell table:formula="of:=[.M72]-[.O72]" office:value-type="float" office:value="0.00163530658597999" calcext:value-type="float">
            <text:p>1.64E-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930998264553187" calcext:value-type="float">
            <text:p>0.9309982646</text:p>
          </table:table-cell>
          <table:table-cell/>
          <table:table-cell table:style-name="ce4" table:formula="of:=[.F25]" office:value-type="float" office:value="0.931196491032999" calcext:value-type="float">
            <text:p>0.931196491</text:p>
          </table:table-cell>
          <table:table-cell/>
          <table:table-cell table:formula="of:=[.M73]/[.O73]" office:value-type="float" office:value="0.999787127119012" calcext:value-type="float">
            <text:p>0.9997871271</text:p>
          </table:table-cell>
          <table:table-cell table:formula="of:=[.M73]-[.O73]" office:value-type="float" office:value="-0.000198226479811936" calcext:value-type="float">
            <text:p>-1.98E-00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5.8073681707452" calcext:value-type="float">
            <text:p>5.8073681707</text:p>
          </table:table-cell>
          <table:table-cell/>
          <table:table-cell table:style-name="ce4" table:formula="of:=[.F26]" office:value-type="float" office:value="5.80796248514975" calcext:value-type="float">
            <text:p>5.8079624851</text:p>
          </table:table-cell>
          <table:table-cell/>
          <table:table-cell table:formula="of:=[.M74]/[.O74]" office:value-type="float" office:value="0.999897672478762" calcext:value-type="float">
            <text:p>0.9998976725</text:p>
          </table:table-cell>
          <table:table-cell table:formula="of:=[.M74]-[.O74]" office:value-type="float" office:value="-0.000594314404549934" calcext:value-type="float">
            <text:p>-5.94E-00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9.6355716816913" calcext:value-type="float">
            <text:p>29.6355716817</text:p>
          </table:table-cell>
          <table:table-cell/>
          <table:table-cell table:style-name="ce4" table:formula="of:=[.F27]" office:value-type="float" office:value="29.6355716816917" calcext:value-type="float">
            <text:p>29.6355716817</text:p>
          </table:table-cell>
          <table:table-cell/>
          <table:table-cell table:formula="of:=[.M75]/[.O75]" office:value-type="float" office:value="0.999999999999986" calcext:value-type="float">
            <text:p>1</text:p>
          </table:table-cell>
          <table:table-cell table:formula="of:=[.M75]-[.O75]" office:value-type="float" office:value="-0.000000000000401456645704457" calcext:value-type="float">
            <text:p>-4.01E-013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120 sec tol. 1e-12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1" calcext:value-type="float">
            <text:p>1.00E-012</text:p>
          </table:table-cell>
          <table:table-cell table:style-name="ce2" table:formula="of:=[.B2]" office:value-type="float" office:value="0.000000000001" calcext:value-type="float">
            <text:p>1.00E-012</text:p>
          </table:table-cell>
          <table:table-cell table:style-name="ce2" table:formula="of:=[.C2]" office:value-type="float" office:value="0.000000000001" calcext:value-type="float">
            <text:p>1.00E-012</text:p>
          </table:table-cell>
          <table:table-cell table:style-name="ce2" table:formula="of:=[.D2]" office:value-type="float" office:value="0.000000000001" calcext:value-type="float">
            <text:p>1.00E-01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120 sec tol. 1e-11'.D4]" office:value-type="string" office:string-value="-0.6 km MOLA" calcext:value-type="string">
            <text:p>-0.6 km MOLA</text:p>
          </table:table-cell>
          <table:table-cell table:style-name="ce1" table:formula="of:=['After 120 sec tol. 1e-11'.E4]" office:value-type="string" office:string-value="TSI Order = " calcext:value-type="string">
            <text:p>TSI Order = </text:p>
          </table:table-cell>
          <table:table-cell table:style-name="ce1" table:formula="of:=['After 120 sec tol. 1e-11'.F4]" office:value-type="float" office:value="20" calcext:value-type="float">
            <text:p>20</text:p>
          </table:table-cell>
          <table:table-cell table:number-columns-repeated="8"/>
          <table:table-cell table:style-name="ce1" table:formula="of:=['After 120 sec tol. 1e-11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After 120 sec tol. 1e-11'.R4]" office:value-type="float" office:value="-0.1" calcext:value-type="float">
            <text:p>-0.1</text:p>
          </table:table-cell>
          <table:table-cell table:number-columns-repeated="2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120 sec tol. 1e-11'.C5]" office:value-type="string" office:string-value="Latitude = " calcext:value-type="string">
            <text:p>Latitude = </text:p>
          </table:table-cell>
          <table:table-cell table:style-name="ce1" table:formula="of:=['After 120 sec tol. 1e-11'.D5]" office:value-type="float" office:value="21" calcext:value-type="float">
            <text:p>21</text:p>
          </table:table-cell>
          <table:table-cell table:style-name="ce1" table:formula="of:=['After 120 sec tol. 1e-11'.E5]" office:value-type="string" office:string-value="Longitude = " calcext:value-type="string">
            <text:p>Longitude = </text:p>
          </table:table-cell>
          <table:table-cell table:style-name="ce1" table:formula="of:=['After 120 sec tol. 1e-11'.F5]" office:value-type="float" office:value="74.5" calcext:value-type="float">
            <text:p>74.5</text:p>
          </table:table-cell>
          <table:table-cell table:style-name="ce1" table:formula="of:=['After 120 sec tol. 1e-11'.G5]" office:value-type="string" office:string-value="FPA = " calcext:value-type="string">
            <text:p>FPA = </text:p>
          </table:table-cell>
          <table:table-cell table:style-name="ce1" table:formula="of:=['After 120 sec tol. 1e-11'.H5]" office:value-type="float" office:value="89" calcext:value-type="float">
            <text:p>89</text:p>
          </table:table-cell>
          <table:table-cell table:style-name="ce1" table:formula="of:=['After 120 sec tol. 1e-11'.I5]" office:value-type="string" office:string-value="Azimuth = " calcext:value-type="string">
            <text:p>Azimuth = </text:p>
          </table:table-cell>
          <table:table-cell table:style-name="ce1" table:formula="of:=['After 120 sec tol. 1e-11'.J5]" office:value-type="float" office:value="90" calcext:value-type="float">
            <text:p>90</text:p>
          </table:table-cell>
          <table:table-cell table:style-name="ce1" table:formula="of:=['After 120 sec tol. 1e-11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120 sec tol. 1e-11'.M5]" office:value-type="float" office:value="0.00001" calcext:value-type="float">
            <text:p>0.00001</text:p>
          </table:table-cell>
          <table:table-cell/>
          <table:table-cell table:style-name="ce1" table:formula="of:=['After 120 sec tol. 1e-11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After 120 sec tol. 1e-11'.R5]" office:value-type="float" office:value="-0.1" calcext:value-type="float">
            <text:p>-0.1</text:p>
          </table:table-cell>
          <table:table-cell table:number-columns-repeated="2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120 sec tol. 1e-11'.D6]" office:value-type="float" office:value="120" calcext:value-type="float">
            <text:p>12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906.568335799102" calcext:value-type="float">
            <text:p>906.5683357991</text:p>
          </table:table-cell>
          <table:table-cell/>
          <table:table-cell table:style-name="ce4" table:formula="of:=['After 120 sec tol. 1e-11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906.568335799102" calcext:value-type="float">
            <text:p>906.568335799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906.568335796079" calcext:value-type="float">
            <text:p>906.5683357961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906.568335796079" calcext:value-type="float">
            <text:p>-9.07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08.5822547788" calcext:value-type="float">
            <text:p>3108.5822547788</text:p>
          </table:table-cell>
          <table:table-cell/>
          <table:table-cell table:style-name="ce4" table:formula="of:=['After 120 sec tol. 1e-11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08.5822547788" calcext:value-type="float">
            <text:p>3108.582254778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08.58225479183" calcext:value-type="float">
            <text:p>3108.5822547918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08.58225479183" calcext:value-type="float">
            <text:p>-3.11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446.77460624015" calcext:value-type="float">
            <text:p>1446.7746062402</text:p>
          </table:table-cell>
          <table:table-cell/>
          <table:table-cell table:style-name="ce4" table:formula="of:=['After 120 sec tol. 1e-11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446.77460624015" calcext:value-type="float">
            <text:p>1446.774606240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446.77460623629" calcext:value-type="float">
            <text:p>1446.7746062363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446.77460623629" calcext:value-type="float">
            <text:p>-1.45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99681915881945" calcext:value-type="float">
            <text:p>1.9968191588</text:p>
          </table:table-cell>
          <table:table-cell/>
          <table:table-cell table:style-name="ce4" table:formula="of:=['After 120 sec tol. 1e-11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99681915881945" calcext:value-type="float">
            <text:p>1.996819158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99681915878979" calcext:value-type="float">
            <text:p>1.9968191588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99681915878979" calcext:value-type="float">
            <text:p>-2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930994788808716" calcext:value-type="float">
            <text:p>0.9309947888</text:p>
          </table:table-cell>
          <table:table-cell/>
          <table:table-cell table:style-name="ce4" table:formula="of:=['After 120 sec tol. 1e-11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.930994788808716" calcext:value-type="float">
            <text:p>0.930994788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930994789157158" calcext:value-type="float">
            <text:p>0.9309947892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0.930994789157158" calcext:value-type="float">
            <text:p>-9.31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5.80742234507935" calcext:value-type="float">
            <text:p>5.8074223451</text:p>
          </table:table-cell>
          <table:table-cell/>
          <table:table-cell table:style-name="ce4" table:formula="of:=['After 120 sec tol. 1e-11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5.80742234507935" calcext:value-type="float">
            <text:p>5.807422345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5.80742234509951" calcext:value-type="float">
            <text:p>5.8074223451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5.80742234509951" calcext:value-type="float">
            <text:p>-5.8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9.635571681691" calcext:value-type="float">
            <text:p>29.6355716817</text:p>
          </table:table-cell>
          <table:table-cell/>
          <table:table-cell table:style-name="ce4" table:formula="of:=['After 120 sec tol. 1e-11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9.635571681691" calcext:value-type="float">
            <text:p>29.635571681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9.6355716816909" calcext:value-type="float">
            <text:p>29.635571681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9.6355716816909" calcext:value-type="float">
            <text:p>-2.96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120 sec tol. 1e-11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33" calcext:value-type="float">
            <text:p>33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3" calcext:value-type="float">
            <text:p>0.0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6.568335799102" calcext:value-type="float">
            <text:p>906.5683357991</text:p>
          </table:table-cell>
          <table:table-cell/>
          <table:table-cell table:style-name="ce3" office:value-type="float" office:value="906.568335796079" calcext:value-type="float">
            <text:p>906.5683357961</text:p>
          </table:table-cell>
          <table:table-cell/>
          <table:table-cell table:style-name="ce3" office:value-type="float" office:value="1.00000000000333" calcext:value-type="float">
            <text:p>1</text:p>
          </table:table-cell>
          <table:table-cell table:style-name="ce3" office:value-type="float" office:value="0.00000000302304670185549" calcext:value-type="float">
            <text:p>0.00000000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906.573310033744" calcext:value-type="float">
            <text:p>906.5733100337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906.573310033744" calcext:value-type="float">
            <text:p>-9.0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08.5822547788" calcext:value-type="float">
            <text:p>3108.5822547788</text:p>
          </table:table-cell>
          <table:table-cell/>
          <table:table-cell table:style-name="ce3" office:value-type="float" office:value="3108.58225479183" calcext:value-type="float">
            <text:p>3108.5822547918</text:p>
          </table:table-cell>
          <table:table-cell/>
          <table:table-cell table:style-name="ce3" office:value-type="float" office:value="0.999999999995808" calcext:value-type="float">
            <text:p>1</text:p>
          </table:table-cell>
          <table:table-cell table:style-name="ce3" office:value-type="float" office:value="-0.0000000130303305923007" calcext:value-type="float">
            <text:p>-0.00000001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08.58219173722" calcext:value-type="float">
            <text:p>3108.5821917372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08.58219173722" calcext:value-type="float">
            <text:p>-3.11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446.77460624015" calcext:value-type="float">
            <text:p>1446.7746062402</text:p>
          </table:table-cell>
          <table:table-cell/>
          <table:table-cell table:style-name="ce3" office:value-type="float" office:value="1446.77460623629" calcext:value-type="float">
            <text:p>1446.7746062363</text:p>
          </table:table-cell>
          <table:table-cell/>
          <table:table-cell table:style-name="ce3" office:value-type="float" office:value="1.00000000000267" calcext:value-type="float">
            <text:p>1</text:p>
          </table:table-cell>
          <table:table-cell table:style-name="ce3" office:value-type="float" office:value="0.00000000386216925107874" calcext:value-type="float">
            <text:p>3.86216925107874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446.77272315615" calcext:value-type="float">
            <text:p>1446.7727231562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446.77272315615" calcext:value-type="float">
            <text:p>-1.45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99681915881945" calcext:value-type="float">
            <text:p>1.9968191588</text:p>
          </table:table-cell>
          <table:table-cell/>
          <table:table-cell table:style-name="ce3" office:value-type="float" office:value="1.99681915878979" calcext:value-type="float">
            <text:p>1.9968191588</text:p>
          </table:table-cell>
          <table:table-cell/>
          <table:table-cell table:style-name="ce3" office:value-type="float" office:value="1.00000000001486" calcext:value-type="float">
            <text:p>1</text:p>
          </table:table-cell>
          <table:table-cell table:style-name="ce3" office:value-type="float" office:value="0.0000000000296649371733793" calcext:value-type="float">
            <text:p>2.96649371733793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99694802579361" calcext:value-type="float">
            <text:p>1.9969480258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99694802579361" calcext:value-type="float">
            <text:p>-2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930994788808716" calcext:value-type="float">
            <text:p>0.9309947888</text:p>
          </table:table-cell>
          <table:table-cell/>
          <table:table-cell table:style-name="ce3" office:value-type="float" office:value="0.930994789157158" calcext:value-type="float">
            <text:p>0.9309947892</text:p>
          </table:table-cell>
          <table:table-cell/>
          <table:table-cell table:style-name="ce3" office:value-type="float" office:value="0.999999999625732" calcext:value-type="float">
            <text:p>0.9999999996</text:p>
          </table:table-cell>
          <table:table-cell table:style-name="ce3" office:value-type="float" office:value="-0.000000000348441830944068" calcext:value-type="float">
            <text:p>-3.48441830944068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.930993945063218" calcext:value-type="float">
            <text:p>0.9309939451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0.930993945063218" calcext:value-type="float">
            <text:p>-9.31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5.80742234507935" calcext:value-type="float">
            <text:p>5.8074223451</text:p>
          </table:table-cell>
          <table:table-cell/>
          <table:table-cell table:style-name="ce3" office:value-type="float" office:value="5.80742234509951" calcext:value-type="float">
            <text:p>5.8074223451</text:p>
          </table:table-cell>
          <table:table-cell/>
          <table:table-cell table:style-name="ce3" office:value-type="float" office:value="0.999999999996529" calcext:value-type="float">
            <text:p>1</text:p>
          </table:table-cell>
          <table:table-cell table:style-name="ce3" office:value-type="float" office:value="-0.0000000000201563210566746" calcext:value-type="float">
            <text:p>-2.01563210566746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5.80737251366179" calcext:value-type="float">
            <text:p>5.8073725137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5.80737251366179" calcext:value-type="float">
            <text:p>-5.8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" calcext:value-type="float">
            <text:p>29.6355716817</text:p>
          </table:table-cell>
          <table:table-cell/>
          <table:table-cell table:style-name="ce3" office:value-type="float" office:value="29.6355716816909" calcext:value-type="float">
            <text:p>29.6355716817</text:p>
          </table:table-cell>
          <table:table-cell/>
          <table:table-cell table:style-name="ce3" office:value-type="float" office:value="1.00000000000001" calcext:value-type="float">
            <text:p>1</text:p>
          </table:table-cell>
          <table:table-cell table:style-name="ce3" office:value-type="float" office:value="0.000000000000149213974509621" calcext:value-type="float">
            <text:p>1.49213974509621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9.6355716816918" calcext:value-type="float">
            <text:p>29.6355716817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9.6355716816918" calcext:value-type="float">
            <text:p>-2.96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1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1" calcext:value-type="float">
            <text:p>3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6.568335799102" calcext:value-type="float">
            <text:p>906.5683357991</text:p>
          </table:table-cell>
          <table:table-cell/>
          <table:table-cell table:style-name="ce3" office:value-type="float" office:value="906.573310033744" calcext:value-type="float">
            <text:p>906.5733100337</text:p>
          </table:table-cell>
          <table:table-cell/>
          <table:table-cell table:style-name="ce3" office:value-type="float" office:value="0.999994513146827" calcext:value-type="float">
            <text:p>0.9999945131</text:p>
          </table:table-cell>
          <table:table-cell table:style-name="ce3" office:value-type="float" office:value="-0.00497423464230451" calcext:value-type="float">
            <text:p>-0.004974234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906.573310033744" calcext:value-type="float">
            <text:p>906.5733100337</text:p>
          </table:table-cell>
          <table:table-cell/>
          <table:table-cell table:style-name="ce4" table:formula="of:=[.F21]" office:value-type="float" office:value="906.568335796079" calcext:value-type="float">
            <text:p>906.5683357961</text:p>
          </table:table-cell>
          <table:table-cell/>
          <table:table-cell table:formula="of:=[.M33]/[.O33]" office:value-type="float" office:value="1.00000548688661" calcext:value-type="float">
            <text:p>1.0000054869</text:p>
          </table:table-cell>
          <table:table-cell table:formula="of:=[.M33]-[.O33]" office:value-type="float" office:value="0.00497423766489646" calcext:value-type="float">
            <text:p>4.97E-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08.5822547788" calcext:value-type="float">
            <text:p>3108.5822547788</text:p>
          </table:table-cell>
          <table:table-cell/>
          <table:table-cell table:style-name="ce3" office:value-type="float" office:value="3108.58219173722" calcext:value-type="float">
            <text:p>3108.5821917372</text:p>
          </table:table-cell>
          <table:table-cell/>
          <table:table-cell table:style-name="ce3" office:value-type="float" office:value="1.00000002027985" calcext:value-type="float">
            <text:p>1.0000000203</text:p>
          </table:table-cell>
          <table:table-cell table:style-name="ce3" office:value-type="float" office:value="0.0000630415806881501" calcext:value-type="float">
            <text:p>6.30415806881501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08.58219173722" calcext:value-type="float">
            <text:p>3108.5821917372</text:p>
          </table:table-cell>
          <table:table-cell/>
          <table:table-cell table:style-name="ce4" table:formula="of:=[.F22]" office:value-type="float" office:value="3108.58225479183" calcext:value-type="float">
            <text:p>3108.5822547918</text:p>
          </table:table-cell>
          <table:table-cell/>
          <table:table-cell table:formula="of:=[.M34]/[.O34]" office:value-type="float" office:value="0.999999979715959" calcext:value-type="float">
            <text:p>0.9999999797</text:p>
          </table:table-cell>
          <table:table-cell table:formula="of:=[.M34]-[.O34]" office:value-type="float" office:value="-0.0000630546101092477" calcext:value-type="float">
            <text:p>-6.31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446.77460624015" calcext:value-type="float">
            <text:p>1446.7746062402</text:p>
          </table:table-cell>
          <table:table-cell/>
          <table:table-cell table:style-name="ce3" office:value-type="float" office:value="1446.77272315615" calcext:value-type="float">
            <text:p>1446.7727231562</text:p>
          </table:table-cell>
          <table:table-cell/>
          <table:table-cell table:style-name="ce3" office:value-type="float" office:value="1.00000130157555" calcext:value-type="float">
            <text:p>1.0000013016</text:p>
          </table:table-cell>
          <table:table-cell table:style-name="ce3" office:value-type="float" office:value="0.00188308400402093" calcext:value-type="float">
            <text:p>0.00188308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446.77272315615" calcext:value-type="float">
            <text:p>1446.7727231562</text:p>
          </table:table-cell>
          <table:table-cell/>
          <table:table-cell table:style-name="ce4" table:formula="of:=[.F23]" office:value-type="float" office:value="1446.77460623629" calcext:value-type="float">
            <text:p>1446.7746062363</text:p>
          </table:table-cell>
          <table:table-cell/>
          <table:table-cell table:formula="of:=[.M35]/[.O35]" office:value-type="float" office:value="0.999998698428814" calcext:value-type="float">
            <text:p>0.9999986984</text:p>
          </table:table-cell>
          <table:table-cell table:formula="of:=[.M35]-[.O35]" office:value-type="float" office:value="-0.00188308014003269" calcext:value-type="float">
            <text:p>-1.88E-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99681915881945" calcext:value-type="float">
            <text:p>1.9968191588</text:p>
          </table:table-cell>
          <table:table-cell/>
          <table:table-cell table:style-name="ce3" office:value-type="float" office:value="1.99694802579361" calcext:value-type="float">
            <text:p>1.9969480258</text:p>
          </table:table-cell>
          <table:table-cell/>
          <table:table-cell table:style-name="ce3" office:value-type="float" office:value="0.999935468037979" calcext:value-type="float">
            <text:p>0.999935468</text:p>
          </table:table-cell>
          <table:table-cell table:style-name="ce3" office:value-type="float" office:value="-0.000128866974159481" calcext:value-type="float">
            <text:p>-0.00012886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99694802579361" calcext:value-type="float">
            <text:p>1.9969480258</text:p>
          </table:table-cell>
          <table:table-cell/>
          <table:table-cell table:style-name="ce4" table:formula="of:=[.F24]" office:value-type="float" office:value="1.99681915878979" calcext:value-type="float">
            <text:p>1.9968191588</text:p>
          </table:table-cell>
          <table:table-cell/>
          <table:table-cell table:formula="of:=[.M36]/[.O36]" office:value-type="float" office:value="1.00006453614152" calcext:value-type="float">
            <text:p>1.0000645361</text:p>
          </table:table-cell>
          <table:table-cell table:formula="of:=[.M36]-[.O36]" office:value-type="float" office:value="0.000128867003819977" calcext:value-type="float">
            <text:p>1.29E-0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930994788808716" calcext:value-type="float">
            <text:p>0.9309947888</text:p>
          </table:table-cell>
          <table:table-cell/>
          <table:table-cell table:style-name="ce3" office:value-type="float" office:value="0.930993945063218" calcext:value-type="float">
            <text:p>0.9309939451</text:p>
          </table:table-cell>
          <table:table-cell/>
          <table:table-cell table:style-name="ce3" office:value-type="float" office:value="1.00000090628462" calcext:value-type="float">
            <text:p>1.0000009063</text:p>
          </table:table-cell>
          <table:table-cell table:style-name="ce3" office:value-type="float" office:value="0.00000084374549824684" calcext:value-type="float">
            <text:p>8.4374549824684E-0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930993945063218" calcext:value-type="float">
            <text:p>0.9309939451</text:p>
          </table:table-cell>
          <table:table-cell/>
          <table:table-cell table:style-name="ce4" table:formula="of:=[.F25]" office:value-type="float" office:value="0.930994789157158" calcext:value-type="float">
            <text:p>0.9309947892</text:p>
          </table:table-cell>
          <table:table-cell/>
          <table:table-cell table:formula="of:=[.M37]/[.O37]" office:value-type="float" office:value="0.999999093341929" calcext:value-type="float">
            <text:p>0.9999990933</text:p>
          </table:table-cell>
          <table:table-cell table:formula="of:=[.M37]-[.O37]" office:value-type="float" office:value="-0.000000844093939966761" calcext:value-type="float">
            <text:p>-8.44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5.80742234507935" calcext:value-type="float">
            <text:p>5.8074223451</text:p>
          </table:table-cell>
          <table:table-cell/>
          <table:table-cell table:style-name="ce3" office:value-type="float" office:value="5.80737251366179" calcext:value-type="float">
            <text:p>5.8073725137</text:p>
          </table:table-cell>
          <table:table-cell/>
          <table:table-cell table:style-name="ce3" office:value-type="float" office:value="1.00000858071657" calcext:value-type="float">
            <text:p>1.0000085807</text:p>
          </table:table-cell>
          <table:table-cell table:style-name="ce3" office:value-type="float" office:value="0.0000498314175638725" calcext:value-type="float">
            <text:p>4.98314175638725E-00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5.80737251366179" calcext:value-type="float">
            <text:p>5.8073725137</text:p>
          </table:table-cell>
          <table:table-cell/>
          <table:table-cell table:style-name="ce4" table:formula="of:=[.F26]" office:value-type="float" office:value="5.80742234509951" calcext:value-type="float">
            <text:p>5.8074223451</text:p>
          </table:table-cell>
          <table:table-cell/>
          <table:table-cell table:formula="of:=[.M38]/[.O38]" office:value-type="float" office:value="0.999991419353586" calcext:value-type="float">
            <text:p>0.9999914194</text:p>
          </table:table-cell>
          <table:table-cell table:formula="of:=[.M38]-[.O38]" office:value-type="float" office:value="-0.0000498314377201936" calcext:value-type="float">
            <text:p>-4.98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" calcext:value-type="float">
            <text:p>29.6355716817</text:p>
          </table:table-cell>
          <table:table-cell/>
          <table:table-cell table:style-name="ce3" office:value-type="float" office:value="29.6355716816918" calcext:value-type="float">
            <text:p>29.6355716817</text:p>
          </table:table-cell>
          <table:table-cell/>
          <table:table-cell table:style-name="ce3" office:value-type="float" office:value="0.999999999999973" calcext:value-type="float">
            <text:p>1</text:p>
          </table:table-cell>
          <table:table-cell table:style-name="ce3" office:value-type="float" office:value="-0.000000000000795807864051312" calcext:value-type="float">
            <text:p>-7.9580786405131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9.6355716816918" calcext:value-type="float">
            <text:p>29.6355716817</text:p>
          </table:table-cell>
          <table:table-cell/>
          <table:table-cell table:style-name="ce4" table:formula="of:=[.F27]" office:value-type="float" office:value="29.6355716816909" calcext:value-type="float">
            <text:p>29.6355716817</text:p>
          </table:table-cell>
          <table:table-cell/>
          <table:table-cell table:formula="of:=[.M39]/[.O39]" office:value-type="float" office:value="1.00000000000003" calcext:value-type="float">
            <text:p>1</text:p>
          </table:table-cell>
          <table:table-cell table:formula="of:=[.M39]-[.O39]" office:value-type="float" office:value="0.000000000000898836560736527" calcext:value-type="float">
            <text:p>8.99E-013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1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85" calcext:value-type="float">
            <text:p>38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3" calcext:value-type="float">
            <text:p>0.03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6.568335799102" calcext:value-type="float">
            <text:p>906.5683357991</text:p>
          </table:table-cell>
          <table:table-cell/>
          <table:table-cell table:style-name="ce3" office:value-type="float" office:value="906.576061806594" calcext:value-type="float">
            <text:p>906.5760618066</text:p>
          </table:table-cell>
          <table:table-cell/>
          <table:table-cell table:style-name="ce3" office:value-type="float" office:value="0.99999147781657" calcext:value-type="float">
            <text:p>0.9999914778</text:p>
          </table:table-cell>
          <table:table-cell table:style-name="ce3" office:value-type="float" office:value="-0.00772600749189678" calcext:value-type="float">
            <text:p>-0.007726007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906.576061806594" calcext:value-type="float">
            <text:p>906.5760618066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906.576061806594" calcext:value-type="float">
            <text:p>-9.0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08.5822547788" calcext:value-type="float">
            <text:p>3108.5822547788</text:p>
          </table:table-cell>
          <table:table-cell/>
          <table:table-cell table:style-name="ce3" office:value-type="float" office:value="3108.58235114409" calcext:value-type="float">
            <text:p>3108.5823511441</text:p>
          </table:table-cell>
          <table:table-cell/>
          <table:table-cell table:style-name="ce3" office:value-type="float" office:value="0.999999969000245" calcext:value-type="float">
            <text:p>0.999999969</text:p>
          </table:table-cell>
          <table:table-cell table:style-name="ce3" office:value-type="float" office:value="-0.0000963652901191381" calcext:value-type="float">
            <text:p>-9.63652901191381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108.58235114409" calcext:value-type="float">
            <text:p>3108.5823511441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08.58235114409" calcext:value-type="float">
            <text:p>-3.11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446.77460624015" calcext:value-type="float">
            <text:p>1446.7746062402</text:p>
          </table:table-cell>
          <table:table-cell/>
          <table:table-cell table:style-name="ce3" office:value-type="float" office:value="1446.77162733594" calcext:value-type="float">
            <text:p>1446.7716273359</text:p>
          </table:table-cell>
          <table:table-cell/>
          <table:table-cell table:style-name="ce3" office:value-type="float" office:value="1.00000205900099" calcext:value-type="float">
            <text:p>1.000002059</text:p>
          </table:table-cell>
          <table:table-cell table:style-name="ce3" office:value-type="float" office:value="0.00297890421165903" calcext:value-type="float">
            <text:p>0.002978904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446.77162733594" calcext:value-type="float">
            <text:p>1446.7716273359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446.77162733594" calcext:value-type="float">
            <text:p>-1.45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99681915881945" calcext:value-type="float">
            <text:p>1.9968191588</text:p>
          </table:table-cell>
          <table:table-cell/>
          <table:table-cell table:style-name="ce3" office:value-type="float" office:value="1.997019443172" calcext:value-type="float">
            <text:p>1.9970194432</text:p>
          </table:table-cell>
          <table:table-cell/>
          <table:table-cell table:style-name="ce3" office:value-type="float" office:value="0.999899708361261" calcext:value-type="float">
            <text:p>0.9998997084</text:p>
          </table:table-cell>
          <table:table-cell table:style-name="ce3" office:value-type="float" office:value="-0.000200284352549485" calcext:value-type="float">
            <text:p>-0.000200284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1.997019443172" calcext:value-type="float">
            <text:p>1.9970194432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1.997019443172" calcext:value-type="float">
            <text:p>-2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930994788808716" calcext:value-type="float">
            <text:p>0.9309947888</text:p>
          </table:table-cell>
          <table:table-cell/>
          <table:table-cell table:style-name="ce3" office:value-type="float" office:value="0.930998543760843" calcext:value-type="float">
            <text:p>0.9309985438</text:p>
          </table:table-cell>
          <table:table-cell/>
          <table:table-cell table:style-name="ce3" office:value-type="float" office:value="0.999995966747583" calcext:value-type="float">
            <text:p>0.9999959667</text:p>
          </table:table-cell>
          <table:table-cell table:style-name="ce3" office:value-type="float" office:value="-0.00000375495212645571" calcext:value-type="float">
            <text:p>-0.00000375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.930998543760843" calcext:value-type="float">
            <text:p>0.9309985438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0.930998543760843" calcext:value-type="float">
            <text:p>-9.31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5.80742234507935" calcext:value-type="float">
            <text:p>5.8074223451</text:p>
          </table:table-cell>
          <table:table-cell/>
          <table:table-cell table:style-name="ce3" office:value-type="float" office:value="5.8073438748728" calcext:value-type="float">
            <text:p>5.8073438749</text:p>
          </table:table-cell>
          <table:table-cell/>
          <table:table-cell table:style-name="ce3" office:value-type="float" office:value="1.00001351223696" calcext:value-type="float">
            <text:p>1.0000135122</text:p>
          </table:table-cell>
          <table:table-cell table:style-name="ce3" office:value-type="float" office:value="0.0000784702065548259" calcext:value-type="float">
            <text:p>7.84702065548259E-00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5.8073438748728" calcext:value-type="float">
            <text:p>5.8073438749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5.8073438748728" calcext:value-type="float">
            <text:p>-5.8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" calcext:value-type="float">
            <text:p>29.6355716817</text:p>
          </table:table-cell>
          <table:table-cell/>
          <table:table-cell table:style-name="ce3" office:value-type="float" office:value="29.6355716816914" calcext:value-type="float">
            <text:p>29.6355716817</text:p>
          </table:table-cell>
          <table:table-cell/>
          <table:table-cell table:style-name="ce3" office:value-type="float" office:value="0.999999999999989" calcext:value-type="float">
            <text:p>1</text:p>
          </table:table-cell>
          <table:table-cell table:style-name="ce3" office:value-type="float" office:value="-0.000000000000337507799486048" calcext:value-type="float">
            <text:p>-3.37507799486048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29.6355716816914" calcext:value-type="float">
            <text:p>29.6355716817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9.6355716816914" calcext:value-type="float">
            <text:p>-2.96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1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46" calcext:value-type="float">
            <text:p>146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06.576061806594" calcext:value-type="float">
            <text:p>906.5760618066</text:p>
          </table:table-cell>
          <table:table-cell/>
          <table:table-cell table:style-name="ce4" table:formula="of:=[.F33]" office:value-type="float" office:value="906.573310033744" calcext:value-type="float">
            <text:p>906.5733100337</text:p>
          </table:table-cell>
          <table:table-cell/>
          <table:table-cell table:formula="of:=[.M57]/[.O57]" office:value-type="float" office:value="1.00000303535613" calcext:value-type="float">
            <text:p>1.0000030354</text:p>
          </table:table-cell>
          <table:table-cell table:formula="of:=[.M57]-[.O57]" office:value-type="float" office:value="0.00275177285004702" calcext:value-type="float">
            <text:p>2.75E-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08.58235114409" calcext:value-type="float">
            <text:p>3108.5823511441</text:p>
          </table:table-cell>
          <table:table-cell/>
          <table:table-cell table:style-name="ce4" table:formula="of:=[.F34]" office:value-type="float" office:value="3108.58219173722" calcext:value-type="float">
            <text:p>3108.5821917372</text:p>
          </table:table-cell>
          <table:table-cell/>
          <table:table-cell table:formula="of:=[.M58]/[.O58]" office:value-type="float" office:value="1.00000005127961" calcext:value-type="float">
            <text:p>1.0000000513</text:p>
          </table:table-cell>
          <table:table-cell table:formula="of:=[.M58]-[.O58]" office:value-type="float" office:value="0.000159406869897794" calcext:value-type="float">
            <text:p>1.59E-00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446.77162733594" calcext:value-type="float">
            <text:p>1446.7716273359</text:p>
          </table:table-cell>
          <table:table-cell/>
          <table:table-cell table:style-name="ce4" table:formula="of:=[.F35]" office:value-type="float" office:value="1446.77272315615" calcext:value-type="float">
            <text:p>1446.7727231562</text:p>
          </table:table-cell>
          <table:table-cell/>
          <table:table-cell table:formula="of:=[.M59]/[.O59]" office:value-type="float" office:value="0.999999242576119" calcext:value-type="float">
            <text:p>0.9999992426</text:p>
          </table:table-cell>
          <table:table-cell table:formula="of:=[.M59]-[.O59]" office:value-type="float" office:value="-0.00109582021013921" calcext:value-type="float">
            <text:p>-1.10E-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997019443172" calcext:value-type="float">
            <text:p>1.9970194432</text:p>
          </table:table-cell>
          <table:table-cell/>
          <table:table-cell table:style-name="ce4" table:formula="of:=[.F36]" office:value-type="float" office:value="1.99694802579361" calcext:value-type="float">
            <text:p>1.9969480258</text:p>
          </table:table-cell>
          <table:table-cell/>
          <table:table-cell table:formula="of:=[.M60]/[.O60]" office:value-type="float" office:value="1.00003576326347" calcext:value-type="float">
            <text:p>1.0000357633</text:p>
          </table:table-cell>
          <table:table-cell table:formula="of:=[.M60]-[.O60]" office:value-type="float" office:value="0.000071417378389782" calcext:value-type="float">
            <text:p>7.14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930998543760843" calcext:value-type="float">
            <text:p>0.9309985438</text:p>
          </table:table-cell>
          <table:table-cell/>
          <table:table-cell table:style-name="ce4" table:formula="of:=[.F37]" office:value-type="float" office:value="0.930993945063218" calcext:value-type="float">
            <text:p>0.9309939451</text:p>
          </table:table-cell>
          <table:table-cell/>
          <table:table-cell table:formula="of:=[.M61]/[.O61]" office:value-type="float" office:value="1.00000493955696" calcext:value-type="float">
            <text:p>1.0000049396</text:p>
          </table:table-cell>
          <table:table-cell table:formula="of:=[.M61]-[.O61]" office:value-type="float" office:value="0.00000459869762503562" calcext:value-type="float">
            <text:p>4.60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5.8073438748728" calcext:value-type="float">
            <text:p>5.8073438749</text:p>
          </table:table-cell>
          <table:table-cell/>
          <table:table-cell table:style-name="ce4" table:formula="of:=[.F38]" office:value-type="float" office:value="5.80737251366179" calcext:value-type="float">
            <text:p>5.8073725137</text:p>
          </table:table-cell>
          <table:table-cell/>
          <table:table-cell table:formula="of:=[.M62]/[.O62]" office:value-type="float" office:value="0.999995068546245" calcext:value-type="float">
            <text:p>0.9999950685</text:p>
          </table:table-cell>
          <table:table-cell table:formula="of:=[.M62]-[.O62]" office:value-type="float" office:value="-0.000028638788989177" calcext:value-type="float">
            <text:p>-2.86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9.6355716816914" calcext:value-type="float">
            <text:p>29.6355716817</text:p>
          </table:table-cell>
          <table:table-cell/>
          <table:table-cell table:style-name="ce4" table:formula="of:=[.F39]" office:value-type="float" office:value="29.6355716816918" calcext:value-type="float">
            <text:p>29.6355716817</text:p>
          </table:table-cell>
          <table:table-cell/>
          <table:table-cell table:formula="of:=[.M63]/[.O63]" office:value-type="float" office:value="0.999999999999986" calcext:value-type="float">
            <text:p>1</text:p>
          </table:table-cell>
          <table:table-cell table:formula="of:=[.M63]-[.O63]" office:value-type="float" office:value="-0.000000000000401456645704457" calcext:value-type="float">
            <text:p>-4.01E-013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06.576061806594" calcext:value-type="float">
            <text:p>906.5760618066</text:p>
          </table:table-cell>
          <table:table-cell/>
          <table:table-cell table:style-name="ce4" table:formula="of:=[.F21]" office:value-type="float" office:value="906.568335796079" calcext:value-type="float">
            <text:p>906.5683357961</text:p>
          </table:table-cell>
          <table:table-cell/>
          <table:table-cell table:formula="of:=[.M69]/[.O69]" office:value-type="float" office:value="1.00000852225939" calcext:value-type="float">
            <text:p>1.0000085223</text:p>
          </table:table-cell>
          <table:table-cell table:formula="of:=[.M69]-[.O69]" office:value-type="float" office:value="0.00772601051494348" calcext:value-type="float">
            <text:p>7.73E-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08.58235114409" calcext:value-type="float">
            <text:p>3108.5823511441</text:p>
          </table:table-cell>
          <table:table-cell/>
          <table:table-cell table:style-name="ce4" table:formula="of:=[.F22]" office:value-type="float" office:value="3108.58225479183" calcext:value-type="float">
            <text:p>3108.5822547918</text:p>
          </table:table-cell>
          <table:table-cell/>
          <table:table-cell table:formula="of:=[.M70]/[.O70]" office:value-type="float" office:value="1.00000003099556" calcext:value-type="float">
            <text:p>1.000000031</text:p>
          </table:table-cell>
          <table:table-cell table:formula="of:=[.M70]-[.O70]" office:value-type="float" office:value="0.0000963522597885458" calcext:value-type="float">
            <text:p>9.64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446.77162733594" calcext:value-type="float">
            <text:p>1446.7716273359</text:p>
          </table:table-cell>
          <table:table-cell/>
          <table:table-cell table:style-name="ce4" table:formula="of:=[.F23]" office:value-type="float" office:value="1446.77460623629" calcext:value-type="float">
            <text:p>1446.7746062363</text:p>
          </table:table-cell>
          <table:table-cell/>
          <table:table-cell table:formula="of:=[.M71]/[.O71]" office:value-type="float" office:value="0.999997941005919" calcext:value-type="float">
            <text:p>0.999997941</text:p>
          </table:table-cell>
          <table:table-cell table:formula="of:=[.M71]-[.O71]" office:value-type="float" office:value="-0.0029789003501719" calcext:value-type="float">
            <text:p>-2.98E-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997019443172" calcext:value-type="float">
            <text:p>1.9970194432</text:p>
          </table:table-cell>
          <table:table-cell/>
          <table:table-cell table:style-name="ce4" table:formula="of:=[.F24]" office:value-type="float" office:value="1.99681915878979" calcext:value-type="float">
            <text:p>1.9968191588</text:p>
          </table:table-cell>
          <table:table-cell/>
          <table:table-cell table:formula="of:=[.M72]/[.O72]" office:value-type="float" office:value="1.00010030171302" calcext:value-type="float">
            <text:p>1.0001003017</text:p>
          </table:table-cell>
          <table:table-cell table:formula="of:=[.M72]-[.O72]" office:value-type="float" office:value="0.000200284382209759" calcext:value-type="float">
            <text:p>2.00E-00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930998543760843" calcext:value-type="float">
            <text:p>0.9309985438</text:p>
          </table:table-cell>
          <table:table-cell/>
          <table:table-cell table:style-name="ce4" table:formula="of:=[.F25]" office:value-type="float" office:value="0.930994789157158" calcext:value-type="float">
            <text:p>0.9309947892</text:p>
          </table:table-cell>
          <table:table-cell/>
          <table:table-cell table:formula="of:=[.M73]/[.O73]" office:value-type="float" office:value="1.00000403289441" calcext:value-type="float">
            <text:p>1.0000040329</text:p>
          </table:table-cell>
          <table:table-cell table:formula="of:=[.M73]-[.O73]" office:value-type="float" office:value="0.00000375460368506886" calcext:value-type="float">
            <text:p>3.75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5.8073438748728" calcext:value-type="float">
            <text:p>5.8073438749</text:p>
          </table:table-cell>
          <table:table-cell/>
          <table:table-cell table:style-name="ce4" table:formula="of:=[.F26]" office:value-type="float" office:value="5.80742234509951" calcext:value-type="float">
            <text:p>5.8074223451</text:p>
          </table:table-cell>
          <table:table-cell/>
          <table:table-cell table:formula="of:=[.M74]/[.O74]" office:value-type="float" office:value="0.999986487942146" calcext:value-type="float">
            <text:p>0.9999864879</text:p>
          </table:table-cell>
          <table:table-cell table:formula="of:=[.M74]-[.O74]" office:value-type="float" office:value="-0.0000784702267093706" calcext:value-type="float">
            <text:p>-7.85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9.6355716816914" calcext:value-type="float">
            <text:p>29.6355716817</text:p>
          </table:table-cell>
          <table:table-cell/>
          <table:table-cell table:style-name="ce4" table:formula="of:=[.F27]" office:value-type="float" office:value="29.6355716816909" calcext:value-type="float">
            <text:p>29.6355716817</text:p>
          </table:table-cell>
          <table:table-cell/>
          <table:table-cell table:formula="of:=[.M75]/[.O75]" office:value-type="float" office:value="1.00000000000002" calcext:value-type="float">
            <text:p>1</text:p>
          </table:table-cell>
          <table:table-cell table:formula="of:=[.M75]-[.O75]" office:value-type="float" office:value="0.00000000000049737991503207" calcext:value-type="float">
            <text:p>4.97E-013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120 sec tol. 1e-13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01" calcext:value-type="float">
            <text:p>1.00E-013</text:p>
          </table:table-cell>
          <table:table-cell table:style-name="ce2" table:formula="of:=[.B2]" office:value-type="float" office:value="0.0000000000001" calcext:value-type="float">
            <text:p>1.00E-013</text:p>
          </table:table-cell>
          <table:table-cell table:style-name="ce2" table:formula="of:=[.C2]" office:value-type="float" office:value="0.0000000000001" calcext:value-type="float">
            <text:p>1.00E-013</text:p>
          </table:table-cell>
          <table:table-cell table:style-name="ce2" table:formula="of:=[.D2]" office:value-type="float" office:value="0.0000000000001" calcext:value-type="float">
            <text:p>1.00E-01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120 sec tol. 1e-12'.D4]" office:value-type="string" office:string-value="-0.6 km MOLA" calcext:value-type="string">
            <text:p>-0.6 km MOLA</text:p>
          </table:table-cell>
          <table:table-cell table:style-name="ce1" table:formula="of:=['After 120 sec tol. 1e-12'.E4]" office:value-type="string" office:string-value="TSI Order = " calcext:value-type="string">
            <text:p>TSI Order = </text:p>
          </table:table-cell>
          <table:table-cell table:style-name="ce1" table:formula="of:=['After 120 sec tol. 1e-12'.F4]" office:value-type="float" office:value="20" calcext:value-type="float">
            <text:p>20</text:p>
          </table:table-cell>
          <table:table-cell table:number-columns-repeated="8"/>
          <table:table-cell table:style-name="ce1" table:formula="of:=['After 120 sec tol. 1e-12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After 120 sec tol. 1e-12'.R4]" office:value-type="float" office:value="-0.1" calcext:value-type="float">
            <text:p>-0.1</text:p>
          </table:table-cell>
          <table:table-cell table:number-columns-repeated="2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120 sec tol. 1e-12'.C5]" office:value-type="string" office:string-value="Latitude = " calcext:value-type="string">
            <text:p>Latitude = </text:p>
          </table:table-cell>
          <table:table-cell table:style-name="ce1" table:formula="of:=['After 120 sec tol. 1e-12'.D5]" office:value-type="float" office:value="21" calcext:value-type="float">
            <text:p>21</text:p>
          </table:table-cell>
          <table:table-cell table:style-name="ce1" table:formula="of:=['After 120 sec tol. 1e-12'.E5]" office:value-type="string" office:string-value="Longitude = " calcext:value-type="string">
            <text:p>Longitude = </text:p>
          </table:table-cell>
          <table:table-cell table:style-name="ce1" table:formula="of:=['After 120 sec tol. 1e-12'.F5]" office:value-type="float" office:value="74.5" calcext:value-type="float">
            <text:p>74.5</text:p>
          </table:table-cell>
          <table:table-cell table:style-name="ce1" table:formula="of:=['After 120 sec tol. 1e-12'.G5]" office:value-type="string" office:string-value="FPA = " calcext:value-type="string">
            <text:p>FPA = </text:p>
          </table:table-cell>
          <table:table-cell table:style-name="ce1" table:formula="of:=['After 120 sec tol. 1e-12'.H5]" office:value-type="float" office:value="89" calcext:value-type="float">
            <text:p>89</text:p>
          </table:table-cell>
          <table:table-cell table:style-name="ce1" table:formula="of:=['After 120 sec tol. 1e-12'.I5]" office:value-type="string" office:string-value="Azimuth = " calcext:value-type="string">
            <text:p>Azimuth = </text:p>
          </table:table-cell>
          <table:table-cell table:style-name="ce1" table:formula="of:=['After 120 sec tol. 1e-12'.J5]" office:value-type="float" office:value="90" calcext:value-type="float">
            <text:p>90</text:p>
          </table:table-cell>
          <table:table-cell table:style-name="ce1" table:formula="of:=['After 120 sec tol. 1e-12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120 sec tol. 1e-12'.M5]" office:value-type="float" office:value="0.00001" calcext:value-type="float">
            <text:p>0.00001</text:p>
          </table:table-cell>
          <table:table-cell/>
          <table:table-cell table:style-name="ce1" table:formula="of:=['After 120 sec tol. 1e-12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After 120 sec tol. 1e-12'.R5]" office:value-type="float" office:value="-0.1" calcext:value-type="float">
            <text:p>-0.1</text:p>
          </table:table-cell>
          <table:table-cell table:number-columns-repeated="2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120 sec tol. 1e-12'.D6]" office:value-type="float" office:value="120" calcext:value-type="float">
            <text:p>12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906.574727796887" calcext:value-type="float">
            <text:p>906.5747277969</text:p>
          </table:table-cell>
          <table:table-cell/>
          <table:table-cell table:style-name="ce4" table:formula="of:=['After 120 sec tol. 1e-12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906.574727796887" calcext:value-type="float">
            <text:p>906.574727796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906.574727796735" calcext:value-type="float">
            <text:p>906.5747277967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906.574727796735" calcext:value-type="float">
            <text:p>-9.07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08.58221678076" calcext:value-type="float">
            <text:p>3108.5822167808</text:p>
          </table:table-cell>
          <table:table-cell/>
          <table:table-cell table:style-name="ce4" table:formula="of:=['After 120 sec tol. 1e-12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08.58221678076" calcext:value-type="float">
            <text:p>3108.58221678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08.58221678035" calcext:value-type="float">
            <text:p>3108.5822167804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08.58221678035" calcext:value-type="float">
            <text:p>-3.11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446.77217444985" calcext:value-type="float">
            <text:p>1446.7721744499</text:p>
          </table:table-cell>
          <table:table-cell/>
          <table:table-cell table:style-name="ce4" table:formula="of:=['After 120 sec tol. 1e-12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446.77217444985" calcext:value-type="float">
            <text:p>1446.772174449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446.77217444989" calcext:value-type="float">
            <text:p>1446.7721744499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446.77217444989" calcext:value-type="float">
            <text:p>-1.45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99698478393051" calcext:value-type="float">
            <text:p>1.9969847839</text:p>
          </table:table-cell>
          <table:table-cell/>
          <table:table-cell table:style-name="ce4" table:formula="of:=['After 120 sec tol. 1e-12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99698478393051" calcext:value-type="float">
            <text:p>1.996984783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99698478393067" calcext:value-type="float">
            <text:p>1.9969847839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99698478393067" calcext:value-type="float">
            <text:p>-2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930994826030768" calcext:value-type="float">
            <text:p>0.930994826</text:p>
          </table:table-cell>
          <table:table-cell/>
          <table:table-cell table:style-name="ce4" table:formula="of:=['After 120 sec tol. 1e-12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.930994826030768" calcext:value-type="float">
            <text:p>0.93099482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930994826020778" calcext:value-type="float">
            <text:p>0.930994826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0.930994826020778" calcext:value-type="float">
            <text:p>-9.31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5.80735807321134" calcext:value-type="float">
            <text:p>5.8073580732</text:p>
          </table:table-cell>
          <table:table-cell/>
          <table:table-cell table:style-name="ce4" table:formula="of:=['After 120 sec tol. 1e-12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5.80735807321134" calcext:value-type="float">
            <text:p>5.807358073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5.80735807322147" calcext:value-type="float">
            <text:p>5.8073580732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5.80735807322147" calcext:value-type="float">
            <text:p>-5.8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9.6355716816913" calcext:value-type="float">
            <text:p>29.6355716817</text:p>
          </table:table-cell>
          <table:table-cell/>
          <table:table-cell table:style-name="ce4" table:formula="of:=['After 120 sec tol. 1e-12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9.6355716816913" calcext:value-type="float">
            <text:p>29.635571681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9.6355716816912" calcext:value-type="float">
            <text:p>29.635571681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9.6355716816912" calcext:value-type="float">
            <text:p>-2.96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120 sec tol. 1e-12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37" calcext:value-type="float">
            <text:p>37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2" calcext:value-type="float">
            <text:p>0.02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6.574727796887" calcext:value-type="float">
            <text:p>906.5747277969</text:p>
          </table:table-cell>
          <table:table-cell/>
          <table:table-cell table:style-name="ce3" office:value-type="float" office:value="906.574727796735" calcext:value-type="float">
            <text:p>906.5747277967</text:p>
          </table:table-cell>
          <table:table-cell/>
          <table:table-cell table:style-name="ce3" office:value-type="float" office:value="1.00000000000017" calcext:value-type="float">
            <text:p>1</text:p>
          </table:table-cell>
          <table:table-cell table:style-name="ce3" office:value-type="float" office:value="0.000000000151544554682914" calcext:value-type="float">
            <text:p>1.51544554682914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906.571508659607" calcext:value-type="float">
            <text:p>906.5715086596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906.571508659607" calcext:value-type="float">
            <text:p>-9.0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08.58221678076" calcext:value-type="float">
            <text:p>3108.5822167808</text:p>
          </table:table-cell>
          <table:table-cell/>
          <table:table-cell table:style-name="ce3" office:value-type="float" office:value="3108.58221678035" calcext:value-type="float">
            <text:p>3108.5822167804</text:p>
          </table:table-cell>
          <table:table-cell/>
          <table:table-cell table:style-name="ce3" office:value-type="float" office:value="1.00000000000013" calcext:value-type="float">
            <text:p>1</text:p>
          </table:table-cell>
          <table:table-cell table:style-name="ce3" office:value-type="float" office:value="0.000000000413365341955796" calcext:value-type="float">
            <text:p>4.13365341955796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08.58204469411" calcext:value-type="float">
            <text:p>3108.5820446941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08.58204469411" calcext:value-type="float">
            <text:p>-3.11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446.77217444985" calcext:value-type="float">
            <text:p>1446.7721744499</text:p>
          </table:table-cell>
          <table:table-cell/>
          <table:table-cell table:style-name="ce3" office:value-type="float" office:value="1446.77217444989" calcext:value-type="float">
            <text:p>1446.7721744499</text:p>
          </table:table-cell>
          <table:table-cell/>
          <table:table-cell table:style-name="ce3" office:value-type="float" office:value="0.99999999999997" calcext:value-type="float">
            <text:p>1</text:p>
          </table:table-cell>
          <table:table-cell table:style-name="ce3" office:value-type="float" office:value="-0.0000000000434283720096573" calcext:value-type="float">
            <text:p>-4.34283720096573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446.77345235513" calcext:value-type="float">
            <text:p>1446.7734523551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446.77345235513" calcext:value-type="float">
            <text:p>-1.45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99698478393051" calcext:value-type="float">
            <text:p>1.9969847839</text:p>
          </table:table-cell>
          <table:table-cell/>
          <table:table-cell table:style-name="ce3" office:value-type="float" office:value="1.99698478393067" calcext:value-type="float">
            <text:p>1.9969847839</text:p>
          </table:table-cell>
          <table:table-cell/>
          <table:table-cell table:style-name="ce3" office:value-type="float" office:value="0.99999999999992" calcext:value-type="float">
            <text:p>1</text:p>
          </table:table-cell>
          <table:table-cell table:style-name="ce3" office:value-type="float" office:value="-0.000000000000160760293965723" calcext:value-type="float">
            <text:p>-1.60760293965723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99690124645542" calcext:value-type="float">
            <text:p>1.9969012465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99690124645542" calcext:value-type="float">
            <text:p>-2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930994826030768" calcext:value-type="float">
            <text:p>0.930994826</text:p>
          </table:table-cell>
          <table:table-cell/>
          <table:table-cell table:style-name="ce3" office:value-type="float" office:value="0.930994826020778" calcext:value-type="float">
            <text:p>0.930994826</text:p>
          </table:table-cell>
          <table:table-cell/>
          <table:table-cell table:style-name="ce3" office:value-type="float" office:value="1.00000000001073" calcext:value-type="float">
            <text:p>1</text:p>
          </table:table-cell>
          <table:table-cell table:style-name="ce3" office:value-type="float" office:value="0.00000000000999045290939193" calcext:value-type="float">
            <text:p>9.99045290939193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.930989821598" calcext:value-type="float">
            <text:p>0.9309898216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0.930989821598" calcext:value-type="float">
            <text:p>-9.31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5.80735807321134" calcext:value-type="float">
            <text:p>5.8073580732</text:p>
          </table:table-cell>
          <table:table-cell/>
          <table:table-cell table:style-name="ce3" office:value-type="float" office:value="5.80735807322147" calcext:value-type="float">
            <text:p>5.8073580732</text:p>
          </table:table-cell>
          <table:table-cell/>
          <table:table-cell table:style-name="ce3" office:value-type="float" office:value="0.999999999998256" calcext:value-type="float">
            <text:p>1</text:p>
          </table:table-cell>
          <table:table-cell table:style-name="ce3" office:value-type="float" office:value="-0.0000000000101287866982602" calcext:value-type="float">
            <text:p>-1.01287866982602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5.80739149619832" calcext:value-type="float">
            <text:p>5.8073914962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5.80739149619832" calcext:value-type="float">
            <text:p>-5.8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3" calcext:value-type="float">
            <text:p>29.6355716817</text:p>
          </table:table-cell>
          <table:table-cell/>
          <table:table-cell table:style-name="ce3" office:value-type="float" office:value="29.6355716816912" calcext:value-type="float">
            <text:p>29.635571681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99475983006414" calcext:value-type="float">
            <text:p>9.947598300641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9.635571681692" calcext:value-type="float">
            <text:p>29.6355716817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9.635571681692" calcext:value-type="float">
            <text:p>-2.96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2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45" calcext:value-type="float">
            <text:p>4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6.574727796887" calcext:value-type="float">
            <text:p>906.5747277969</text:p>
          </table:table-cell>
          <table:table-cell/>
          <table:table-cell table:style-name="ce3" office:value-type="float" office:value="906.571508659607" calcext:value-type="float">
            <text:p>906.5715086596</text:p>
          </table:table-cell>
          <table:table-cell/>
          <table:table-cell table:style-name="ce3" office:value-type="float" office:value="1.00000355089174" calcext:value-type="float">
            <text:p>1.0000035509</text:p>
          </table:table-cell>
          <table:table-cell table:style-name="ce3" office:value-type="float" office:value="0.00321913727998435" calcext:value-type="float">
            <text:p>0.003219137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906.571508659607" calcext:value-type="float">
            <text:p>906.5715086596</text:p>
          </table:table-cell>
          <table:table-cell/>
          <table:table-cell table:style-name="ce4" table:formula="of:=[.F21]" office:value-type="float" office:value="906.574727796735" calcext:value-type="float">
            <text:p>906.5747277967</text:p>
          </table:table-cell>
          <table:table-cell/>
          <table:table-cell table:formula="of:=[.M33]/[.O33]" office:value-type="float" office:value="0.999996449121038" calcext:value-type="float">
            <text:p>0.9999964491</text:p>
          </table:table-cell>
          <table:table-cell table:formula="of:=[.M33]-[.O33]" office:value-type="float" office:value="-0.00321913712798505" calcext:value-type="float">
            <text:p>-3.22E-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08.58221678076" calcext:value-type="float">
            <text:p>3108.5822167808</text:p>
          </table:table-cell>
          <table:table-cell/>
          <table:table-cell table:style-name="ce3" office:value-type="float" office:value="3108.58204469411" calcext:value-type="float">
            <text:p>3108.5820446941</text:p>
          </table:table-cell>
          <table:table-cell/>
          <table:table-cell table:style-name="ce3" office:value-type="float" office:value="1.00000005535857" calcext:value-type="float">
            <text:p>1.0000000554</text:p>
          </table:table-cell>
          <table:table-cell table:style-name="ce3" office:value-type="float" office:value="0.000172086653037695" calcext:value-type="float">
            <text:p>0.000172086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08.58204469411" calcext:value-type="float">
            <text:p>3108.5820446941</text:p>
          </table:table-cell>
          <table:table-cell/>
          <table:table-cell table:style-name="ce4" table:formula="of:=[.F22]" office:value-type="float" office:value="3108.58221678035" calcext:value-type="float">
            <text:p>3108.5822167804</text:p>
          </table:table-cell>
          <table:table-cell/>
          <table:table-cell table:formula="of:=[.M34]/[.O34]" office:value-type="float" office:value="0.999999944641567" calcext:value-type="float">
            <text:p>0.9999999446</text:p>
          </table:table-cell>
          <table:table-cell table:formula="of:=[.M34]-[.O34]" office:value-type="float" office:value="-0.000172086239672353" calcext:value-type="float">
            <text:p>-1.72E-0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446.77217444985" calcext:value-type="float">
            <text:p>1446.7721744499</text:p>
          </table:table-cell>
          <table:table-cell/>
          <table:table-cell table:style-name="ce3" office:value-type="float" office:value="1446.77345235513" calcext:value-type="float">
            <text:p>1446.7734523551</text:p>
          </table:table-cell>
          <table:table-cell/>
          <table:table-cell table:style-name="ce3" office:value-type="float" office:value="0.999999116720533" calcext:value-type="float">
            <text:p>0.9999991167</text:p>
          </table:table-cell>
          <table:table-cell table:style-name="ce3" office:value-type="float" office:value="-0.00127790528426885" calcext:value-type="float">
            <text:p>-0.001277905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446.77345235513" calcext:value-type="float">
            <text:p>1446.7734523551</text:p>
          </table:table-cell>
          <table:table-cell/>
          <table:table-cell table:style-name="ce4" table:formula="of:=[.F23]" office:value-type="float" office:value="1446.77217444989" calcext:value-type="float">
            <text:p>1446.7721744499</text:p>
          </table:table-cell>
          <table:table-cell/>
          <table:table-cell table:formula="of:=[.M35]/[.O35]" office:value-type="float" office:value="1.00000088328022" calcext:value-type="float">
            <text:p>1.0000008833</text:p>
          </table:table-cell>
          <table:table-cell table:formula="of:=[.M35]-[.O35]" office:value-type="float" office:value="0.00127790524015836" calcext:value-type="float">
            <text:p>1.28E-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99698478393051" calcext:value-type="float">
            <text:p>1.9969847839</text:p>
          </table:table-cell>
          <table:table-cell/>
          <table:table-cell table:style-name="ce3" office:value-type="float" office:value="1.99690124645542" calcext:value-type="float">
            <text:p>1.9969012465</text:p>
          </table:table-cell>
          <table:table-cell/>
          <table:table-cell table:style-name="ce3" office:value-type="float" office:value="1.00004183355348" calcext:value-type="float">
            <text:p>1.0000418336</text:p>
          </table:table-cell>
          <table:table-cell table:style-name="ce3" office:value-type="float" office:value="0.0000835374750860485" calcext:value-type="float">
            <text:p>8.35374750860485E-00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99690124645542" calcext:value-type="float">
            <text:p>1.9969012465</text:p>
          </table:table-cell>
          <table:table-cell/>
          <table:table-cell table:style-name="ce4" table:formula="of:=[.F24]" office:value-type="float" office:value="1.99698478393067" calcext:value-type="float">
            <text:p>1.9969847839</text:p>
          </table:table-cell>
          <table:table-cell/>
          <table:table-cell table:formula="of:=[.M36]/[.O36]" office:value-type="float" office:value="0.999958168196412" calcext:value-type="float">
            <text:p>0.9999581682</text:p>
          </table:table-cell>
          <table:table-cell table:formula="of:=[.M36]-[.O36]" office:value-type="float" office:value="-0.0000835374752501394" calcext:value-type="float">
            <text:p>-8.35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930994826030768" calcext:value-type="float">
            <text:p>0.930994826</text:p>
          </table:table-cell>
          <table:table-cell/>
          <table:table-cell table:style-name="ce3" office:value-type="float" office:value="0.930989821598" calcext:value-type="float">
            <text:p>0.9309898216</text:p>
          </table:table-cell>
          <table:table-cell/>
          <table:table-cell table:style-name="ce3" office:value-type="float" office:value="1.00000537538935" calcext:value-type="float">
            <text:p>1.0000053754</text:p>
          </table:table-cell>
          <table:table-cell table:style-name="ce3" office:value-type="float" office:value="0.00000500443276785223" calcext:value-type="float">
            <text:p>5.00443276785223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930989821598" calcext:value-type="float">
            <text:p>0.9309898216</text:p>
          </table:table-cell>
          <table:table-cell/>
          <table:table-cell table:style-name="ce4" table:formula="of:=[.F25]" office:value-type="float" office:value="0.930994826020778" calcext:value-type="float">
            <text:p>0.930994826</text:p>
          </table:table-cell>
          <table:table-cell/>
          <table:table-cell table:formula="of:=[.M37]/[.O37]" office:value-type="float" office:value="0.999994624650279" calcext:value-type="float">
            <text:p>0.9999946247</text:p>
          </table:table-cell>
          <table:table-cell table:formula="of:=[.M37]-[.O37]" office:value-type="float" office:value="-0.00000500442277806545" calcext:value-type="float">
            <text:p>-5.00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5.80735807321134" calcext:value-type="float">
            <text:p>5.8073580732</text:p>
          </table:table-cell>
          <table:table-cell/>
          <table:table-cell table:style-name="ce3" office:value-type="float" office:value="5.80739149619832" calcext:value-type="float">
            <text:p>5.8073914962</text:p>
          </table:table-cell>
          <table:table-cell/>
          <table:table-cell table:style-name="ce3" office:value-type="float" office:value="0.999994244750505" calcext:value-type="float">
            <text:p>0.9999942448</text:p>
          </table:table-cell>
          <table:table-cell table:style-name="ce3" office:value-type="float" office:value="-0.0000334229869753955" calcext:value-type="float">
            <text:p>-0.00003342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5.80739149619832" calcext:value-type="float">
            <text:p>5.8073914962</text:p>
          </table:table-cell>
          <table:table-cell/>
          <table:table-cell table:style-name="ce4" table:formula="of:=[.F26]" office:value-type="float" office:value="5.80735807322147" calcext:value-type="float">
            <text:p>5.8073580732</text:p>
          </table:table-cell>
          <table:table-cell/>
          <table:table-cell table:formula="of:=[.M38]/[.O38]" office:value-type="float" office:value="1.00000575528087" calcext:value-type="float">
            <text:p>1.0000057553</text:p>
          </table:table-cell>
          <table:table-cell table:formula="of:=[.M38]-[.O38]" office:value-type="float" office:value="0.0000334229768492733" calcext:value-type="float">
            <text:p>3.34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3" calcext:value-type="float">
            <text:p>29.6355716817</text:p>
          </table:table-cell>
          <table:table-cell/>
          <table:table-cell table:style-name="ce3" office:value-type="float" office:value="29.635571681692" calcext:value-type="float">
            <text:p>29.6355716817</text:p>
          </table:table-cell>
          <table:table-cell/>
          <table:table-cell table:style-name="ce3" office:value-type="float" office:value="0.999999999999979" calcext:value-type="float">
            <text:p>1</text:p>
          </table:table-cell>
          <table:table-cell table:style-name="ce3" office:value-type="float" office:value="-0.000000000000625277607468888" calcext:value-type="float">
            <text:p>-6.25277607468888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9.635571681692" calcext:value-type="float">
            <text:p>29.6355716817</text:p>
          </table:table-cell>
          <table:table-cell/>
          <table:table-cell table:style-name="ce4" table:formula="of:=[.F27]" office:value-type="float" office:value="29.6355716816912" calcext:value-type="float">
            <text:p>29.6355716817</text:p>
          </table:table-cell>
          <table:table-cell/>
          <table:table-cell table:formula="of:=[.M39]/[.O39]" office:value-type="float" office:value="1.00000000000003" calcext:value-type="float">
            <text:p>1</text:p>
          </table:table-cell>
          <table:table-cell table:formula="of:=[.M39]-[.O39]" office:value-type="float" office:value="0.000000000000799360577730113" calcext:value-type="float">
            <text:p>7.99E-013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2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09" calcext:value-type="float">
            <text:p>60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5" calcext:value-type="float">
            <text:p>0.05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6.574727796887" calcext:value-type="float">
            <text:p>906.5747277969</text:p>
          </table:table-cell>
          <table:table-cell/>
          <table:table-cell table:style-name="ce3" office:value-type="float" office:value="906.570632072331" calcext:value-type="float">
            <text:p>906.5706320723</text:p>
          </table:table-cell>
          <table:table-cell/>
          <table:table-cell table:style-name="ce3" office:value-type="float" office:value="1.00000451782179" calcext:value-type="float">
            <text:p>1.0000045178</text:p>
          </table:table-cell>
          <table:table-cell table:style-name="ce3" office:value-type="float" office:value="0.00409572455555463" calcext:value-type="float">
            <text:p>0.004095724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906.570632072331" calcext:value-type="float">
            <text:p>906.5706320723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906.570632072331" calcext:value-type="float">
            <text:p>-9.0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08.58221678076" calcext:value-type="float">
            <text:p>3108.5822167808</text:p>
          </table:table-cell>
          <table:table-cell/>
          <table:table-cell table:style-name="ce3" office:value-type="float" office:value="3108.5820953187" calcext:value-type="float">
            <text:p>3108.5820953187</text:p>
          </table:table-cell>
          <table:table-cell/>
          <table:table-cell table:style-name="ce3" office:value-type="float" office:value="1.00000003907314" calcext:value-type="float">
            <text:p>1.0000000391</text:p>
          </table:table-cell>
          <table:table-cell table:style-name="ce3" office:value-type="float" office:value="0.000121462062452338" calcext:value-type="float">
            <text:p>0.000121462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108.5820953187" calcext:value-type="float">
            <text:p>3108.5820953187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08.5820953187" calcext:value-type="float">
            <text:p>-3.11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446.77217444985" calcext:value-type="float">
            <text:p>1446.7721744499</text:p>
          </table:table-cell>
          <table:table-cell/>
          <table:table-cell table:style-name="ce3" office:value-type="float" office:value="1446.77377321396" calcext:value-type="float">
            <text:p>1446.773773214</text:p>
          </table:table-cell>
          <table:table-cell/>
          <table:table-cell table:style-name="ce3" office:value-type="float" office:value="0.999998894945333" calcext:value-type="float">
            <text:p>0.9999988949</text:p>
          </table:table-cell>
          <table:table-cell table:style-name="ce3" office:value-type="float" office:value="-0.00159876411089499" calcext:value-type="float">
            <text:p>-0.001598764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446.77377321396" calcext:value-type="float">
            <text:p>1446.773773214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446.77377321396" calcext:value-type="float">
            <text:p>-1.45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99698478393051" calcext:value-type="float">
            <text:p>1.9969847839</text:p>
          </table:table-cell>
          <table:table-cell/>
          <table:table-cell table:style-name="ce3" office:value-type="float" office:value="1.99687856270728" calcext:value-type="float">
            <text:p>1.9968785627</text:p>
          </table:table-cell>
          <table:table-cell/>
          <table:table-cell table:style-name="ce3" office:value-type="float" office:value="1.00005319363191" calcext:value-type="float">
            <text:p>1.0000531936</text:p>
          </table:table-cell>
          <table:table-cell table:style-name="ce3" office:value-type="float" office:value="0.000106221223234337" calcext:value-type="float">
            <text:p>0.00010622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1.99687856270728" calcext:value-type="float">
            <text:p>1.9968785627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1.99687856270728" calcext:value-type="float">
            <text:p>-2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930994826030768" calcext:value-type="float">
            <text:p>0.930994826</text:p>
          </table:table-cell>
          <table:table-cell/>
          <table:table-cell table:style-name="ce3" office:value-type="float" office:value="0.930991000546725" calcext:value-type="float">
            <text:p>0.9309910005</text:p>
          </table:table-cell>
          <table:table-cell/>
          <table:table-cell table:style-name="ce3" office:value-type="float" office:value="1.00000410904514" calcext:value-type="float">
            <text:p>1.000004109</text:p>
          </table:table-cell>
          <table:table-cell table:style-name="ce3" office:value-type="float" office:value="0.00000382548404287419" calcext:value-type="float">
            <text:p>3.82548404287419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.930991000546725" calcext:value-type="float">
            <text:p>0.9309910005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0.930991000546725" calcext:value-type="float">
            <text:p>-9.31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5.80735807321134" calcext:value-type="float">
            <text:p>5.8073580732</text:p>
          </table:table-cell>
          <table:table-cell/>
          <table:table-cell table:style-name="ce3" office:value-type="float" office:value="5.80740006003978" calcext:value-type="float">
            <text:p>5.80740006</text:p>
          </table:table-cell>
          <table:table-cell/>
          <table:table-cell table:style-name="ce3" office:value-type="float" office:value="0.999992770116058" calcext:value-type="float">
            <text:p>0.9999927701</text:p>
          </table:table-cell>
          <table:table-cell table:style-name="ce3" office:value-type="float" office:value="-0.000041986828441587" calcext:value-type="float">
            <text:p>-4.1986828441587E-00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5.80740006003978" calcext:value-type="float">
            <text:p>5.80740006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5.80740006003978" calcext:value-type="float">
            <text:p>-5.8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3" calcext:value-type="float">
            <text:p>29.6355716817</text:p>
          </table:table-cell>
          <table:table-cell/>
          <table:table-cell table:style-name="ce3" office:value-type="float" office:value="29.6355716816908" calcext:value-type="float">
            <text:p>29.6355716817</text:p>
          </table:table-cell>
          <table:table-cell/>
          <table:table-cell table:style-name="ce3" office:value-type="float" office:value="1.00000000000002" calcext:value-type="float">
            <text:p>1</text:p>
          </table:table-cell>
          <table:table-cell table:style-name="ce3" office:value-type="float" office:value="0.000000000000561328761250479" calcext:value-type="float">
            <text:p>5.61328761250479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29.6355716816908" calcext:value-type="float">
            <text:p>29.6355716817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9.6355716816908" calcext:value-type="float">
            <text:p>-2.96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2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233" calcext:value-type="float">
            <text:p>123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6" calcext:value-type="float">
            <text:p>0.06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06.570632072331" calcext:value-type="float">
            <text:p>906.5706320723</text:p>
          </table:table-cell>
          <table:table-cell/>
          <table:table-cell table:style-name="ce4" table:formula="of:=[.F33]" office:value-type="float" office:value="906.571508659607" calcext:value-type="float">
            <text:p>906.5715086596</text:p>
          </table:table-cell>
          <table:table-cell/>
          <table:table-cell table:formula="of:=[.M57]/[.O57]" office:value-type="float" office:value="0.999999033074316" calcext:value-type="float">
            <text:p>0.9999990331</text:p>
          </table:table-cell>
          <table:table-cell table:formula="of:=[.M57]-[.O57]" office:value-type="float" office:value="-0.00087658727602502" calcext:value-type="float">
            <text:p>-8.77E-00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08.5820953187" calcext:value-type="float">
            <text:p>3108.5820953187</text:p>
          </table:table-cell>
          <table:table-cell/>
          <table:table-cell table:style-name="ce4" table:formula="of:=[.F34]" office:value-type="float" office:value="3108.58204469411" calcext:value-type="float">
            <text:p>3108.5820446941</text:p>
          </table:table-cell>
          <table:table-cell/>
          <table:table-cell table:formula="of:=[.M58]/[.O58]" office:value-type="float" office:value="1.00000001628543" calcext:value-type="float">
            <text:p>1.0000000163</text:p>
          </table:table-cell>
          <table:table-cell table:formula="of:=[.M58]-[.O58]" office:value-type="float" office:value="0.0000506245896758628" calcext:value-type="float">
            <text:p>5.06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446.77377321396" calcext:value-type="float">
            <text:p>1446.773773214</text:p>
          </table:table-cell>
          <table:table-cell/>
          <table:table-cell table:style-name="ce4" table:formula="of:=[.F35]" office:value-type="float" office:value="1446.77345235513" calcext:value-type="float">
            <text:p>1446.7734523551</text:p>
          </table:table-cell>
          <table:table-cell/>
          <table:table-cell table:formula="of:=[.M59]/[.O59]" office:value-type="float" office:value="1.00000022177545" calcext:value-type="float">
            <text:p>1.0000002218</text:p>
          </table:table-cell>
          <table:table-cell table:formula="of:=[.M59]-[.O59]" office:value-type="float" office:value="0.000320858830036741" calcext:value-type="float">
            <text:p>3.21E-00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99687856270728" calcext:value-type="float">
            <text:p>1.9968785627</text:p>
          </table:table-cell>
          <table:table-cell/>
          <table:table-cell table:style-name="ce4" table:formula="of:=[.F36]" office:value-type="float" office:value="1.99690124645542" calcext:value-type="float">
            <text:p>1.9969012465</text:p>
          </table:table-cell>
          <table:table-cell/>
          <table:table-cell table:formula="of:=[.M60]/[.O60]" office:value-type="float" office:value="0.999988640525825" calcext:value-type="float">
            <text:p>0.9999886405</text:p>
          </table:table-cell>
          <table:table-cell table:formula="of:=[.M60]-[.O60]" office:value-type="float" office:value="-0.0000226837481398512" calcext:value-type="float">
            <text:p>-2.27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930991000546725" calcext:value-type="float">
            <text:p>0.9309910005</text:p>
          </table:table-cell>
          <table:table-cell/>
          <table:table-cell table:style-name="ce4" table:formula="of:=[.F37]" office:value-type="float" office:value="0.930989821598" calcext:value-type="float">
            <text:p>0.9309898216</text:p>
          </table:table-cell>
          <table:table-cell/>
          <table:table-cell table:formula="of:=[.M61]/[.O61]" office:value-type="float" office:value="1.00000126633901" calcext:value-type="float">
            <text:p>1.0000012663</text:p>
          </table:table-cell>
          <table:table-cell table:formula="of:=[.M61]-[.O61]" office:value-type="float" office:value="0.00000117894872508906" calcext:value-type="float">
            <text:p>1.18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5.80740006003978" calcext:value-type="float">
            <text:p>5.80740006</text:p>
          </table:table-cell>
          <table:table-cell/>
          <table:table-cell table:style-name="ce4" table:formula="of:=[.F38]" office:value-type="float" office:value="5.80739149619832" calcext:value-type="float">
            <text:p>5.8073914962</text:p>
          </table:table-cell>
          <table:table-cell/>
          <table:table-cell table:formula="of:=[.M62]/[.O62]" office:value-type="float" office:value="1.00000147464511" calcext:value-type="float">
            <text:p>1.0000014746</text:p>
          </table:table-cell>
          <table:table-cell table:formula="of:=[.M62]-[.O62]" office:value-type="float" office:value="0.00000856384145997424" calcext:value-type="float">
            <text:p>8.56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9.6355716816908" calcext:value-type="float">
            <text:p>29.6355716817</text:p>
          </table:table-cell>
          <table:table-cell/>
          <table:table-cell table:style-name="ce4" table:formula="of:=[.F39]" office:value-type="float" office:value="29.635571681692" calcext:value-type="float">
            <text:p>29.6355716817</text:p>
          </table:table-cell>
          <table:table-cell/>
          <table:table-cell table:formula="of:=[.M63]/[.O63]" office:value-type="float" office:value="0.99999999999996" calcext:value-type="float">
            <text:p>1</text:p>
          </table:table-cell>
          <table:table-cell table:formula="of:=[.M63]-[.O63]" office:value-type="float" office:value="-0.00000000000120081722343457" calcext:value-type="float">
            <text:p>-1.20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06.570632072331" calcext:value-type="float">
            <text:p>906.5706320723</text:p>
          </table:table-cell>
          <table:table-cell/>
          <table:table-cell table:style-name="ce4" table:formula="of:=[.F21]" office:value-type="float" office:value="906.574727796735" calcext:value-type="float">
            <text:p>906.5747277967</text:p>
          </table:table-cell>
          <table:table-cell/>
          <table:table-cell table:formula="of:=[.M69]/[.O69]" office:value-type="float" office:value="0.999995482198788" calcext:value-type="float">
            <text:p>0.9999954822</text:p>
          </table:table-cell>
          <table:table-cell table:formula="of:=[.M69]-[.O69]" office:value-type="float" office:value="-0.00409572440401007" calcext:value-type="float">
            <text:p>-4.10E-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08.5820953187" calcext:value-type="float">
            <text:p>3108.5820953187</text:p>
          </table:table-cell>
          <table:table-cell/>
          <table:table-cell table:style-name="ce4" table:formula="of:=[.F22]" office:value-type="float" office:value="3108.58221678035" calcext:value-type="float">
            <text:p>3108.5822167804</text:p>
          </table:table-cell>
          <table:table-cell/>
          <table:table-cell table:formula="of:=[.M70]/[.O70]" office:value-type="float" office:value="0.999999960926994" calcext:value-type="float">
            <text:p>0.9999999609</text:p>
          </table:table-cell>
          <table:table-cell table:formula="of:=[.M70]-[.O70]" office:value-type="float" office:value="-0.00012146164999649" calcext:value-type="float">
            <text:p>-1.21E-00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446.77377321396" calcext:value-type="float">
            <text:p>1446.773773214</text:p>
          </table:table-cell>
          <table:table-cell/>
          <table:table-cell table:style-name="ce4" table:formula="of:=[.F23]" office:value-type="float" office:value="1446.77217444989" calcext:value-type="float">
            <text:p>1446.7721744499</text:p>
          </table:table-cell>
          <table:table-cell/>
          <table:table-cell table:formula="of:=[.M71]/[.O71]" office:value-type="float" office:value="1.00000110505586" calcext:value-type="float">
            <text:p>1.0000011051</text:p>
          </table:table-cell>
          <table:table-cell table:formula="of:=[.M71]-[.O71]" office:value-type="float" office:value="0.0015987640701951" calcext:value-type="float">
            <text:p>1.60E-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99687856270728" calcext:value-type="float">
            <text:p>1.9968785627</text:p>
          </table:table-cell>
          <table:table-cell/>
          <table:table-cell table:style-name="ce4" table:formula="of:=[.F24]" office:value-type="float" office:value="1.99698478393067" calcext:value-type="float">
            <text:p>1.9969847839</text:p>
          </table:table-cell>
          <table:table-cell/>
          <table:table-cell table:formula="of:=[.M72]/[.O72]" office:value-type="float" office:value="0.999946809197424" calcext:value-type="float">
            <text:p>0.9999468092</text:p>
          </table:table-cell>
          <table:table-cell table:formula="of:=[.M72]-[.O72]" office:value-type="float" office:value="-0.000106221223389991" calcext:value-type="float">
            <text:p>-1.06E-00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930991000546725" calcext:value-type="float">
            <text:p>0.9309910005</text:p>
          </table:table-cell>
          <table:table-cell/>
          <table:table-cell table:style-name="ce4" table:formula="of:=[.F25]" office:value-type="float" office:value="0.930994826020778" calcext:value-type="float">
            <text:p>0.930994826</text:p>
          </table:table-cell>
          <table:table-cell/>
          <table:table-cell table:formula="of:=[.M73]/[.O73]" office:value-type="float" office:value="0.999995890982478" calcext:value-type="float">
            <text:p>0.999995891</text:p>
          </table:table-cell>
          <table:table-cell table:formula="of:=[.M73]-[.O73]" office:value-type="float" office:value="-0.0000038254740529764" calcext:value-type="float">
            <text:p>-3.83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5.80740006003978" calcext:value-type="float">
            <text:p>5.80740006</text:p>
          </table:table-cell>
          <table:table-cell/>
          <table:table-cell table:style-name="ce4" table:formula="of:=[.F26]" office:value-type="float" office:value="5.80735807322147" calcext:value-type="float">
            <text:p>5.8073580732</text:p>
          </table:table-cell>
          <table:table-cell/>
          <table:table-cell table:formula="of:=[.M74]/[.O74]" office:value-type="float" office:value="1.00000722993447" calcext:value-type="float">
            <text:p>1.0000072299</text:p>
          </table:table-cell>
          <table:table-cell table:formula="of:=[.M74]-[.O74]" office:value-type="float" office:value="0.0000419868183092476" calcext:value-type="float">
            <text:p>4.20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9.6355716816908" calcext:value-type="float">
            <text:p>29.6355716817</text:p>
          </table:table-cell>
          <table:table-cell/>
          <table:table-cell table:style-name="ce4" table:formula="of:=[.F27]" office:value-type="float" office:value="29.6355716816912" calcext:value-type="float">
            <text:p>29.6355716817</text:p>
          </table:table-cell>
          <table:table-cell/>
          <table:table-cell table:formula="of:=[.M75]/[.O75]" office:value-type="float" office:value="0.999999999999986" calcext:value-type="float">
            <text:p>1</text:p>
          </table:table-cell>
          <table:table-cell table:formula="of:=[.M75]-[.O75]" office:value-type="float" office:value="-0.000000000000401456645704457" calcext:value-type="float">
            <text:p>-4.01E-013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120 sec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120 sec tol. 1e-8'.D4]" office:value-type="string" office:string-value="-0.6 km MOLA" calcext:value-type="string">
            <text:p>-0.6 km MOLA</text:p>
          </table:table-cell>
          <table:table-cell table:style-name="ce1" table:formula="of:=['After 120 sec tol. 1e-8'.E4]" office:value-type="string" office:string-value="TSI Order = " calcext:value-type="string">
            <text:p>TSI Order = </text:p>
          </table:table-cell>
          <table:table-cell table:style-name="ce1" table:formula="of:=['After 120 sec tol. 1e-8'.F4]" office:value-type="float" office:value="20" calcext:value-type="float">
            <text:p>20</text:p>
          </table:table-cell>
          <table:table-cell table:number-columns-repeated="8"/>
          <table:table-cell table:style-name="ce1" table:formula="of:=['After 120 sec tol. 1e-13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After 120 sec tol. 1e-13'.R4]" office:value-type="float" office:value="-0.1" calcext:value-type="float">
            <text:p>-0.1</text:p>
          </table:table-cell>
          <table:table-cell table:number-columns-repeated="7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120 sec tol. 1e-13'.C5]" office:value-type="string" office:string-value="Latitude = " calcext:value-type="string">
            <text:p>Latitude = </text:p>
          </table:table-cell>
          <table:table-cell table:style-name="ce1" table:formula="of:=['After 120 sec tol. 1e-13'.D5]" office:value-type="float" office:value="21" calcext:value-type="float">
            <text:p>21</text:p>
          </table:table-cell>
          <table:table-cell table:style-name="ce1" table:formula="of:=['After 120 sec tol. 1e-13'.E5]" office:value-type="string" office:string-value="Longitude = " calcext:value-type="string">
            <text:p>Longitude = </text:p>
          </table:table-cell>
          <table:table-cell table:style-name="ce1" table:formula="of:=['After 120 sec tol. 1e-13'.F5]" office:value-type="float" office:value="74.5" calcext:value-type="float">
            <text:p>74.5</text:p>
          </table:table-cell>
          <table:table-cell table:style-name="ce1" table:formula="of:=['After 120 sec tol. 1e-13'.G5]" office:value-type="string" office:string-value="FPA = " calcext:value-type="string">
            <text:p>FPA = </text:p>
          </table:table-cell>
          <table:table-cell table:style-name="ce1" table:formula="of:=['After 120 sec tol. 1e-13'.H5]" office:value-type="float" office:value="89" calcext:value-type="float">
            <text:p>89</text:p>
          </table:table-cell>
          <table:table-cell table:style-name="ce1" table:formula="of:=['After 120 sec tol. 1e-13'.I5]" office:value-type="string" office:string-value="Azimuth = " calcext:value-type="string">
            <text:p>Azimuth = </text:p>
          </table:table-cell>
          <table:table-cell table:style-name="ce1" table:formula="of:=['After 120 sec tol. 1e-13'.J5]" office:value-type="float" office:value="90" calcext:value-type="float">
            <text:p>90</text:p>
          </table:table-cell>
          <table:table-cell table:style-name="ce1" table:formula="of:=['After 120 sec tol. 1e-13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120 sec tol. 1e-13'.M5]" office:value-type="float" office:value="0.00001" calcext:value-type="float">
            <text:p>0.00001</text:p>
          </table:table-cell>
          <table:table-cell/>
          <table:table-cell table:style-name="ce1" table:formula="of:=['After 120 sec tol. 1e-13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After 120 sec tol. 1e-13'.R5]" office:value-type="float" office:value="-0.1" calcext:value-type="float">
            <text:p>-0.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120 sec tol. 1e-8'.D6]" office:value-type="float" office:value="120" calcext:value-type="float">
            <text:p>120</text:p>
          </table:table-cell>
          <table:table-cell table:style-name="ce1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906.570825944328" calcext:value-type="float">
            <text:p>906.5708259443</text:p>
          </table:table-cell>
          <table:table-cell/>
          <table:table-cell table:style-name="ce4" table:formula="of:=['After 120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906.570825944328" calcext:value-type="float">
            <text:p>906.570825944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906.570825944322" calcext:value-type="float">
            <text:p>906.570825944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906.570825944322" calcext:value-type="float">
            <text:p>-9.07E+002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08.58209193403" calcext:value-type="float">
            <text:p>3108.582091934</text:p>
          </table:table-cell>
          <table:table-cell/>
          <table:table-cell table:style-name="ce4" table:formula="of:=['After 120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08.58209193403" calcext:value-type="float">
            <text:p>3108.582091934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08.58209193391" calcext:value-type="float">
            <text:p>3108.5820919339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08.58209193391" calcext:value-type="float">
            <text:p>-3.11E+003</text:p>
          </table:table-cell>
          <table:table-cell/>
          <table:table-cell table:style-name="ce3" table:formula="of:=SQRT([.D9]*[.D9]+[.D10]*[.D10]+[.D11]*[.D11])" office:value-type="float" office:value="3546.59095808701" calcext:value-type="float">
            <text:p>3546.590958087</text:p>
          </table:table-cell>
          <table:table-cell/>
          <table:table-cell table:style-name="ce3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3546.59095808701" calcext:value-type="float">
            <text:p>3546.590958087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446.77370007829" calcext:value-type="float">
            <text:p>1446.7737000783</text:p>
          </table:table-cell>
          <table:table-cell/>
          <table:table-cell table:style-name="ce4" table:formula="of:=['After 120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446.77370007829" calcext:value-type="float">
            <text:p>1446.773700078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446.77370007832" calcext:value-type="float">
            <text:p>1446.7737000783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446.77370007832" calcext:value-type="float">
            <text:p>-1.45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99688358472368" calcext:value-type="float">
            <text:p>1.9968835847</text:p>
          </table:table-cell>
          <table:table-cell/>
          <table:table-cell table:style-name="ce4" table:formula="of:=['After 120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99688358472368" calcext:value-type="float">
            <text:p>1.996883584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99688358472368" calcext:value-type="float">
            <text:p>1.9968835847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99688358472368" calcext:value-type="float">
            <text:p>-2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930990943476587" calcext:value-type="float">
            <text:p>0.9309909435</text:p>
          </table:table-cell>
          <table:table-cell/>
          <table:table-cell table:style-name="ce4" table:formula="of:=['After 120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.930990943476587" calcext:value-type="float">
            <text:p>0.930990943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930990943473699" calcext:value-type="float">
            <text:p>0.9309909435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0.930990943473699" calcext:value-type="float">
            <text:p>-9.31E-001</text:p>
          </table:table-cell>
          <table:table-cell/>
          <table:table-cell table:style-name="ce3" table:formula="of:=SQRT([.D12]*[.D12]+[.D13]*[.D13]+[.D14]*[.D14])" office:value-type="float" office:value="6.21129303337251" calcext:value-type="float">
            <text:p>6.2112930334</text:p>
          </table:table-cell>
          <table:table-cell/>
          <table:table-cell table:style-name="ce3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6.21129303337251" calcext:value-type="float">
            <text:p>6.2112930334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5.8073981229676" calcext:value-type="float">
            <text:p>5.807398123</text:p>
          </table:table-cell>
          <table:table-cell/>
          <table:table-cell table:style-name="ce4" table:formula="of:=['After 120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5.8073981229676" calcext:value-type="float">
            <text:p>5.80739812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5.80739812296906" calcext:value-type="float">
            <text:p>5.807398123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5.80739812296906" calcext:value-type="float">
            <text:p>-5.81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9.6355716816919" calcext:value-type="float">
            <text:p>29.6355716817</text:p>
          </table:table-cell>
          <table:table-cell/>
          <table:table-cell table:style-name="ce4" table:formula="of:=['After 120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9.6355716816919" calcext:value-type="float">
            <text:p>29.635571681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9.6355716816923" calcext:value-type="float">
            <text:p>29.635571681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9.6355716816923" calcext:value-type="float">
            <text:p>-2.96E+001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After 120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41" calcext:value-type="float">
            <text:p>41</text:p>
          </table:table-cell>
          <table:table-cell/>
          <table:table-cell table:style-name="ce1" table:formula="of:=['After 120 sec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4" calcext:value-type="float">
            <text:p>0.04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6.570825944328" calcext:value-type="float">
            <text:p>906.5708259443</text:p>
          </table:table-cell>
          <table:table-cell/>
          <table:table-cell table:style-name="ce3" office:value-type="float" office:value="906.570825944322" calcext:value-type="float">
            <text:p>906.5708259443</text:p>
          </table:table-cell>
          <table:table-cell/>
          <table:table-cell table:style-name="ce3" office:value-type="float" office:value="1.00000000000001" calcext:value-type="float">
            <text:p>1</text:p>
          </table:table-cell>
          <table:table-cell table:style-name="ce3" office:value-type="float" office:value="0.00000000000579802872380242" calcext:value-type="float">
            <text:p>5.79802872380242E-0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906.570726583378" calcext:value-type="float">
            <text:p>906.5707265834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906.570726583378" calcext:value-type="float">
            <text:p>-9.07E+002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08.58209193403" calcext:value-type="float">
            <text:p>3108.582091934</text:p>
          </table:table-cell>
          <table:table-cell/>
          <table:table-cell table:style-name="ce3" office:value-type="float" office:value="3108.58209193391" calcext:value-type="float">
            <text:p>3108.5820919339</text:p>
          </table:table-cell>
          <table:table-cell/>
          <table:table-cell table:style-name="ce3" office:value-type="float" office:value="1.00000000000004" calcext:value-type="float">
            <text:p>1</text:p>
          </table:table-cell>
          <table:table-cell table:style-name="ce3" office:value-type="float" office:value="0.00000000011959855328314" calcext:value-type="float">
            <text:p>1.1959855328314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08.58205823769" calcext:value-type="float">
            <text:p>3108.5820582377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08.58205823769" calcext:value-type="float">
            <text:p>-3.11E+003</text:p>
          </table:table-cell>
          <table:table-cell/>
          <table:table-cell table:style-name="ce3" table:formula="of:=SQRT([.D21]*[.D21]+[.D22]*[.D22]+[.D23]*[.D23])" office:value-type="float" office:value="3546.59095808701" calcext:value-type="float">
            <text:p>3546.590958087</text:p>
          </table:table-cell>
          <table:table-cell/>
          <table:table-cell table:style-name="ce3" table:formula="of:=SQRT([.F21]*[.F21]+[.F22]*[.F22]+[.F23]*[.F23])" office:value-type="float" office:value="3546.59095808692" calcext:value-type="float">
            <text:p>3546.5909580869</text:p>
          </table:table-cell>
          <table:table-cell/>
          <table:table-cell table:formula="of:=[.T22]/[.V22]" office:value-type="float" office:value="1.00000000000003" calcext:value-type="float">
            <text:p>1</text:p>
          </table:table-cell>
          <table:table-cell table:formula="of:=[.T22]-[.V22]" office:value-type="float" office:value="0.0000000000945874489843845" calcext:value-type="float">
            <text:p>9.45874489843845E-011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446.77370007829" calcext:value-type="float">
            <text:p>1446.7737000783</text:p>
          </table:table-cell>
          <table:table-cell/>
          <table:table-cell table:style-name="ce3" office:value-type="float" office:value="1446.77370007832" calcext:value-type="float">
            <text:p>1446.7737000783</text:p>
          </table:table-cell>
          <table:table-cell/>
          <table:table-cell table:style-name="ce3" office:value-type="float" office:value="0.999999999999974" calcext:value-type="float">
            <text:p>1</text:p>
          </table:table-cell>
          <table:table-cell table:style-name="ce3" office:value-type="float" office:value="-0.0000000000372892827726901" calcext:value-type="float">
            <text:p>-3.72892827726901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446.77374741491" calcext:value-type="float">
            <text:p>1446.7737474149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446.77374741491" calcext:value-type="float">
            <text:p>-1.45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99688358472368" calcext:value-type="float">
            <text:p>1.9968835847</text:p>
          </table:table-cell>
          <table:table-cell/>
          <table:table-cell table:style-name="ce3" office:value-type="float" office:value="1.99688358472368" calcext:value-type="float">
            <text:p>1.9968835847</text:p>
          </table:table-cell>
          <table:table-cell/>
          <table:table-cell table:style-name="ce3" office:value-type="float" office:value="0.999999999999997" calcext:value-type="float">
            <text:p>1</text:p>
          </table:table-cell>
          <table:table-cell table:style-name="ce3" office:value-type="float" office:value="-5.32907051820075E-015" calcext:value-type="float">
            <text:p>-5.32907051820075E-01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99688098766901" calcext:value-type="float">
            <text:p>1.9968809877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99688098766901" calcext:value-type="float">
            <text:p>-2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930990943476587" calcext:value-type="float">
            <text:p>0.9309909435</text:p>
          </table:table-cell>
          <table:table-cell/>
          <table:table-cell table:style-name="ce3" office:value-type="float" office:value="0.930990943473699" calcext:value-type="float">
            <text:p>0.9309909435</text:p>
          </table:table-cell>
          <table:table-cell/>
          <table:table-cell table:style-name="ce3" office:value-type="float" office:value="1.0000000000031" calcext:value-type="float">
            <text:p>1</text:p>
          </table:table-cell>
          <table:table-cell table:style-name="ce3" office:value-type="float" office:value="0.00000000000288780110935249" calcext:value-type="float">
            <text:p>2.88780110935249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.93099004894767" calcext:value-type="float">
            <text:p>0.9309900489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0.93099004894767" calcext:value-type="float">
            <text:p>-9.31E-001</text:p>
          </table:table-cell>
          <table:table-cell/>
          <table:table-cell table:style-name="ce3" table:formula="of:=SQRT([.D24]*[.D24]+[.D25]*[.D25]+[.D26]*[.D26])" office:value-type="float" office:value="6.21129303337251" calcext:value-type="float">
            <text:p>6.2112930334</text:p>
          </table:table-cell>
          <table:table-cell/>
          <table:table-cell table:style-name="ce3" table:formula="of:=SQRT([.F24]*[.F24]+[.F25]*[.F25]+[.F26]*[.F26])" office:value-type="float" office:value="6.21129303337345" calcext:value-type="float">
            <text:p>6.2112930334</text:p>
          </table:table-cell>
          <table:table-cell/>
          <table:table-cell table:formula="of:=[.T25]/[.V25]" office:value-type="float" office:value="0.99999999999985" calcext:value-type="float">
            <text:p>1</text:p>
          </table:table-cell>
          <table:table-cell table:formula="of:=[.T25]-[.V25]" office:value-type="float" office:value="-0.000000000000931699162265431" calcext:value-type="float">
            <text:p>-9.31699162265431E-01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5.8073981229676" calcext:value-type="float">
            <text:p>5.807398123</text:p>
          </table:table-cell>
          <table:table-cell/>
          <table:table-cell table:style-name="ce3" office:value-type="float" office:value="5.80739812296906" calcext:value-type="float">
            <text:p>5.807398123</text:p>
          </table:table-cell>
          <table:table-cell/>
          <table:table-cell table:style-name="ce3" office:value-type="float" office:value="0.999999999999749" calcext:value-type="float">
            <text:p>1</text:p>
          </table:table-cell>
          <table:table-cell table:style-name="ce3" office:value-type="float" office:value="-0.00000000000145838896514761" calcext:value-type="float">
            <text:p>-1.45838896514761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5.80739931097535" calcext:value-type="float">
            <text:p>5.807399311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5.80739931097535" calcext:value-type="float">
            <text:p>-5.81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9" calcext:value-type="float">
            <text:p>29.6355716817</text:p>
          </table:table-cell>
          <table:table-cell/>
          <table:table-cell table:style-name="ce3" office:value-type="float" office:value="29.6355716816923" calcext:value-type="float">
            <text:p>29.6355716817</text:p>
          </table:table-cell>
          <table:table-cell/>
          <table:table-cell table:style-name="ce3" office:value-type="float" office:value="0.999999999999985" calcext:value-type="float">
            <text:p>1</text:p>
          </table:table-cell>
          <table:table-cell table:style-name="ce3" office:value-type="float" office:value="-0.000000000000429878355134861" calcext:value-type="float">
            <text:p>-4.29878355134861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9.635571681691" calcext:value-type="float">
            <text:p>29.6355716817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9.635571681691" calcext:value-type="float">
            <text:p>-2.96E+001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office:value-type="float" office:value="60" calcext:value-type="float">
            <text:p>60</text:p>
          </table:table-cell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2" calcext:value-type="float">
            <text:p>0.02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6.570825944328" calcext:value-type="float">
            <text:p>906.5708259443</text:p>
          </table:table-cell>
          <table:table-cell/>
          <table:table-cell table:style-name="ce3" office:value-type="float" office:value="906.570726583378" calcext:value-type="float">
            <text:p>906.5707265834</text:p>
          </table:table-cell>
          <table:table-cell/>
          <table:table-cell table:style-name="ce3" office:value-type="float" office:value="1.00000010960088" calcext:value-type="float">
            <text:p>1.0000001096</text:p>
          </table:table-cell>
          <table:table-cell table:style-name="ce3" office:value-type="float" office:value="0.0000993609493207259" calcext:value-type="float">
            <text:p>9.93609493207259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906.570726583378" calcext:value-type="float">
            <text:p>906.5707265834</text:p>
          </table:table-cell>
          <table:table-cell/>
          <table:table-cell table:style-name="ce4" table:formula="of:=[.F21]" office:value-type="float" office:value="906.570825944322" calcext:value-type="float">
            <text:p>906.5708259443</text:p>
          </table:table-cell>
          <table:table-cell/>
          <table:table-cell table:formula="of:=[.M33]/[.O33]" office:value-type="float" office:value="0.999999890399138" calcext:value-type="float">
            <text:p>0.9999998904</text:p>
          </table:table-cell>
          <table:table-cell table:formula="of:=[.M33]-[.O33]" office:value-type="float" office:value="-0.0000993609439774446" calcext:value-type="float">
            <text:p>-9.94E-005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08.58209193403" calcext:value-type="float">
            <text:p>3108.582091934</text:p>
          </table:table-cell>
          <table:table-cell/>
          <table:table-cell table:style-name="ce3" office:value-type="float" office:value="3108.58205823769" calcext:value-type="float">
            <text:p>3108.5820582377</text:p>
          </table:table-cell>
          <table:table-cell/>
          <table:table-cell table:style-name="ce3" office:value-type="float" office:value="1.00000001083978" calcext:value-type="float">
            <text:p>1.0000000108</text:p>
          </table:table-cell>
          <table:table-cell table:style-name="ce3" office:value-type="float" office:value="0.0000336963371410093" calcext:value-type="float">
            <text:p>3.36963371410093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08.58205823769" calcext:value-type="float">
            <text:p>3108.5820582377</text:p>
          </table:table-cell>
          <table:table-cell/>
          <table:table-cell table:style-name="ce4" table:formula="of:=[.F22]" office:value-type="float" office:value="3108.58209193391" calcext:value-type="float">
            <text:p>3108.5820919339</text:p>
          </table:table-cell>
          <table:table-cell/>
          <table:table-cell table:formula="of:=[.M34]/[.O34]" office:value-type="float" office:value="0.999999989160261" calcext:value-type="float">
            <text:p>0.9999999892</text:p>
          </table:table-cell>
          <table:table-cell table:formula="of:=[.M34]-[.O34]" office:value-type="float" office:value="-0.0000336962198161927" calcext:value-type="float">
            <text:p>-3.37E-005</text:p>
          </table:table-cell>
          <table:table-cell/>
          <table:table-cell table:style-name="ce3" table:formula="of:=SQRT([.D33]*[.D33]+[.D34]*[.D34]+[.D35]*[.D35])" office:value-type="float" office:value="3546.59095808701" calcext:value-type="float">
            <text:p>3546.590958087</text:p>
          </table:table-cell>
          <table:table-cell/>
          <table:table-cell table:style-name="ce3" table:formula="of:=SQRT([.F33]*[.F33]+[.F34]*[.F34]+[.F35]*[.F35])" office:value-type="float" office:value="3546.59092246402" calcext:value-type="float">
            <text:p>3546.590922464</text:p>
          </table:table-cell>
          <table:table-cell/>
          <table:table-cell table:formula="of:=[.T34]/[.V34]" office:value-type="float" office:value="1.00000001004429" calcext:value-type="float">
            <text:p>1.00000001</text:p>
          </table:table-cell>
          <table:table-cell table:formula="of:=[.T34]-[.V34]" office:value-type="float" office:value="0.0000356229957105825" calcext:value-type="float">
            <text:p>0.00003562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446.77370007829" calcext:value-type="float">
            <text:p>1446.7737000783</text:p>
          </table:table-cell>
          <table:table-cell/>
          <table:table-cell table:style-name="ce3" office:value-type="float" office:value="1446.77374741491" calcext:value-type="float">
            <text:p>1446.7737474149</text:p>
          </table:table-cell>
          <table:table-cell/>
          <table:table-cell table:style-name="ce3" office:value-type="float" office:value="0.999999967281255" calcext:value-type="float">
            <text:p>0.9999999673</text:p>
          </table:table-cell>
          <table:table-cell table:style-name="ce3" office:value-type="float" office:value="-0.0000473366212645487" calcext:value-type="float">
            <text:p>-4.73366212645487E-00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446.77374741491" calcext:value-type="float">
            <text:p>1446.7737474149</text:p>
          </table:table-cell>
          <table:table-cell/>
          <table:table-cell table:style-name="ce4" table:formula="of:=[.F23]" office:value-type="float" office:value="1446.77370007832" calcext:value-type="float">
            <text:p>1446.7737000783</text:p>
          </table:table-cell>
          <table:table-cell/>
          <table:table-cell table:formula="of:=[.M35]/[.O35]" office:value-type="float" office:value="1.00000003271872" calcext:value-type="float">
            <text:p>1.0000000327</text:p>
          </table:table-cell>
          <table:table-cell table:formula="of:=[.M35]-[.O35]" office:value-type="float" office:value="0.0000473365901143552" calcext:value-type="float">
            <text:p>4.73E-005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99688358472368" calcext:value-type="float">
            <text:p>1.9968835847</text:p>
          </table:table-cell>
          <table:table-cell/>
          <table:table-cell table:style-name="ce3" office:value-type="float" office:value="1.99688098766901" calcext:value-type="float">
            <text:p>1.9968809877</text:p>
          </table:table-cell>
          <table:table-cell/>
          <table:table-cell table:style-name="ce3" office:value-type="float" office:value="1.00000130055556" calcext:value-type="float">
            <text:p>1.0000013006</text:p>
          </table:table-cell>
          <table:table-cell table:style-name="ce3" office:value-type="float" office:value="0.0000025970546733145" calcext:value-type="float">
            <text:p>2.5970546733145E-00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99688098766901" calcext:value-type="float">
            <text:p>1.9968809877</text:p>
          </table:table-cell>
          <table:table-cell/>
          <table:table-cell table:style-name="ce4" table:formula="of:=[.F24]" office:value-type="float" office:value="1.99688358472368" calcext:value-type="float">
            <text:p>1.9968835847</text:p>
          </table:table-cell>
          <table:table-cell/>
          <table:table-cell table:formula="of:=[.M36]/[.O36]" office:value-type="float" office:value="0.999998699446132" calcext:value-type="float">
            <text:p>0.9999986994</text:p>
          </table:table-cell>
          <table:table-cell table:formula="of:=[.M36]-[.O36]" office:value-type="float" office:value="-0.00000259705466998383" calcext:value-type="float">
            <text:p>-2.60E-006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930990943476587" calcext:value-type="float">
            <text:p>0.9309909435</text:p>
          </table:table-cell>
          <table:table-cell/>
          <table:table-cell table:style-name="ce3" office:value-type="float" office:value="0.93099004894767" calcext:value-type="float">
            <text:p>0.9309900489</text:p>
          </table:table-cell>
          <table:table-cell/>
          <table:table-cell table:style-name="ce3" office:value-type="float" office:value="1.00000096083617" calcext:value-type="float">
            <text:p>1.0000009608</text:p>
          </table:table-cell>
          <table:table-cell table:style-name="ce3" office:value-type="float" office:value="0.000000894528916717263" calcext:value-type="float">
            <text:p>8.94528916717263E-0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93099004894767" calcext:value-type="float">
            <text:p>0.9309900489</text:p>
          </table:table-cell>
          <table:table-cell/>
          <table:table-cell table:style-name="ce4" table:formula="of:=[.F25]" office:value-type="float" office:value="0.930990943473699" calcext:value-type="float">
            <text:p>0.9309909435</text:p>
          </table:table-cell>
          <table:table-cell/>
          <table:table-cell table:formula="of:=[.M37]/[.O37]" office:value-type="float" office:value="0.999999039167851" calcext:value-type="float">
            <text:p>0.9999990392</text:p>
          </table:table-cell>
          <table:table-cell table:formula="of:=[.M37]-[.O37]" office:value-type="float" office:value="-0.000000894526029027176" calcext:value-type="float">
            <text:p>-8.95E-007</text:p>
          </table:table-cell>
          <table:table-cell/>
          <table:table-cell table:style-name="ce3" table:formula="of:=SQRT([.D36]*[.D36]+[.D37]*[.D37]+[.D38]*[.D38])" office:value-type="float" office:value="6.21129303337251" calcext:value-type="float">
            <text:p>6.2112930334</text:p>
          </table:table-cell>
          <table:table-cell/>
          <table:table-cell table:style-name="ce3" table:formula="of:=SQRT([.F36]*[.F36]+[.F37]*[.F37]+[.F38]*[.F38])" office:value-type="float" office:value="6.21129317511825" calcext:value-type="float">
            <text:p>6.2112931751</text:p>
          </table:table-cell>
          <table:table-cell/>
          <table:table-cell table:formula="of:=[.T37]/[.V37]" office:value-type="float" office:value="0.999999977179352" calcext:value-type="float">
            <text:p>0.9999999772</text:p>
          </table:table-cell>
          <table:table-cell table:formula="of:=[.T37]-[.V37]" office:value-type="float" office:value="-0.000000141745732484821" calcext:value-type="float">
            <text:p>-1.41745732484821E-007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5.8073981229676" calcext:value-type="float">
            <text:p>5.807398123</text:p>
          </table:table-cell>
          <table:table-cell/>
          <table:table-cell table:style-name="ce3" office:value-type="float" office:value="5.80739931097535" calcext:value-type="float">
            <text:p>5.807399311</text:p>
          </table:table-cell>
          <table:table-cell/>
          <table:table-cell table:style-name="ce3" office:value-type="float" office:value="0.999999795432053" calcext:value-type="float">
            <text:p>0.9999997954</text:p>
          </table:table-cell>
          <table:table-cell table:style-name="ce3" office:value-type="float" office:value="-0.00000118800775261718" calcext:value-type="float">
            <text:p>-0.00000118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5.80739931097535" calcext:value-type="float">
            <text:p>5.807399311</text:p>
          </table:table-cell>
          <table:table-cell/>
          <table:table-cell table:style-name="ce4" table:formula="of:=[.F26]" office:value-type="float" office:value="5.80739812296906" calcext:value-type="float">
            <text:p>5.807398123</text:p>
          </table:table-cell>
          <table:table-cell/>
          <table:table-cell table:formula="of:=[.M38]/[.O38]" office:value-type="float" office:value="1.00000020456774" calcext:value-type="float">
            <text:p>1.0000002046</text:p>
          </table:table-cell>
          <table:table-cell table:formula="of:=[.M38]-[.O38]" office:value-type="float" office:value="0.00000118800628978732" calcext:value-type="float">
            <text:p>1.19E-00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9" calcext:value-type="float">
            <text:p>29.6355716817</text:p>
          </table:table-cell>
          <table:table-cell/>
          <table:table-cell table:style-name="ce3" office:value-type="float" office:value="29.635571681691" calcext:value-type="float">
            <text:p>29.6355716817</text:p>
          </table:table-cell>
          <table:table-cell/>
          <table:table-cell table:style-name="ce3" office:value-type="float" office:value="1.00000000000003" calcext:value-type="float">
            <text:p>1</text:p>
          </table:table-cell>
          <table:table-cell table:style-name="ce3" office:value-type="float" office:value="0.00000000000085265128291212" calcext:value-type="float">
            <text:p>8.526512829121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9.635571681691" calcext:value-type="float">
            <text:p>29.6355716817</text:p>
          </table:table-cell>
          <table:table-cell/>
          <table:table-cell table:style-name="ce4" table:formula="of:=[.F27]" office:value-type="float" office:value="29.6355716816923" calcext:value-type="float">
            <text:p>29.6355716817</text:p>
          </table:table-cell>
          <table:table-cell/>
          <table:table-cell table:formula="of:=[.M39]/[.O39]" office:value-type="float" office:value="0.999999999999956" calcext:value-type="float">
            <text:p>1</text:p>
          </table:table-cell>
          <table:table-cell table:formula="of:=[.M39]-[.O39]" office:value-type="float" office:value="-0.00000000000130029320644098" calcext:value-type="float">
            <text:p>-1.30E-01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946" calcext:value-type="float">
            <text:p>946</text:p>
          </table:table-cell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9" calcext:value-type="float">
            <text:p>0.09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6.570825944328" calcext:value-type="float">
            <text:p>906.5708259443</text:p>
          </table:table-cell>
          <table:table-cell/>
          <table:table-cell table:style-name="ce3" office:value-type="float" office:value="906.571216693948" calcext:value-type="float">
            <text:p>906.5712166939</text:p>
          </table:table-cell>
          <table:table-cell/>
          <table:table-cell table:style-name="ce3" office:value-type="float" office:value="0.999999568980778" calcext:value-type="float">
            <text:p>0.999999569</text:p>
          </table:table-cell>
          <table:table-cell table:style-name="ce3" office:value-type="float" office:value="-0.000390749620351016" calcext:value-type="float">
            <text:p>-0.000390749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906.571216693948" calcext:value-type="float">
            <text:p>906.5712166939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906.571216693948" calcext:value-type="float">
            <text:p>-9.07E+002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08.58209193403" calcext:value-type="float">
            <text:p>3108.582091934</text:p>
          </table:table-cell>
          <table:table-cell/>
          <table:table-cell table:style-name="ce3" office:value-type="float" office:value="3108.582076871" calcext:value-type="float">
            <text:p>3108.582076871</text:p>
          </table:table-cell>
          <table:table-cell/>
          <table:table-cell table:style-name="ce3" office:value-type="float" office:value="1.00000000484563" calcext:value-type="float">
            <text:p>1.0000000048</text:p>
          </table:table-cell>
          <table:table-cell table:style-name="ce3" office:value-type="float" office:value="0.0000150630312418798" calcext:value-type="float">
            <text:p>0.00001506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108.582076871" calcext:value-type="float">
            <text:p>3108.582076871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08.582076871" calcext:value-type="float">
            <text:p>-3.11E+003</text:p>
          </table:table-cell>
          <table:table-cell/>
          <table:table-cell table:style-name="ce3" table:formula="of:=SQRT([.D45]*[.D45]+[.D46]*[.D46]+[.D47]*[.D47])" office:value-type="float" office:value="3546.59095808701" calcext:value-type="float">
            <text:p>3546.590958087</text:p>
          </table:table-cell>
          <table:table-cell/>
          <table:table-cell table:style-name="ce3" table:formula="of:=SQRT([.F45]*[.F45]+[.F46]*[.F46]+[.F47]*[.F47])" office:value-type="float" office:value="3546.59098556971" calcext:value-type="float">
            <text:p>3546.5909855697</text:p>
          </table:table-cell>
          <table:table-cell/>
          <table:table-cell table:formula="of:=[.T46]/[.V46]" office:value-type="float" office:value="0.999999992250955" calcext:value-type="float">
            <text:p>0.9999999923</text:p>
          </table:table-cell>
          <table:table-cell table:formula="of:=[.T46]-[.V46]" office:value-type="float" office:value="-0.0000274826934401062" calcext:value-type="float">
            <text:p>-2.74826934401062E-005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446.77370007829" calcext:value-type="float">
            <text:p>1446.7737000783</text:p>
          </table:table-cell>
          <table:table-cell/>
          <table:table-cell table:style-name="ce3" office:value-type="float" office:value="1446.77355496385" calcext:value-type="float">
            <text:p>1446.7735549639</text:p>
          </table:table-cell>
          <table:table-cell/>
          <table:table-cell table:style-name="ce3" office:value-type="float" office:value="1.00000010030211" calcext:value-type="float">
            <text:p>1.0000001003</text:p>
          </table:table-cell>
          <table:table-cell table:style-name="ce3" office:value-type="float" office:value="0.000145114436008953" calcext:value-type="float">
            <text:p>0.000145114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446.77355496385" calcext:value-type="float">
            <text:p>1446.7735549639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446.77355496385" calcext:value-type="float">
            <text:p>-1.45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99688358472368" calcext:value-type="float">
            <text:p>1.9968835847</text:p>
          </table:table-cell>
          <table:table-cell/>
          <table:table-cell table:style-name="ce3" office:value-type="float" office:value="1.99689370120989" calcext:value-type="float">
            <text:p>1.9968937012</text:p>
          </table:table-cell>
          <table:table-cell/>
          <table:table-cell table:style-name="ce3" office:value-type="float" office:value="0.999994933888465" calcext:value-type="float">
            <text:p>0.9999949339</text:p>
          </table:table-cell>
          <table:table-cell table:style-name="ce3" office:value-type="float" office:value="-0.0000101164862147396" calcext:value-type="float">
            <text:p>-1.01164862147396E-00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1.99689370120989" calcext:value-type="float">
            <text:p>1.9968937012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1.99689370120989" calcext:value-type="float">
            <text:p>-2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930990943476587" calcext:value-type="float">
            <text:p>0.9309909435</text:p>
          </table:table-cell>
          <table:table-cell/>
          <table:table-cell table:style-name="ce3" office:value-type="float" office:value="0.930990613583746" calcext:value-type="float">
            <text:p>0.9309906136</text:p>
          </table:table-cell>
          <table:table-cell/>
          <table:table-cell table:style-name="ce3" office:value-type="float" office:value="1.00000035434604" calcext:value-type="float">
            <text:p>1.0000003543</text:p>
          </table:table-cell>
          <table:table-cell table:style-name="ce3" office:value-type="float" office:value="0.000000329892840933432" calcext:value-type="float">
            <text:p>3.29892840933432E-0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.930990613583746" calcext:value-type="float">
            <text:p>0.9309906136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0.930990613583746" calcext:value-type="float">
            <text:p>-9.31E-001</text:p>
          </table:table-cell>
          <table:table-cell/>
          <table:table-cell table:style-name="ce3" table:formula="of:=SQRT([.D48]*[.D48]+[.D49]*[.D49]+[.D50]*[.D50])" office:value-type="float" office:value="6.21129303337251" calcext:value-type="float">
            <text:p>6.2112930334</text:p>
          </table:table-cell>
          <table:table-cell/>
          <table:table-cell table:style-name="ce3" table:formula="of:=SQRT([.F48]*[.F48]+[.F49]*[.F49]+[.F50]*[.F50])" office:value-type="float" office:value="6.2112926284536" calcext:value-type="float">
            <text:p>6.2112926285</text:p>
          </table:table-cell>
          <table:table-cell/>
          <table:table-cell table:formula="of:=[.T49]/[.V49]" office:value-type="float" office:value="1.00000006519077" calcext:value-type="float">
            <text:p>1.0000000652</text:p>
          </table:table-cell>
          <table:table-cell table:formula="of:=[.T49]-[.V49]" office:value-type="float" office:value="0.000000404918917951136" calcext:value-type="float">
            <text:p>4.04918917951136E-007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5.8073981229676" calcext:value-type="float">
            <text:p>5.807398123</text:p>
          </table:table-cell>
          <table:table-cell/>
          <table:table-cell table:style-name="ce3" office:value-type="float" office:value="5.80739426419192" calcext:value-type="float">
            <text:p>5.8073942642</text:p>
          </table:table-cell>
          <table:table-cell/>
          <table:table-cell table:style-name="ce3" office:value-type="float" office:value="1.00000066445905" calcext:value-type="float">
            <text:p>1.0000006645</text:p>
          </table:table-cell>
          <table:table-cell table:style-name="ce3" office:value-type="float" office:value="0.00000385877568120918" calcext:value-type="float">
            <text:p>3.85877568120918E-00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5.80739426419192" calcext:value-type="float">
            <text:p>5.8073942642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5.80739426419192" calcext:value-type="float">
            <text:p>-5.81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9" calcext:value-type="float">
            <text:p>29.6355716817</text:p>
          </table:table-cell>
          <table:table-cell/>
          <table:table-cell table:style-name="ce3" office:value-type="float" office:value="29.6355716816975" calcext:value-type="float">
            <text:p>29.6355716817</text:p>
          </table:table-cell>
          <table:table-cell/>
          <table:table-cell table:style-name="ce3" office:value-type="float" office:value="0.999999999999812" calcext:value-type="float">
            <text:p>1</text:p>
          </table:table-cell>
          <table:table-cell table:style-name="ce3" office:value-type="float" office:value="-0.00000000000558486590307439" calcext:value-type="float">
            <text:p>-5.58486590307439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29.6355716816975" calcext:value-type="float">
            <text:p>29.6355716817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9.6355716816975" calcext:value-type="float">
            <text:p>-2.96E+001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4309" calcext:value-type="float">
            <text:p>14309</text:p>
          </table:table-cell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68" calcext:value-type="float">
            <text:p>0.68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06.571216693948" calcext:value-type="float">
            <text:p>906.5712166939</text:p>
          </table:table-cell>
          <table:table-cell/>
          <table:table-cell table:style-name="ce4" table:formula="of:=[.F33]" office:value-type="float" office:value="906.570726583378" calcext:value-type="float">
            <text:p>906.5707265834</text:p>
          </table:table-cell>
          <table:table-cell/>
          <table:table-cell table:formula="of:=[.M57]/[.O57]" office:value-type="float" office:value="1.00000054062034" calcext:value-type="float">
            <text:p>1.0000005406</text:p>
          </table:table-cell>
          <table:table-cell table:formula="of:=[.M57]-[.O57]" office:value-type="float" office:value="0.000490110570012803" calcext:value-type="float">
            <text:p>4.90E-00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08.582076871" calcext:value-type="float">
            <text:p>3108.582076871</text:p>
          </table:table-cell>
          <table:table-cell/>
          <table:table-cell table:style-name="ce4" table:formula="of:=[.F34]" office:value-type="float" office:value="3108.58205823769" calcext:value-type="float">
            <text:p>3108.5820582377</text:p>
          </table:table-cell>
          <table:table-cell/>
          <table:table-cell table:formula="of:=[.M58]/[.O58]" office:value-type="float" office:value="1.00000000599415" calcext:value-type="float">
            <text:p>1.000000006</text:p>
          </table:table-cell>
          <table:table-cell table:formula="of:=[.M58]-[.O58]" office:value-type="float" office:value="0.0000186333099918556" calcext:value-type="float">
            <text:p>1.86E-005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446.77355496385" calcext:value-type="float">
            <text:p>1446.7735549639</text:p>
          </table:table-cell>
          <table:table-cell/>
          <table:table-cell table:style-name="ce4" table:formula="of:=[.F35]" office:value-type="float" office:value="1446.77374741491" calcext:value-type="float">
            <text:p>1446.7737474149</text:p>
          </table:table-cell>
          <table:table-cell/>
          <table:table-cell table:formula="of:=[.M59]/[.O59]" office:value-type="float" office:value="0.999999866979159" calcext:value-type="float">
            <text:p>0.999999867</text:p>
          </table:table-cell>
          <table:table-cell table:formula="of:=[.M59]-[.O59]" office:value-type="float" office:value="-0.000192451060001986" calcext:value-type="float">
            <text:p>-1.92E-00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99689370120989" calcext:value-type="float">
            <text:p>1.9968937012</text:p>
          </table:table-cell>
          <table:table-cell/>
          <table:table-cell table:style-name="ce4" table:formula="of:=[.F36]" office:value-type="float" office:value="1.99688098766901" calcext:value-type="float">
            <text:p>1.9968809877</text:p>
          </table:table-cell>
          <table:table-cell/>
          <table:table-cell table:formula="of:=[.M60]/[.O60]" office:value-type="float" office:value="1.00000636669935" calcext:value-type="float">
            <text:p>1.0000063667</text:p>
          </table:table-cell>
          <table:table-cell table:formula="of:=[.M60]-[.O60]" office:value-type="float" office:value="0.0000127135408798384" calcext:value-type="float">
            <text:p>1.27E-005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930990613583746" calcext:value-type="float">
            <text:p>0.9309906136</text:p>
          </table:table-cell>
          <table:table-cell/>
          <table:table-cell table:style-name="ce4" table:formula="of:=[.F37]" office:value-type="float" office:value="0.93099004894767" calcext:value-type="float">
            <text:p>0.9309900489</text:p>
          </table:table-cell>
          <table:table-cell/>
          <table:table-cell table:formula="of:=[.M61]/[.O61]" office:value-type="float" office:value="1.00000060648992" calcext:value-type="float">
            <text:p>1.0000006065</text:p>
          </table:table-cell>
          <table:table-cell table:formula="of:=[.M61]-[.O61]" office:value-type="float" office:value="0.000000564636076005876" calcext:value-type="float">
            <text:p>5.65E-007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5.80739426419192" calcext:value-type="float">
            <text:p>5.8073942642</text:p>
          </table:table-cell>
          <table:table-cell/>
          <table:table-cell table:style-name="ce4" table:formula="of:=[.F38]" office:value-type="float" office:value="5.80739931097535" calcext:value-type="float">
            <text:p>5.807399311</text:p>
          </table:table-cell>
          <table:table-cell/>
          <table:table-cell table:formula="of:=[.M62]/[.O62]" office:value-type="float" office:value="0.999999130973581" calcext:value-type="float">
            <text:p>0.999999131</text:p>
          </table:table-cell>
          <table:table-cell table:formula="of:=[.M62]-[.O62]" office:value-type="float" office:value="-0.00000504678342938547" calcext:value-type="float">
            <text:p>-5.05E-006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9.6355716816975" calcext:value-type="float">
            <text:p>29.6355716817</text:p>
          </table:table-cell>
          <table:table-cell/>
          <table:table-cell table:style-name="ce4" table:formula="of:=[.F39]" office:value-type="float" office:value="29.635571681691" calcext:value-type="float">
            <text:p>29.6355716817</text:p>
          </table:table-cell>
          <table:table-cell/>
          <table:table-cell table:formula="of:=[.M63]/[.O63]" office:value-type="float" office:value="1.00000000000022" calcext:value-type="float">
            <text:p>1</text:p>
          </table:table-cell>
          <table:table-cell table:formula="of:=[.M63]-[.O63]" office:value-type="float" office:value="0.00000000000649791331852612" calcext:value-type="float">
            <text:p>6.50E-012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06.571216693948" calcext:value-type="float">
            <text:p>906.5712166939</text:p>
          </table:table-cell>
          <table:table-cell/>
          <table:table-cell table:style-name="ce4" table:formula="of:=[.F21]" office:value-type="float" office:value="906.570825944322" calcext:value-type="float">
            <text:p>906.5708259443</text:p>
          </table:table-cell>
          <table:table-cell/>
          <table:table-cell table:formula="of:=[.M69]/[.O69]" office:value-type="float" office:value="1.00000043101941" calcext:value-type="float">
            <text:p>1.000000431</text:p>
          </table:table-cell>
          <table:table-cell table:formula="of:=[.M69]-[.O69]" office:value-type="float" office:value="0.000390749626035358" calcext:value-type="float">
            <text:p>3.91E-00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08.582076871" calcext:value-type="float">
            <text:p>3108.582076871</text:p>
          </table:table-cell>
          <table:table-cell/>
          <table:table-cell table:style-name="ce4" table:formula="of:=[.F22]" office:value-type="float" office:value="3108.58209193391" calcext:value-type="float">
            <text:p>3108.5820919339</text:p>
          </table:table-cell>
          <table:table-cell/>
          <table:table-cell table:formula="of:=[.M70]/[.O70]" office:value-type="float" office:value="0.999999995154411" calcext:value-type="float">
            <text:p>0.9999999952</text:p>
          </table:table-cell>
          <table:table-cell table:formula="of:=[.M70]-[.O70]" office:value-type="float" office:value="-0.0000150629098243371" calcext:value-type="float">
            <text:p>-1.51E-005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446.77355496385" calcext:value-type="float">
            <text:p>1446.7735549639</text:p>
          </table:table-cell>
          <table:table-cell/>
          <table:table-cell table:style-name="ce4" table:formula="of:=[.F23]" office:value-type="float" office:value="1446.77370007832" calcext:value-type="float">
            <text:p>1446.7737000783</text:p>
          </table:table-cell>
          <table:table-cell/>
          <table:table-cell table:formula="of:=[.M71]/[.O71]" office:value-type="float" office:value="0.99999989969788" calcext:value-type="float">
            <text:p>0.9999998997</text:p>
          </table:table-cell>
          <table:table-cell table:formula="of:=[.M71]-[.O71]" office:value-type="float" office:value="-0.000145114469887631" calcext:value-type="float">
            <text:p>-1.45E-00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99689370120989" calcext:value-type="float">
            <text:p>1.9968937012</text:p>
          </table:table-cell>
          <table:table-cell/>
          <table:table-cell table:style-name="ce4" table:formula="of:=[.F24]" office:value-type="float" office:value="1.99688358472368" calcext:value-type="float">
            <text:p>1.9968835847</text:p>
          </table:table-cell>
          <table:table-cell/>
          <table:table-cell table:formula="of:=[.M72]/[.O72]" office:value-type="float" office:value="1.0000050661372" calcext:value-type="float">
            <text:p>1.0000050661</text:p>
          </table:table-cell>
          <table:table-cell table:formula="of:=[.M72]-[.O72]" office:value-type="float" office:value="0.0000101164862098546" calcext:value-type="float">
            <text:p>1.01E-005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930990613583746" calcext:value-type="float">
            <text:p>0.9309906136</text:p>
          </table:table-cell>
          <table:table-cell/>
          <table:table-cell table:style-name="ce4" table:formula="of:=[.F25]" office:value-type="float" office:value="0.930990943473699" calcext:value-type="float">
            <text:p>0.9309909435</text:p>
          </table:table-cell>
          <table:table-cell/>
          <table:table-cell table:formula="of:=[.M73]/[.O73]" office:value-type="float" office:value="0.999999645657184" calcext:value-type="float">
            <text:p>0.9999996457</text:p>
          </table:table-cell>
          <table:table-cell table:formula="of:=[.M73]-[.O73]" office:value-type="float" office:value="-0.000000329889953021301" calcext:value-type="float">
            <text:p>-3.30E-007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5.80739426419192" calcext:value-type="float">
            <text:p>5.8073942642</text:p>
          </table:table-cell>
          <table:table-cell/>
          <table:table-cell table:style-name="ce4" table:formula="of:=[.F26]" office:value-type="float" office:value="5.80739812296906" calcext:value-type="float">
            <text:p>5.807398123</text:p>
          </table:table-cell>
          <table:table-cell/>
          <table:table-cell table:formula="of:=[.M74]/[.O74]" office:value-type="float" office:value="0.999999335541139" calcext:value-type="float">
            <text:p>0.9999993355</text:p>
          </table:table-cell>
          <table:table-cell table:formula="of:=[.M74]-[.O74]" office:value-type="float" office:value="-0.00000385877713959815" calcext:value-type="float">
            <text:p>-3.86E-006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9.6355716816975" calcext:value-type="float">
            <text:p>29.6355716817</text:p>
          </table:table-cell>
          <table:table-cell/>
          <table:table-cell table:style-name="ce4" table:formula="of:=[.F27]" office:value-type="float" office:value="29.6355716816923" calcext:value-type="float">
            <text:p>29.6355716817</text:p>
          </table:table-cell>
          <table:table-cell/>
          <table:table-cell table:formula="of:=[.M75]/[.O75]" office:value-type="float" office:value="1.00000000000018" calcext:value-type="float">
            <text:p>1</text:p>
          </table:table-cell>
          <table:table-cell table:formula="of:=[.M75]-[.O75]" office:value-type="float" office:value="0.00000000000519762011208513" calcext:value-type="float">
            <text:p>5.20E-012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120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120 sec tol. 1e-14'.D4]" office:value-type="string" office:string-value="-0.6 km MOLA" calcext:value-type="string">
            <text:p>-0.6 km MOLA</text:p>
          </table:table-cell>
          <table:table-cell table:style-name="ce1" table:formula="of:=['After 120 sec tol. 1e-14'.E4]" office:value-type="string" office:string-value="TSI Order = " calcext:value-type="string">
            <text:p>TSI Order = </text:p>
          </table:table-cell>
          <table:table-cell table:style-name="ce1" table:formula="of:=['After 120 sec tol. 1e-14'.F4]" office:value-type="float" office:value="20" calcext:value-type="float">
            <text:p>20</text:p>
          </table:table-cell>
          <table:table-cell table:number-columns-repeated="8"/>
          <table:table-cell table:style-name="ce1" table:formula="of:=['After 120 sec tol. 1e-14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After 120 sec tol. 1e-14'.R4]" office:value-type="float" office:value="-0.1" calcext:value-type="float">
            <text:p>-0.1</text:p>
          </table:table-cell>
          <table:table-cell table:number-columns-repeated="2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120 sec tol. 1e-14'.C5]" office:value-type="string" office:string-value="Latitude = " calcext:value-type="string">
            <text:p>Latitude = </text:p>
          </table:table-cell>
          <table:table-cell table:style-name="ce1" table:formula="of:=['After 120 sec tol. 1e-14'.D5]" office:value-type="float" office:value="21" calcext:value-type="float">
            <text:p>21</text:p>
          </table:table-cell>
          <table:table-cell table:style-name="ce1" table:formula="of:=['After 120 sec tol. 1e-14'.E5]" office:value-type="string" office:string-value="Longitude = " calcext:value-type="string">
            <text:p>Longitude = </text:p>
          </table:table-cell>
          <table:table-cell table:style-name="ce1" table:formula="of:=['After 120 sec tol. 1e-14'.F5]" office:value-type="float" office:value="74.5" calcext:value-type="float">
            <text:p>74.5</text:p>
          </table:table-cell>
          <table:table-cell table:style-name="ce1" table:formula="of:=['After 120 sec tol. 1e-14'.G5]" office:value-type="string" office:string-value="FPA = " calcext:value-type="string">
            <text:p>FPA = </text:p>
          </table:table-cell>
          <table:table-cell table:style-name="ce1" table:formula="of:=['After 120 sec tol. 1e-14'.H5]" office:value-type="float" office:value="89" calcext:value-type="float">
            <text:p>89</text:p>
          </table:table-cell>
          <table:table-cell table:style-name="ce1" table:formula="of:=['After 120 sec tol. 1e-14'.I5]" office:value-type="string" office:string-value="Azimuth = " calcext:value-type="string">
            <text:p>Azimuth = </text:p>
          </table:table-cell>
          <table:table-cell table:style-name="ce1" table:formula="of:=['After 120 sec tol. 1e-14'.J5]" office:value-type="float" office:value="90" calcext:value-type="float">
            <text:p>90</text:p>
          </table:table-cell>
          <table:table-cell table:style-name="ce1" table:formula="of:=['After 120 sec tol. 1e-14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120 sec tol. 1e-14'.M5]" office:value-type="float" office:value="0.00001" calcext:value-type="float">
            <text:p>0.00001</text:p>
          </table:table-cell>
          <table:table-cell/>
          <table:table-cell table:style-name="ce1" table:formula="of:=['After 120 sec tol. 1e-14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After 120 sec tol. 1e-14'.R5]" office:value-type="float" office:value="-0.1" calcext:value-type="float">
            <text:p>-0.1</text:p>
          </table:table-cell>
          <table:table-cell table:number-columns-repeated="2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120 sec tol. 1e-14'.D6]" office:value-type="float" office:value="120" calcext:value-type="float">
            <text:p>12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906.571610332363" calcext:value-type="float">
            <text:p>906.5716103324</text:p>
          </table:table-cell>
          <table:table-cell/>
          <table:table-cell table:style-name="ce4" table:formula="of:=['After 120 sec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906.571610332363" calcext:value-type="float">
            <text:p>906.571610332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906.571610332366" calcext:value-type="float">
            <text:p>906.5716103324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906.571610332366" calcext:value-type="float">
            <text:p>-9.07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08.58209620486" calcext:value-type="float">
            <text:p>3108.5820962049</text:p>
          </table:table-cell>
          <table:table-cell/>
          <table:table-cell table:style-name="ce4" table:formula="of:=['After 120 sec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08.58209620486" calcext:value-type="float">
            <text:p>3108.582096204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08.58209620483" calcext:value-type="float">
            <text:p>3108.5820962048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08.58209620483" calcext:value-type="float">
            <text:p>-3.11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446.77339917998" calcext:value-type="float">
            <text:p>1446.77339918</text:p>
          </table:table-cell>
          <table:table-cell/>
          <table:table-cell table:style-name="ce4" table:formula="of:=['After 120 sec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446.77339917998" calcext:value-type="float">
            <text:p>1446.7733991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446.77339918" calcext:value-type="float">
            <text:p>1446.77339918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446.77339918" calcext:value-type="float">
            <text:p>-1.45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99690391511124" calcext:value-type="float">
            <text:p>1.9969039151</text:p>
          </table:table-cell>
          <table:table-cell/>
          <table:table-cell table:style-name="ce4" table:formula="of:=['After 120 sec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99690391511124" calcext:value-type="float">
            <text:p>1.996903915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9969039151113" calcext:value-type="float">
            <text:p>1.9969039151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9969039151113" calcext:value-type="float">
            <text:p>-2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930991180969213" calcext:value-type="float">
            <text:p>0.930991181</text:p>
          </table:table-cell>
          <table:table-cell/>
          <table:table-cell table:style-name="ce4" table:formula="of:=['After 120 sec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.930991180969213" calcext:value-type="float">
            <text:p>0.93099118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93099118096866" calcext:value-type="float">
            <text:p>0.930991181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0.93099118096866" calcext:value-type="float">
            <text:p>-9.31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5.80739018670859" calcext:value-type="float">
            <text:p>5.8073901867</text:p>
          </table:table-cell>
          <table:table-cell/>
          <table:table-cell table:style-name="ce4" table:formula="of:=['After 120 sec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5.80739018670859" calcext:value-type="float">
            <text:p>5.807390186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5.807390186709" calcext:value-type="float">
            <text:p>5.8073901867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5.807390186709" calcext:value-type="float">
            <text:p>-5.8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9.635571681693" calcext:value-type="float">
            <text:p>29.6355716817</text:p>
          </table:table-cell>
          <table:table-cell/>
          <table:table-cell table:style-name="ce4" table:formula="of:=['After 120 sec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9.635571681693" calcext:value-type="float">
            <text:p>29.635571681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9.6355716816927" calcext:value-type="float">
            <text:p>29.635571681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9.6355716816927" calcext:value-type="float">
            <text:p>-2.96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120 sec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46" calcext:value-type="float">
            <text:p>46</text:p>
          </table:table-cell>
          <table:table-cell/>
          <table:table-cell table:style-name="ce1" table:formula="of:=['After 120 sec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5" calcext:value-type="float">
            <text:p>0.05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6.571610332363" calcext:value-type="float">
            <text:p>906.5716103324</text:p>
          </table:table-cell>
          <table:table-cell/>
          <table:table-cell table:style-name="ce3" office:value-type="float" office:value="906.571610332366" calcext:value-type="float">
            <text:p>906.5716103324</text:p>
          </table:table-cell>
          <table:table-cell/>
          <table:table-cell table:style-name="ce3" office:value-type="float" office:value="0.999999999999997" calcext:value-type="float">
            <text:p>1</text:p>
          </table:table-cell>
          <table:table-cell table:style-name="ce3" office:value-type="float" office:value="-0.00000000000238742359215394" calcext:value-type="float">
            <text:p>-2.38742359215394E-0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906.571130470599" calcext:value-type="float">
            <text:p>906.5711304706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906.571130470599" calcext:value-type="float">
            <text:p>-9.07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08.58209620486" calcext:value-type="float">
            <text:p>3108.5820962049</text:p>
          </table:table-cell>
          <table:table-cell/>
          <table:table-cell table:style-name="ce3" office:value-type="float" office:value="3108.58209620483" calcext:value-type="float">
            <text:p>3108.5820962048</text:p>
          </table:table-cell>
          <table:table-cell/>
          <table:table-cell table:style-name="ce3" office:value-type="float" office:value="1.00000000000001" calcext:value-type="float">
            <text:p>1</text:p>
          </table:table-cell>
          <table:table-cell table:style-name="ce3" office:value-type="float" office:value="0.0000000000250111042987555" calcext:value-type="float">
            <text:p>2.50111042987555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08.58206508872" calcext:value-type="float">
            <text:p>3108.5820650887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08.58206508872" calcext:value-type="float">
            <text:p>-3.11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446.77339917998" calcext:value-type="float">
            <text:p>1446.77339918</text:p>
          </table:table-cell>
          <table:table-cell/>
          <table:table-cell table:style-name="ce3" office:value-type="float" office:value="1446.77339918" calcext:value-type="float">
            <text:p>1446.77339918</text:p>
          </table:table-cell>
          <table:table-cell/>
          <table:table-cell table:style-name="ce3" office:value-type="float" office:value="0.999999999999986" calcext:value-type="float">
            <text:p>1</text:p>
          </table:table-cell>
          <table:table-cell table:style-name="ce3" office:value-type="float" office:value="-0.0000000000197815097635612" calcext:value-type="float">
            <text:p>-1.97815097635612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446.77359118686" calcext:value-type="float">
            <text:p>1446.7735911869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446.77359118686" calcext:value-type="float">
            <text:p>-1.45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99690391511124" calcext:value-type="float">
            <text:p>1.9969039151</text:p>
          </table:table-cell>
          <table:table-cell/>
          <table:table-cell table:style-name="ce3" office:value-type="float" office:value="1.9969039151113" calcext:value-type="float">
            <text:p>1.9969039151</text:p>
          </table:table-cell>
          <table:table-cell/>
          <table:table-cell table:style-name="ce3" office:value-type="float" office:value="0.999999999999968" calcext:value-type="float">
            <text:p>1</text:p>
          </table:table-cell>
          <table:table-cell table:style-name="ce3" office:value-type="float" office:value="-0.0000000000000648370246381091" calcext:value-type="float">
            <text:p>-6.48370246381091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99689145898806" calcext:value-type="float">
            <text:p>1.996891459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99689145898806" calcext:value-type="float">
            <text:p>-2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930991180969213" calcext:value-type="float">
            <text:p>0.930991181</text:p>
          </table:table-cell>
          <table:table-cell/>
          <table:table-cell table:style-name="ce3" office:value-type="float" office:value="0.93099118096866" calcext:value-type="float">
            <text:p>0.930991181</text:p>
          </table:table-cell>
          <table:table-cell/>
          <table:table-cell table:style-name="ce3" office:value-type="float" office:value="1.00000000000059" calcext:value-type="float">
            <text:p>1</text:p>
          </table:table-cell>
          <table:table-cell table:style-name="ce3" office:value-type="float" office:value="0.000000000000553446177775641" calcext:value-type="float">
            <text:p>5.53446177775641E-0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.930990292522208" calcext:value-type="float">
            <text:p>0.9309902925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0.930990292522208" calcext:value-type="float">
            <text:p>-9.31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5.80739018670859" calcext:value-type="float">
            <text:p>5.8073901867</text:p>
          </table:table-cell>
          <table:table-cell/>
          <table:table-cell table:style-name="ce3" office:value-type="float" office:value="5.807390186709" calcext:value-type="float">
            <text:p>5.8073901867</text:p>
          </table:table-cell>
          <table:table-cell/>
          <table:table-cell table:style-name="ce3" office:value-type="float" office:value="0.99999999999993" calcext:value-type="float">
            <text:p>1</text:p>
          </table:table-cell>
          <table:table-cell table:style-name="ce3" office:value-type="float" office:value="-0.000000000000408562073062058" calcext:value-type="float">
            <text:p>-4.08562073062058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5.80739519892006" calcext:value-type="float">
            <text:p>5.8073951989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5.80739519892006" calcext:value-type="float">
            <text:p>-5.8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3" calcext:value-type="float">
            <text:p>29.6355716817</text:p>
          </table:table-cell>
          <table:table-cell/>
          <table:table-cell table:style-name="ce3" office:value-type="float" office:value="29.6355716816927" calcext:value-type="float">
            <text:p>29.6355716817</text:p>
          </table:table-cell>
          <table:table-cell/>
          <table:table-cell table:style-name="ce3" office:value-type="float" office:value="1.00000000000001" calcext:value-type="float">
            <text:p>1</text:p>
          </table:table-cell>
          <table:table-cell table:style-name="ce3" office:value-type="float" office:value="0.000000000000305533376376843" calcext:value-type="float">
            <text:p>3.05533376376843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9.6355716816914" calcext:value-type="float">
            <text:p>29.6355716817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9.6355716816914" calcext:value-type="float">
            <text:p>-2.96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81" calcext:value-type="float">
            <text:p>8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6" calcext:value-type="float">
            <text:p>0.06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6.571610332363" calcext:value-type="float">
            <text:p>906.5716103324</text:p>
          </table:table-cell>
          <table:table-cell/>
          <table:table-cell table:style-name="ce3" office:value-type="float" office:value="906.571130470599" calcext:value-type="float">
            <text:p>906.5711304706</text:p>
          </table:table-cell>
          <table:table-cell/>
          <table:table-cell table:style-name="ce3" office:value-type="float" office:value="1.00000052931507" calcext:value-type="float">
            <text:p>1.0000005293</text:p>
          </table:table-cell>
          <table:table-cell table:style-name="ce3" office:value-type="float" office:value="0.00047986176446102" calcext:value-type="float">
            <text:p>0.000479861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906.571130470599" calcext:value-type="float">
            <text:p>906.5711304706</text:p>
          </table:table-cell>
          <table:table-cell/>
          <table:table-cell table:style-name="ce4" table:formula="of:=[.F21]" office:value-type="float" office:value="906.571610332366" calcext:value-type="float">
            <text:p>906.5716103324</text:p>
          </table:table-cell>
          <table:table-cell/>
          <table:table-cell table:formula="of:=[.M33]/[.O33]" office:value-type="float" office:value="0.999999470685204" calcext:value-type="float">
            <text:p>0.9999994707</text:p>
          </table:table-cell>
          <table:table-cell table:formula="of:=[.M33]-[.O33]" office:value-type="float" office:value="-0.000479861767075818" calcext:value-type="float">
            <text:p>-4.80E-0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08.58209620486" calcext:value-type="float">
            <text:p>3108.5820962049</text:p>
          </table:table-cell>
          <table:table-cell/>
          <table:table-cell table:style-name="ce3" office:value-type="float" office:value="3108.58206508872" calcext:value-type="float">
            <text:p>3108.5820650887</text:p>
          </table:table-cell>
          <table:table-cell/>
          <table:table-cell table:style-name="ce3" office:value-type="float" office:value="1.00000001000975" calcext:value-type="float">
            <text:p>1.00000001</text:p>
          </table:table-cell>
          <table:table-cell table:style-name="ce3" office:value-type="float" office:value="0.0000311161343233834" calcext:value-type="float">
            <text:p>3.11161343233834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08.58206508872" calcext:value-type="float">
            <text:p>3108.5820650887</text:p>
          </table:table-cell>
          <table:table-cell/>
          <table:table-cell table:style-name="ce4" table:formula="of:=[.F22]" office:value-type="float" office:value="3108.58209620483" calcext:value-type="float">
            <text:p>3108.5820962048</text:p>
          </table:table-cell>
          <table:table-cell/>
          <table:table-cell table:formula="of:=[.M34]/[.O34]" office:value-type="float" office:value="0.999999989990256" calcext:value-type="float">
            <text:p>0.99999999</text:p>
          </table:table-cell>
          <table:table-cell table:formula="of:=[.M34]-[.O34]" office:value-type="float" office:value="-0.0000311161102217738" calcext:value-type="float">
            <text:p>-3.11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446.77339917998" calcext:value-type="float">
            <text:p>1446.77339918</text:p>
          </table:table-cell>
          <table:table-cell/>
          <table:table-cell table:style-name="ce3" office:value-type="float" office:value="1446.77359118686" calcext:value-type="float">
            <text:p>1446.7735911869</text:p>
          </table:table-cell>
          <table:table-cell/>
          <table:table-cell table:style-name="ce3" office:value-type="float" office:value="0.999999867286163" calcext:value-type="float">
            <text:p>0.9999998673</text:p>
          </table:table-cell>
          <table:table-cell table:style-name="ce3" office:value-type="float" office:value="-0.000192006874613071" calcext:value-type="float">
            <text:p>-0.000192006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446.77359118686" calcext:value-type="float">
            <text:p>1446.7735911869</text:p>
          </table:table-cell>
          <table:table-cell/>
          <table:table-cell table:style-name="ce4" table:formula="of:=[.F23]" office:value-type="float" office:value="1446.77339918" calcext:value-type="float">
            <text:p>1446.77339918</text:p>
          </table:table-cell>
          <table:table-cell/>
          <table:table-cell table:formula="of:=[.M35]/[.O35]" office:value-type="float" office:value="1.00000013271384" calcext:value-type="float">
            <text:p>1.0000001327</text:p>
          </table:table-cell>
          <table:table-cell table:formula="of:=[.M35]-[.O35]" office:value-type="float" office:value="0.000192006859833782" calcext:value-type="float">
            <text:p>1.92E-0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99690391511124" calcext:value-type="float">
            <text:p>1.9969039151</text:p>
          </table:table-cell>
          <table:table-cell/>
          <table:table-cell table:style-name="ce3" office:value-type="float" office:value="1.99689145898806" calcext:value-type="float">
            <text:p>1.996891459</text:p>
          </table:table-cell>
          <table:table-cell/>
          <table:table-cell table:style-name="ce3" office:value-type="float" office:value="1.00000623775675" calcext:value-type="float">
            <text:p>1.0000062378</text:p>
          </table:table-cell>
          <table:table-cell table:style-name="ce3" office:value-type="float" office:value="0.000012456123181126" calcext:value-type="float">
            <text:p>1.2456123181126E-00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99689145898806" calcext:value-type="float">
            <text:p>1.996891459</text:p>
          </table:table-cell>
          <table:table-cell/>
          <table:table-cell table:style-name="ce4" table:formula="of:=[.F24]" office:value-type="float" office:value="1.9969039151113" calcext:value-type="float">
            <text:p>1.9969039151</text:p>
          </table:table-cell>
          <table:table-cell/>
          <table:table-cell table:formula="of:=[.M36]/[.O36]" office:value-type="float" office:value="0.999993762282128" calcext:value-type="float">
            <text:p>0.9999937623</text:p>
          </table:table-cell>
          <table:table-cell table:formula="of:=[.M36]-[.O36]" office:value-type="float" office:value="-0.0000124561232401899" calcext:value-type="float">
            <text:p>-1.25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930991180969213" calcext:value-type="float">
            <text:p>0.930991181</text:p>
          </table:table-cell>
          <table:table-cell/>
          <table:table-cell table:style-name="ce3" office:value-type="float" office:value="0.930990292522208" calcext:value-type="float">
            <text:p>0.9309902925</text:p>
          </table:table-cell>
          <table:table-cell/>
          <table:table-cell table:style-name="ce3" office:value-type="float" office:value="1.00000095430319" calcext:value-type="float">
            <text:p>1.0000009543</text:p>
          </table:table-cell>
          <table:table-cell table:style-name="ce3" office:value-type="float" office:value="0.000000888447005076287" calcext:value-type="float">
            <text:p>8.88447005076287E-0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930990292522208" calcext:value-type="float">
            <text:p>0.9309902925</text:p>
          </table:table-cell>
          <table:table-cell/>
          <table:table-cell table:style-name="ce4" table:formula="of:=[.F25]" office:value-type="float" office:value="0.93099118096866" calcext:value-type="float">
            <text:p>0.930991181</text:p>
          </table:table-cell>
          <table:table-cell/>
          <table:table-cell table:formula="of:=[.M37]/[.O37]" office:value-type="float" office:value="0.999999045698316" calcext:value-type="float">
            <text:p>0.9999990457</text:p>
          </table:table-cell>
          <table:table-cell table:formula="of:=[.M37]-[.O37]" office:value-type="float" office:value="-0.000000888446451852154" calcext:value-type="float">
            <text:p>-8.88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5.80739018670859" calcext:value-type="float">
            <text:p>5.8073901867</text:p>
          </table:table-cell>
          <table:table-cell/>
          <table:table-cell table:style-name="ce3" office:value-type="float" office:value="5.80739519892006" calcext:value-type="float">
            <text:p>5.8073951989</text:p>
          </table:table-cell>
          <table:table-cell/>
          <table:table-cell table:style-name="ce3" office:value-type="float" office:value="0.999999136926058" calcext:value-type="float">
            <text:p>0.9999991369</text:p>
          </table:table-cell>
          <table:table-cell table:style-name="ce3" office:value-type="float" office:value="-0.00000501221146542719" calcext:value-type="float">
            <text:p>-5.01221146542719E-00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5.80739519892006" calcext:value-type="float">
            <text:p>5.8073951989</text:p>
          </table:table-cell>
          <table:table-cell/>
          <table:table-cell table:style-name="ce4" table:formula="of:=[.F26]" office:value-type="float" office:value="5.807390186709" calcext:value-type="float">
            <text:p>5.8073901867</text:p>
          </table:table-cell>
          <table:table-cell/>
          <table:table-cell table:formula="of:=[.M38]/[.O38]" office:value-type="float" office:value="1.00000086307462" calcext:value-type="float">
            <text:p>1.0000008631</text:p>
          </table:table-cell>
          <table:table-cell table:formula="of:=[.M38]-[.O38]" office:value-type="float" office:value="0.00000501221105952965" calcext:value-type="float">
            <text:p>5.01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3" calcext:value-type="float">
            <text:p>29.6355716817</text:p>
          </table:table-cell>
          <table:table-cell/>
          <table:table-cell table:style-name="ce3" office:value-type="float" office:value="29.6355716816914" calcext:value-type="float">
            <text:p>29.6355716817</text:p>
          </table:table-cell>
          <table:table-cell/>
          <table:table-cell table:style-name="ce3" office:value-type="float" office:value="1.00000000000006" calcext:value-type="float">
            <text:p>1</text:p>
          </table:table-cell>
          <table:table-cell table:style-name="ce3" office:value-type="float" office:value="0.00000000000164845914696343" calcext:value-type="float">
            <text:p>1.64845914696343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9.6355716816914" calcext:value-type="float">
            <text:p>29.6355716817</text:p>
          </table:table-cell>
          <table:table-cell/>
          <table:table-cell table:style-name="ce4" table:formula="of:=[.F27]" office:value-type="float" office:value="29.6355716816927" calcext:value-type="float">
            <text:p>29.6355716817</text:p>
          </table:table-cell>
          <table:table-cell/>
          <table:table-cell table:formula="of:=[.M39]/[.O39]" office:value-type="float" office:value="0.999999999999956" calcext:value-type="float">
            <text:p>1</text:p>
          </table:table-cell>
          <table:table-cell table:formula="of:=[.M39]-[.O39]" office:value-type="float" office:value="-0.00000000000130029320644098" calcext:value-type="float">
            <text:p>-1.30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610" calcext:value-type="float">
            <text:p>2610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38" calcext:value-type="float">
            <text:p>0.38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6.571610332363" calcext:value-type="float">
            <text:p>906.571610332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08.58209620486" calcext:value-type="float">
            <text:p>3108.582096204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446.77339917998" calcext:value-type="float">
            <text:p>1446.7733991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99690391511124" calcext:value-type="float">
            <text:p>1.996903915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930991180969213" calcext:value-type="float">
            <text:p>0.93099118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5.80739018670859" calcext:value-type="float">
            <text:p>5.807390186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3" calcext:value-type="float">
            <text:p>29.63557168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906.571130470599" calcext:value-type="float">
            <text:p>906.5711304706</text:p>
          </table:table-cell>
          <table:table-cell/>
          <table:table-cell table:formula="of:=[.M57]/[.O57]" office:value-type="float" office:value="0" calcext:value-type="float">
            <text:p>0</text:p>
          </table:table-cell>
          <table:table-cell table:formula="of:=[.M57]-[.O57]" office:value-type="float" office:value="-906.571130470599" calcext:value-type="float">
            <text:p>-9.07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08.58206508872" calcext:value-type="float">
            <text:p>3108.5820650887</text:p>
          </table:table-cell>
          <table:table-cell/>
          <table:table-cell table:formula="of:=[.M58]/[.O58]" office:value-type="float" office:value="0" calcext:value-type="float">
            <text:p>0</text:p>
          </table:table-cell>
          <table:table-cell table:formula="of:=[.M58]-[.O58]" office:value-type="float" office:value="-3108.58206508872" calcext:value-type="float">
            <text:p>-3.11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446.77359118686" calcext:value-type="float">
            <text:p>1446.7735911869</text:p>
          </table:table-cell>
          <table:table-cell/>
          <table:table-cell table:formula="of:=[.M59]/[.O59]" office:value-type="float" office:value="0" calcext:value-type="float">
            <text:p>0</text:p>
          </table:table-cell>
          <table:table-cell table:formula="of:=[.M59]-[.O59]" office:value-type="float" office:value="-1446.77359118686" calcext:value-type="float">
            <text:p>-1.45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99689145898806" calcext:value-type="float">
            <text:p>1.996891459</text:p>
          </table:table-cell>
          <table:table-cell/>
          <table:table-cell table:formula="of:=[.M60]/[.O60]" office:value-type="float" office:value="0" calcext:value-type="float">
            <text:p>0</text:p>
          </table:table-cell>
          <table:table-cell table:formula="of:=[.M60]-[.O60]" office:value-type="float" office:value="-1.99689145898806" calcext:value-type="float">
            <text:p>-2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.930990292522208" calcext:value-type="float">
            <text:p>0.9309902925</text:p>
          </table:table-cell>
          <table:table-cell/>
          <table:table-cell table:formula="of:=[.M61]/[.O61]" office:value-type="float" office:value="0" calcext:value-type="float">
            <text:p>0</text:p>
          </table:table-cell>
          <table:table-cell table:formula="of:=[.M61]-[.O61]" office:value-type="float" office:value="-0.930990292522208" calcext:value-type="float">
            <text:p>-9.31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5.80739519892006" calcext:value-type="float">
            <text:p>5.8073951989</text:p>
          </table:table-cell>
          <table:table-cell/>
          <table:table-cell table:formula="of:=[.M62]/[.O62]" office:value-type="float" office:value="0" calcext:value-type="float">
            <text:p>0</text:p>
          </table:table-cell>
          <table:table-cell table:formula="of:=[.M62]-[.O62]" office:value-type="float" office:value="-5.80739519892006" calcext:value-type="float">
            <text:p>-5.81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9.6355716816914" calcext:value-type="float">
            <text:p>29.6355716817</text:p>
          </table:table-cell>
          <table:table-cell/>
          <table:table-cell table:formula="of:=[.M63]/[.O63]" office:value-type="float" office:value="0" calcext:value-type="float">
            <text:p>0</text:p>
          </table:table-cell>
          <table:table-cell table:formula="of:=[.M63]-[.O63]" office:value-type="float" office:value="-29.6355716816914" calcext:value-type="float">
            <text:p>-2.96E+001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906.571610332366" calcext:value-type="float">
            <text:p>906.5716103324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906.571610332366" calcext:value-type="float">
            <text:p>-9.07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08.58209620483" calcext:value-type="float">
            <text:p>3108.5820962048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108.58209620483" calcext:value-type="float">
            <text:p>-3.11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446.77339918" calcext:value-type="float">
            <text:p>1446.77339918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1446.77339918" calcext:value-type="float">
            <text:p>-1.45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9969039151113" calcext:value-type="float">
            <text:p>1.9969039151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1.9969039151113" calcext:value-type="float">
            <text:p>-2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93099118096866" calcext:value-type="float">
            <text:p>0.930991181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0.93099118096866" calcext:value-type="float">
            <text:p>-9.31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5.807390186709" calcext:value-type="float">
            <text:p>5.8073901867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5.807390186709" calcext:value-type="float">
            <text:p>-5.81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9.6355716816927" calcext:value-type="float">
            <text:p>29.6355716817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9.6355716816927" calcext:value-type="float">
            <text:p>-2.96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 style:data-style-name="N2" text:time-value="09:50:49.6429361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8-29T17:40:33.054456298</dc:date>
    <dc:creator>Stacha Petrovic</dc:creator>
    <meta:editing-duration>P65DT3H1M2S</meta:editing-duration>
    <meta:editing-cycles>1145</meta:editing-cycles>
    <meta:document-statistic meta:table-count="8" meta:cell-count="3394" meta:object-count="0"/>
    <meta:user-defined meta:name="qrichtext">1</meta:user-defined>
  </office:meta>
</office:document-meta>
</file>